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33.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7.92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43.57mm"/>
    </style:style>
    <style:style style:name="co7" style:family="table-column">
      <style:table-column-properties fo:break-before="auto" style:column-width="28.36mm"/>
    </style:style>
    <style:style style:name="co8" style:family="table-column">
      <style:table-column-properties fo:break-before="auto" style:column-width="45.28mm"/>
    </style:style>
    <style:style style:name="co9" style:family="table-column">
      <style:table-column-properties fo:break-before="auto" style:column-width="44.98mm"/>
    </style:style>
    <style:style style:name="co10" style:family="table-column">
      <style:table-column-properties fo:break-before="auto" style:column-width="32.37mm"/>
    </style:style>
    <style:style style:name="co11" style:family="table-column">
      <style:table-column-properties fo:break-before="auto" style:column-width="36.39mm"/>
    </style:style>
    <style:style style:name="co12" style:family="table-column">
      <style:table-column-properties fo:break-before="auto" style:column-width="43.27mm"/>
    </style:style>
    <style:style style:name="co13" style:family="table-column">
      <style:table-column-properties fo:break-before="auto" style:column-width="51.01mm"/>
    </style:style>
    <style:style style:name="co14" style:family="table-column">
      <style:table-column-properties fo:break-before="auto" style:column-width="44.11mm"/>
    </style:style>
    <style:style style:name="co15" style:family="table-column">
      <style:table-column-properties fo:break-before="auto" style:column-width="57.73mm"/>
    </style:style>
    <style:style style:name="co16" style:family="table-column">
      <style:table-column-properties fo:break-before="auto" style:column-width="41.38mm"/>
    </style:style>
    <style:style style:name="co17" style:family="table-column">
      <style:table-column-properties fo:break-before="auto" style:column-width="37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06mm" fo:break-before="auto" style:use-optimal-row-height="false"/>
    </style:style>
    <style:style style:name="ro3" style:family="table-row">
      <style:table-row-properties style:row-height="11.89mm" fo:break-before="auto" style:use-optimal-row-height="false"/>
    </style:style>
    <style:style style:name="ro4" style:family="table-row">
      <style:table-row-properties style:row-height="6.12mm" fo:break-before="auto" style:use-optimal-row-height="true"/>
    </style:style>
    <style:style style:name="ro5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1.25pt solid #000000" fo:border-left="1.25pt solid #000000" fo:border-right="none" fo:border-top="1.25pt solid #000000"/>
    </style:style>
    <style:style style:name="ce4" style:family="table-cell" style:parent-style-name="Default">
      <style:table-cell-properties fo:border-bottom="1.76pt solid #000000" fo:border-left="1.76pt solid #000000" fo:border-right="none" fo:border-top="1.76pt solid #000000"/>
    </style:style>
    <style:style style:name="ce5" style:family="table-cell" style:parent-style-name="Default">
      <style:table-cell-properties fo:border-bottom="none" fo:border-left="1.76pt solid #000000" fo:border-right="none" fo:border-top="none"/>
    </style:style>
    <style:style style:name="ce6" style:family="table-cell" style:parent-style-name="Default">
      <style:table-cell-properties fo:border-bottom="1.76pt solid #000000" fo:border-left="1.76pt solid #000000" fo:border-right="none" fo:border-top="none"/>
    </style:style>
    <style:style style:name="ce7" style:family="table-cell" style:parent-style-name="Default">
      <style:table-cell-properties fo:border-bottom="1.25pt solid #000000" fo:border-left="none" fo:border-right="1.25pt solid #000000" fo:border-top="1.25pt solid #000000"/>
    </style:style>
    <style:style style:name="ce8" style:family="table-cell" style:parent-style-name="Default">
      <style:table-cell-properties fo:border-bottom="1.76pt solid #000000" fo:border-left="none" fo:border-right="1.76pt solid #000000" fo:border-top="1.76pt solid #000000"/>
    </style:style>
    <style:style style:name="ce9" style:family="table-cell" style:parent-style-name="Default">
      <style:table-cell-properties fo:border-bottom="none" fo:border-left="none" fo:border-right="1.76pt solid #000000" fo:border-top="none"/>
    </style:style>
    <style:style style:name="ce10" style:family="table-cell" style:parent-style-name="Default">
      <style:table-cell-properties fo:border-bottom="1.76pt solid #000000" fo:border-left="none" fo:border-right="1.76pt solid #000000" fo:border-top="none"/>
    </style:style>
    <style:style style:name="ce11" style:family="table-cell" style:parent-style-name="Default">
      <style:table-cell-properties fo:border-bottom="none" fo:border-left="1.76pt solid #000000" fo:border-right="none" fo:border-top="1.76pt solid #000000"/>
    </style:style>
    <style:style style:name="ce12" style:family="table-cell" style:parent-style-name="Default">
      <style:table-cell-properties fo:border-bottom="none" fo:border-left="none" fo:border-right="1.76pt solid #000000" fo:border-top="1.76pt solid #000000"/>
    </style:style>
    <style:style style:name="ce13" style:family="table-cell" style:parent-style-name="Default"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none" fo:background-color="#99ff66" fo:border-left="2.01pt solid #000000" fo:border-right="none" fo:border-top="2.01pt solid #000000"/>
    </style:style>
    <style:style style:name="ce15" style:family="table-cell" style:parent-style-name="Default">
      <style:table-cell-properties fo:border-bottom="2.01pt solid #000000" fo:background-color="#99ff66" fo:border-left="2.01pt solid #000000" fo:border-right="none" fo:border-top="none"/>
    </style:style>
    <style:style style:name="ce16" style:family="table-cell" style:parent-style-name="Default">
      <style:table-cell-properties fo:border-bottom="none" fo:background-color="#99ff66" fo:border-left="2.01pt solid #000000" fo:border-right="2.01pt solid #000000" fo:border-top="2.01pt solid #000000"/>
    </style:style>
    <style:style style:name="ce17" style:family="table-cell" style:parent-style-name="Default">
      <style:table-cell-properties fo:border-bottom="none" fo:background-color="#99ff66" fo:border-left="2.01pt solid #000000" fo:border-right="2.01pt solid #000000" fo:border-top="none"/>
    </style:style>
    <style:style style:name="ce18" style:family="table-cell" style:parent-style-name="Default">
      <style:table-cell-properties fo:border-bottom="2.01pt solid #000000" fo:background-color="#99ff66" fo:border-left="2.01pt solid #000000" fo:border-right="2.01pt solid #000000" fo:border-top="none"/>
    </style:style>
    <style:style style:name="ce19" style:family="table-cell" style:parent-style-name="Default">
      <style:table-cell-properties fo:border-bottom="none" fo:border-left="1.5pt solid #000000" fo:border-right="none" fo:border-top="1.5pt solid #000000"/>
    </style:style>
    <style:style style:name="ce20" style:family="table-cell" style:parent-style-name="Default">
      <style:table-cell-properties fo:border-bottom="none" fo:border-left="1.5pt solid #000000" fo:border-right="none" fo:border-top="none"/>
    </style:style>
    <style:style style:name="ce21" style:family="table-cell" style:parent-style-name="Default">
      <style:table-cell-properties fo:border-bottom="1.5pt solid #000000" fo:border-left="1.5pt solid #000000" fo:border-right="none" fo:border-top="none"/>
    </style:style>
    <style:style style:name="ce22" style:family="table-cell" style:parent-style-name="Default">
      <style:table-cell-properties fo:border-bottom="none" fo:background-color="#99ff66" fo:border-left="none" fo:border-right="none" fo:border-top="2.01pt solid #000000"/>
    </style:style>
    <style:style style:name="ce23" style:family="table-cell" style:parent-style-name="Default">
      <style:table-cell-properties fo:border-bottom="2.01pt solid #000000" fo:background-color="#99ff66" fo:border-left="none" fo:border-right="none" fo:border-top="none"/>
    </style:style>
    <style:style style:name="ce24" style:family="table-cell" style:parent-style-name="Default">
      <style:table-cell-properties fo:border-bottom="none" fo:border-left="none" fo:border-right="none" fo:border-top="1.5pt solid #000000"/>
    </style:style>
    <style:style style:name="ce25" style:family="table-cell" style:parent-style-name="Default">
      <style:table-cell-properties fo:border-bottom="1.5pt solid #000000" fo:border-left="none" fo:border-right="none" fo:border-top="none"/>
    </style:style>
    <style:style style:name="ce26" style:family="table-cell" style:parent-style-name="Default">
      <style:table-cell-properties fo:border-bottom="none" fo:background-color="#99ff66" fo:border-left="none" fo:border-right="2.01pt solid #000000" fo:border-top="2.01pt solid #000000"/>
    </style:style>
    <style:style style:name="ce27" style:family="table-cell" style:parent-style-name="Default">
      <style:table-cell-properties fo:border-bottom="2.01pt solid #000000" fo:background-color="#99ff66" fo:border-left="none" fo:border-right="2.01pt solid #000000" fo:border-top="none"/>
    </style:style>
    <style:style style:name="ce28" style:family="table-cell" style:parent-style-name="Default">
      <style:table-cell-properties fo:border-bottom="none" fo:background-color="#99ff66" fo:border-left="2.49pt solid #000000" fo:border-right="2.49pt solid #000000" fo:border-top="2.49pt solid #000000"/>
    </style:style>
    <style:style style:name="ce29" style:family="table-cell" style:parent-style-name="Default">
      <style:table-cell-properties fo:border-bottom="none" fo:background-color="#99ff66" fo:border-left="2.49pt solid #000000" fo:border-right="2.49pt solid #000000" fo:border-top="none"/>
    </style:style>
    <style:style style:name="ce30" style:family="table-cell" style:parent-style-name="Default">
      <style:table-cell-properties fo:border-bottom="2.49pt solid #000000" fo:background-color="#99ff66" fo:border-left="2.49pt solid #000000" fo:border-right="2.49pt solid #000000" fo:border-top="none"/>
    </style:style>
    <style:style style:name="ce31" style:family="table-cell" style:parent-style-name="Default">
      <style:table-cell-properties fo:border-bottom="2.01pt solid #000000" fo:background-color="#99ff66" fo:border-left="2.01pt solid #000000" fo:border-right="none" fo:border-top="2.01pt solid #000000"/>
    </style:style>
    <style:style style:name="ce32" style:family="table-cell" style:parent-style-name="Default">
      <style:table-cell-properties fo:border-bottom="none" fo:background-color="#99ff66" fo:border-left="2.01pt solid #000000" fo:border-right="none" fo:border-top="none"/>
    </style:style>
    <style:style style:name="ce33" style:family="table-cell" style:parent-style-name="Default">
      <style:table-cell-properties fo:border-bottom="none" fo:border-left="none" fo:border-right="1.5pt solid #000000" fo:border-top="1.5pt solid #000000"/>
    </style:style>
    <style:style style:name="ce34" style:family="table-cell" style:parent-style-name="Default">
      <style:table-cell-properties fo:border-bottom="none" fo:border-left="none" fo:border-right="1.5pt solid #000000" fo:border-top="none"/>
    </style:style>
    <style:style style:name="ce35" style:family="table-cell" style:parent-style-name="Default">
      <style:table-cell-properties fo:border-bottom="1.5pt solid #000000" fo:border-left="none" fo:border-right="1.5pt solid #000000" fo:border-top="none"/>
    </style:style>
    <style:style style:name="ce36" style:family="table-cell" style:parent-style-name="Default">
      <style:table-cell-properties fo:border-bottom="2.01pt solid #000000" fo:background-color="#99ff66" fo:border-left="none" fo:border-right="none" fo:border-top="2.01pt solid #000000"/>
    </style:style>
    <style:style style:name="ce37" style:family="table-cell" style:parent-style-name="Default">
      <style:table-cell-properties fo:border-bottom="2.01pt solid #000000" fo:background-color="#99ff66" fo:border-left="none" fo:border-right="2.01pt solid #000000" fo:border-top="2.01pt solid #000000"/>
    </style:style>
    <style:style style:name="ce38" style:family="table-cell" style:parent-style-name="Default">
      <style:table-cell-properties fo:border-bottom="none" fo:background-color="#99ff66" fo:border-left="none" fo:border-right="2.01pt solid #000000" fo:border-top="none"/>
    </style:style>
    <style:style style:name="ce39" style:family="table-cell" style:parent-style-name="Default">
      <style:table-cell-properties fo:border-bottom="2.01pt solid #000000" fo:background-color="#99ff66" fo:wrap-option="wrap" fo:border-left="none" fo:border-right="2.01pt solid #000000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background-color="#99ff66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4.05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9.37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onnées_QUCS" table:style-name="ta1">
        <table:table-column table:style-name="co1" table:default-cell-style-name="ce5"/>
        <table:table-column table:style-name="co2" table:default-cell-style-name="ce9"/>
        <table:table-column table:style-name="co3" table:default-cell-style-name="ce5"/>
        <table:table-column table:style-name="co3" table:default-cell-style-name="ce9"/>
        <table:table-column table:style-name="co3" table:number-columns-repeated="14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TENSION DE SORTIE DU DETECTEUR HF </text:p>
            <text:p>Simulation par Qucs (BAS70)</text:p>
          </table:table-cell>
          <table:covered-table-cell table:number-columns-repeated="3" table:style-name="Default"/>
          <table:covered-table-cell table:number-columns-repeated="14"/>
        </table:table-row>
        <table:table-row table:style-name="ro2">
          <table:covered-table-cell table:style-name="ce2"/>
          <table:covered-table-cell table:number-columns-repeated="3" table:style-name="Default"/>
          <table:covered-table-cell table:number-columns-repeated="14"/>
        </table:table-row>
        <table:table-row table:style-name="ro1"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3" office:value-type="string" calcext:value-type="string">
            <text:p>couplage (dB)</text:p>
          </table:table-cell>
          <table:table-cell table:style-name="ce7" office:value-type="float" office:value="30" calcext:value-type="float">
            <text:p>30</text:p>
          </table:table-cell>
          <table:table-cell table:style-name="ce11" office:value-type="string" calcext:value-type="string">
            <text:p>500MHz</text:p>
          </table:table-cell>
          <table:table-cell table:style-name="ce12"/>
          <table:table-cell office:value-type="string" calcext:value-type="string">
            <text:p>150MHz</text:p>
          </table:table-cell>
          <table:table-cell/>
          <table:table-cell office:value-type="string" calcext:value-type="string">
            <text:p>50MHz</text:p>
          </table:table-cell>
          <table:table-cell/>
          <table:table-cell office:value-type="string" calcext:value-type="string">
            <text:p>30MHz</text:p>
          </table:table-cell>
          <table:table-cell/>
          <table:table-cell office:value-type="string" calcext:value-type="string">
            <text:p>14MHz</text:p>
          </table:table-cell>
          <table:table-cell/>
          <table:table-cell office:value-type="string" calcext:value-type="string">
            <text:p>7MHz</text:p>
          </table:table-cell>
          <table:table-cell/>
          <table:table-cell office:value-type="string" calcext:value-type="string">
            <text:p>3,5MHz</text:p>
          </table:table-cell>
          <table:table-cell table:number-columns-repeated="3"/>
        </table:table-row>
        <table:table-row table:style-name="ro1">
          <table:table-cell table:style-name="ce4" office:value-type="string" calcext:value-type="string">
            <text:p>Pin coupleur (W)</text:p>
          </table:table-cell>
          <table:table-cell table:style-name="ce8" office:value-type="string" calcext:value-type="string">
            <text:p>Pin coupleur (dBm)</text:p>
          </table:table-cell>
          <table:table-cell table:style-name="ce6" office:value-type="string" calcext:value-type="string">
            <text:p>Pin détecteur</text:p>
          </table:table-cell>
          <table:table-cell table:style-name="ce10"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Vout</text:p>
          </table:table-cell>
          <table:table-cell table:number-columns-repeated="2"/>
        </table:table-row>
        <table:table-row table:style-name="ro1">
          <table:table-cell table:formula="of:=(10^([.B6]/10))/1000" office:value-type="float" office:value="0.0501187233627272" calcext:value-type="float">
            <office:annotation office:display="true" draw:style-name="gr1" draw:text-style-name="P2" svg:width="28.99mm" svg:height="16.05mm" svg:x="0.79mm" svg:y="4.57mm" draw:caption-point-x="33.77mm" draw:caption-point-y="28.65mm">
              <dc:date>2019-07-07T00:00:00</dc:date>
              <text:p text:style-name="P1">Pin_coupleur = Pin_détecteur + couplage</text:p>
            </office:annotation>
            <text:p>0,050118723362727</text:p>
          </table:table-cell>
          <table:table-cell table:formula="of:=[.C6]+[.$B$4]" office:value-type="float" office:value="17" calcext:value-type="float">
            <text:p>17</text:p>
          </table:table-cell>
          <table:table-cell office:value-type="float" office:value="-13" calcext:value-type="float">
            <office:annotation office:display="true" draw:style-name="gr2" draw:text-style-name="P2" svg:width="28.99mm" svg:height="11.37mm" svg:x="55.29mm" svg:y="5.36mm" draw:caption-point-x="35.15mm" draw:caption-point-y="27.86mm">
              <dc:date>2019-07-07T00:00:00</dc:date>
              <text:p text:style-name="P1">Relevé dans Qucs</text:p>
            </office:annotation>
            <text:p>-13</text:p>
          </table:table-cell>
          <table:table-cell table:formula="of:=130*10^(-6)" office:value-type="float" office:value="0.00013" calcext:value-type="float">
            <text:p>0,00013</text:p>
          </table:table-cell>
          <table:table-cell table:number-columns-repeated="14"/>
        </table:table-row>
        <table:table-row table:style-name="ro1">
          <table:table-cell table:formula="of:=(10^([.B7]/10))/1000" office:value-type="float" office:value="0.0630957344480193" calcext:value-type="float">
            <text:p>0,063095734448019</text:p>
          </table:table-cell>
          <table:table-cell table:formula="of:=[.C7]+[.$B$4]" office:value-type="float" office:value="18" calcext:value-type="float">
            <text:p>18</text:p>
          </table:table-cell>
          <table:table-cell office:value-type="float" office:value="-12" calcext:value-type="float">
            <text:p>-12</text:p>
          </table:table-cell>
          <table:table-cell table:formula="of:=200*10^(-6)" office:value-type="float" office:value="0.0002" calcext:value-type="float">
            <text:p>0,0002</text:p>
          </table:table-cell>
          <table:table-cell table:number-columns-repeated="14"/>
        </table:table-row>
        <table:table-row table:style-name="ro1">
          <table:table-cell table:formula="of:=(10^([.B8]/10))/1000" office:value-type="float" office:value="0.0794328234724281" calcext:value-type="float">
            <text:p>0,079432823472428</text:p>
          </table:table-cell>
          <table:table-cell table:formula="of:=[.C8]+[.$B$4]" office:value-type="float" office:value="19" calcext:value-type="float">
            <text:p>19</text:p>
          </table:table-cell>
          <table:table-cell office:value-type="float" office:value="-11" calcext:value-type="float">
            <text:p>-11</text:p>
          </table:table-cell>
          <table:table-cell table:formula="of:=350*10^(-6)" office:value-type="float" office:value="0.00035" calcext:value-type="float">
            <text:p>0,00035</text:p>
          </table:table-cell>
          <table:table-cell table:number-columns-repeated="14"/>
        </table:table-row>
        <table:table-row table:style-name="ro1">
          <table:table-cell table:formula="of:=(10^([.B9]/10))/1000" office:value-type="float" office:value="0.1" calcext:value-type="float">
            <text:p>0,1</text:p>
          </table:table-cell>
          <table:table-cell table:formula="of:=[.C9]+[.$B$4]" office:value-type="float" office:value="20" calcext:value-type="float">
            <text:p>20</text:p>
          </table:table-cell>
          <table:table-cell table:formula="of:=-10" office:value-type="float" office:value="-10" calcext:value-type="float">
            <text:p>-10</text:p>
          </table:table-cell>
          <table:table-cell table:formula="of:=400*10^(-6)" office:value-type="float" office:value="0.0004" calcext:value-type="float">
            <text:p>0,0004</text:p>
          </table:table-cell>
          <table:table-cell table:number-columns-repeated="14"/>
        </table:table-row>
        <table:table-row table:style-name="ro1">
          <table:table-cell table:formula="of:=(10^([.B10]/10))/1000" office:value-type="float" office:value="0.125892541179417" calcext:value-type="float">
            <text:p>0,125892541179417</text:p>
          </table:table-cell>
          <table:table-cell table:formula="of:=[.C10]+[.$B$4]" office:value-type="float" office:value="21" calcext:value-type="float">
            <text:p>21</text:p>
          </table:table-cell>
          <table:table-cell table:formula="of:=[.C9]+1" office:value-type="float" office:value="-9" calcext:value-type="float">
            <text:p>-9</text:p>
          </table:table-cell>
          <table:table-cell table:formula="of:=722*10^(-6)" office:value-type="float" office:value="0.000722" calcext:value-type="float">
            <text:p>0,000722</text:p>
          </table:table-cell>
          <table:table-cell table:number-columns-repeated="14"/>
        </table:table-row>
        <table:table-row table:style-name="ro1">
          <table:table-cell table:formula="of:=(10^([.B11]/10))/1000" office:value-type="float" office:value="0.158489319246111" calcext:value-type="float">
            <text:p>0,158489319246111</text:p>
          </table:table-cell>
          <table:table-cell table:formula="of:=[.C11]+[.$B$4]" office:value-type="float" office:value="22" calcext:value-type="float">
            <text:p>22</text:p>
          </table:table-cell>
          <table:table-cell table:formula="of:=[.C10]+1" office:value-type="float" office:value="-8" calcext:value-type="float">
            <text:p>-8</text:p>
          </table:table-cell>
          <table:table-cell table:formula="of:=1.01*10^(-3)" office:value-type="float" office:value="0.00101" calcext:value-type="float">
            <text:p>0,00101</text:p>
          </table:table-cell>
          <table:table-cell table:number-columns-repeated="14"/>
        </table:table-row>
        <table:table-row table:style-name="ro1">
          <table:table-cell table:formula="of:=(10^([.B12]/10))/1000" office:value-type="float" office:value="0.199526231496888" calcext:value-type="float">
            <text:p>0,199526231496888</text:p>
          </table:table-cell>
          <table:table-cell table:formula="of:=[.C12]+[.$B$4]" office:value-type="float" office:value="23" calcext:value-type="float">
            <text:p>23</text:p>
          </table:table-cell>
          <table:table-cell table:formula="of:=[.C11]+1" office:value-type="float" office:value="-7" calcext:value-type="float">
            <text:p>-7</text:p>
          </table:table-cell>
          <table:table-cell table:formula="of:=1.6*10^(-3)" office:value-type="float" office:value="0.0016" calcext:value-type="float">
            <text:p>0,0016</text:p>
          </table:table-cell>
          <table:table-cell table:number-columns-repeated="14"/>
        </table:table-row>
        <table:table-row table:style-name="ro1">
          <table:table-cell table:formula="of:=(10^([.B13]/10))/1000" office:value-type="float" office:value="0.251188643150958" calcext:value-type="float">
            <text:p>0,251188643150958</text:p>
          </table:table-cell>
          <table:table-cell table:formula="of:=[.C13]+[.$B$4]" office:value-type="float" office:value="24" calcext:value-type="float">
            <text:p>24</text:p>
          </table:table-cell>
          <table:table-cell table:formula="of:=[.C12]+1" office:value-type="float" office:value="-6" calcext:value-type="float">
            <text:p>-6</text:p>
          </table:table-cell>
          <table:table-cell table:formula="of:=2.44*10^(-3)" office:value-type="float" office:value="0.00244" calcext:value-type="float">
            <text:p>0,00244</text:p>
          </table:table-cell>
          <table:table-cell table:number-columns-repeated="14"/>
        </table:table-row>
        <table:table-row table:style-name="ro1">
          <table:table-cell table:formula="of:=(10^([.B14]/10))/1000" office:value-type="float" office:value="0.316227766016838" calcext:value-type="float">
            <text:p>0,316227766016838</text:p>
          </table:table-cell>
          <table:table-cell table:formula="of:=[.C14]+[.$B$4]" office:value-type="float" office:value="25" calcext:value-type="float">
            <text:p>25</text:p>
          </table:table-cell>
          <table:table-cell table:formula="of:=[.C13]+1" office:value-type="float" office:value="-5" calcext:value-type="float">
            <text:p>-5</text:p>
          </table:table-cell>
          <table:table-cell table:formula="of:=5.29*10^(-3)" office:value-type="float" office:value="0.00529" calcext:value-type="float">
            <text:p>0,00529</text:p>
          </table:table-cell>
          <table:table-cell table:number-columns-repeated="14"/>
        </table:table-row>
        <table:table-row table:style-name="ro1">
          <table:table-cell table:formula="of:=(10^([.B15]/10))/1000" office:value-type="float" office:value="0.398107170553497" calcext:value-type="float">
            <text:p>0,398107170553497</text:p>
          </table:table-cell>
          <table:table-cell table:formula="of:=[.C15]+[.$B$4]" office:value-type="float" office:value="26" calcext:value-type="float">
            <text:p>26</text:p>
          </table:table-cell>
          <table:table-cell table:formula="of:=[.C14]+1" office:value-type="float" office:value="-4" calcext:value-type="float">
            <text:p>-4</text:p>
          </table:table-cell>
          <table:table-cell table:formula="of:=6.5*10^(-3)" office:value-type="float" office:value="0.0065" calcext:value-type="float">
            <text:p>0,0065</text:p>
          </table:table-cell>
          <table:table-cell table:number-columns-repeated="14"/>
        </table:table-row>
        <table:table-row table:style-name="ro1">
          <table:table-cell table:formula="of:=(10^([.B16]/10))/1000" office:value-type="float" office:value="0.501187233627272" calcext:value-type="float">
            <text:p>0,501187233627272</text:p>
          </table:table-cell>
          <table:table-cell table:formula="of:=[.C16]+[.$B$4]" office:value-type="float" office:value="27" calcext:value-type="float">
            <text:p>27</text:p>
          </table:table-cell>
          <table:table-cell table:formula="of:=[.C15]+1" office:value-type="float" office:value="-3" calcext:value-type="float">
            <text:p>-3</text:p>
          </table:table-cell>
          <table:table-cell table:formula="of:=10*10^(-3)" office:value-type="float" office:value="0.01" calcext:value-type="float">
            <text:p>0,01</text:p>
          </table:table-cell>
          <table:table-cell table:number-columns-repeated="14"/>
        </table:table-row>
        <table:table-row table:style-name="ro1">
          <table:table-cell table:formula="of:=(10^([.B17]/10))/1000" office:value-type="float" office:value="0.630957344480193" calcext:value-type="float">
            <text:p>0,630957344480193</text:p>
          </table:table-cell>
          <table:table-cell table:formula="of:=[.C17]+[.$B$4]" office:value-type="float" office:value="28" calcext:value-type="float">
            <text:p>28</text:p>
          </table:table-cell>
          <table:table-cell table:formula="of:=[.C16]+1" office:value-type="float" office:value="-2" calcext:value-type="float">
            <text:p>-2</text:p>
          </table:table-cell>
          <table:table-cell table:formula="of:=16.6*10^(-3)" office:value-type="float" office:value="0.0166" calcext:value-type="float">
            <text:p>0,0166</text:p>
          </table:table-cell>
          <table:table-cell table:number-columns-repeated="14"/>
        </table:table-row>
        <table:table-row table:style-name="ro1">
          <table:table-cell table:formula="of:=(10^([.B18]/10))/1000" office:value-type="float" office:value="0.794328234724281" calcext:value-type="float">
            <text:p>0,794328234724281</text:p>
          </table:table-cell>
          <table:table-cell table:formula="of:=[.C18]+[.$B$4]" office:value-type="float" office:value="29" calcext:value-type="float">
            <text:p>29</text:p>
          </table:table-cell>
          <table:table-cell table:formula="of:=[.C17]+1" office:value-type="float" office:value="-1" calcext:value-type="float">
            <text:p>-1</text:p>
          </table:table-cell>
          <table:table-cell table:formula="of:=25.9*10^(-3)" office:value-type="float" office:value="0.0259" calcext:value-type="float">
            <text:p>0,0259</text:p>
          </table:table-cell>
          <table:table-cell table:number-columns-repeated="14"/>
        </table:table-row>
        <table:table-row table:style-name="ro1">
          <table:table-cell table:formula="of:=(10^([.B19]/10))/1000" office:value-type="float" office:value="1" calcext:value-type="float">
            <text:p>1</text:p>
          </table:table-cell>
          <table:table-cell table:formula="of:=[.C19]+[.$B$4]" office:value-type="float" office:value="30" calcext:value-type="float">
            <text:p>30</text:p>
          </table:table-cell>
          <table:table-cell table:formula="of:=[.C18]+1" office:value-type="float" office:value="0" calcext:value-type="float">
            <text:p>0</text:p>
          </table:table-cell>
          <table:table-cell table:formula="of:=38.8*10^(-3)" office:value-type="float" office:value="0.0388" calcext:value-type="float">
            <text:p>0,0388</text:p>
          </table:table-cell>
          <table:table-cell table:number-columns-repeated="14"/>
        </table:table-row>
        <table:table-row table:style-name="ro1">
          <table:table-cell table:formula="of:=(10^([.B20]/10))/1000" office:value-type="float" office:value="1.25892541179417" calcext:value-type="float">
            <text:p>1,25892541179417</text:p>
          </table:table-cell>
          <table:table-cell table:formula="of:=[.C20]+[.$B$4]" office:value-type="float" office:value="31" calcext:value-type="float">
            <text:p>31</text:p>
          </table:table-cell>
          <table:table-cell table:formula="of:=[.C19]+1" office:value-type="float" office:value="1" calcext:value-type="float">
            <text:p>1</text:p>
          </table:table-cell>
          <table:table-cell table:formula="of:=0.0522" office:value-type="float" office:value="0.0522" calcext:value-type="float">
            <text:p>0,0522</text:p>
          </table:table-cell>
          <table:table-cell table:number-columns-repeated="14"/>
        </table:table-row>
        <table:table-row table:style-name="ro1">
          <table:table-cell table:formula="of:=(10^([.B21]/10))/1000" office:value-type="float" office:value="1.58489319246111" calcext:value-type="float">
            <text:p>1,58489319246111</text:p>
          </table:table-cell>
          <table:table-cell table:formula="of:=[.C21]+[.$B$4]" office:value-type="float" office:value="32" calcext:value-type="float">
            <text:p>32</text:p>
          </table:table-cell>
          <table:table-cell table:formula="of:=[.C20]+1" office:value-type="float" office:value="2" calcext:value-type="float">
            <text:p>2</text:p>
          </table:table-cell>
          <table:table-cell table:formula="of:=0.0798" office:value-type="float" office:value="0.0798" calcext:value-type="float">
            <text:p>0,0798</text:p>
          </table:table-cell>
          <table:table-cell table:number-columns-repeated="14"/>
        </table:table-row>
        <table:table-row table:style-name="ro1">
          <table:table-cell table:formula="of:=(10^([.B22]/10))/1000" office:value-type="float" office:value="1.99526231496888" calcext:value-type="float">
            <text:p>1,99526231496888</text:p>
          </table:table-cell>
          <table:table-cell table:formula="of:=[.C22]+[.$B$4]" office:value-type="float" office:value="33" calcext:value-type="float">
            <text:p>33</text:p>
          </table:table-cell>
          <table:table-cell table:formula="of:=[.C21]+1" office:value-type="float" office:value="3" calcext:value-type="float">
            <text:p>3</text:p>
          </table:table-cell>
          <table:table-cell table:formula="of:=0.1" office:value-type="float" office:value="0.1" calcext:value-type="float">
            <text:p>0,1</text:p>
          </table:table-cell>
          <table:table-cell table:number-columns-repeated="14"/>
        </table:table-row>
        <table:table-row table:style-name="ro1">
          <table:table-cell table:formula="of:=(10^([.B23]/10))/1000" office:value-type="float" office:value="2.51188643150958" calcext:value-type="float">
            <text:p>2,51188643150958</text:p>
          </table:table-cell>
          <table:table-cell table:formula="of:=[.C23]+[.$B$4]" office:value-type="float" office:value="34" calcext:value-type="float">
            <text:p>34</text:p>
          </table:table-cell>
          <table:table-cell table:formula="of:=[.C22]+1" office:value-type="float" office:value="4" calcext:value-type="float">
            <text:p>4</text:p>
          </table:table-cell>
          <table:table-cell table:formula="of:=0.135" office:value-type="float" office:value="0.135" calcext:value-type="float">
            <text:p>0,135</text:p>
          </table:table-cell>
          <table:table-cell table:number-columns-repeated="14"/>
        </table:table-row>
        <table:table-row table:style-name="ro1">
          <table:table-cell table:formula="of:=(10^([.B24]/10))/1000" office:value-type="float" office:value="3.16227766016838" calcext:value-type="float">
            <text:p>3,16227766016838</text:p>
          </table:table-cell>
          <table:table-cell table:formula="of:=[.C24]+[.$B$4]" office:value-type="float" office:value="35" calcext:value-type="float">
            <text:p>35</text:p>
          </table:table-cell>
          <table:table-cell table:formula="of:=[.C23]+1" office:value-type="float" office:value="5" calcext:value-type="float">
            <text:p>5</text:p>
          </table:table-cell>
          <table:table-cell table:formula="of:=0.17" office:value-type="float" office:value="0.17" calcext:value-type="float">
            <text:p>0,17</text:p>
          </table:table-cell>
          <table:table-cell table:number-columns-repeated="14"/>
        </table:table-row>
        <table:table-row table:style-name="ro1">
          <table:table-cell table:formula="of:=(10^([.B25]/10))/1000" office:value-type="float" office:value="3.98107170553497" calcext:value-type="float">
            <text:p>3,98107170553497</text:p>
          </table:table-cell>
          <table:table-cell table:formula="of:=[.C25]+[.$B$4]" office:value-type="float" office:value="36" calcext:value-type="float">
            <text:p>36</text:p>
          </table:table-cell>
          <table:table-cell table:formula="of:=[.C24]+1" office:value-type="float" office:value="6" calcext:value-type="float">
            <text:p>6</text:p>
          </table:table-cell>
          <table:table-cell office:value-type="float" office:value="0.208" calcext:value-type="float">
            <text:p>0,208</text:p>
          </table:table-cell>
          <table:table-cell table:number-columns-repeated="14"/>
        </table:table-row>
        <table:table-row table:style-name="ro1">
          <table:table-cell table:formula="of:=(10^([.B26]/10))/1000" office:value-type="float" office:value="5.01187233627272" calcext:value-type="float">
            <text:p>5,01187233627272</text:p>
          </table:table-cell>
          <table:table-cell table:formula="of:=[.C26]+[.$B$4]" office:value-type="float" office:value="37" calcext:value-type="float">
            <text:p>37</text:p>
          </table:table-cell>
          <table:table-cell table:formula="of:=[.C25]+1" office:value-type="float" office:value="7" calcext:value-type="float">
            <text:p>7</text:p>
          </table:table-cell>
          <table:table-cell office:value-type="float" office:value="0.244" calcext:value-type="float">
            <text:p>0,244</text:p>
          </table:table-cell>
          <table:table-cell table:number-columns-repeated="14"/>
        </table:table-row>
        <table:table-row table:style-name="ro1">
          <table:table-cell table:formula="of:=(10^([.B27]/10))/1000" office:value-type="float" office:value="6.30957344480193" calcext:value-type="float">
            <text:p>6,30957344480193</text:p>
          </table:table-cell>
          <table:table-cell table:formula="of:=[.C27]+[.$B$4]" office:value-type="float" office:value="38" calcext:value-type="float">
            <text:p>38</text:p>
          </table:table-cell>
          <table:table-cell table:formula="of:=[.C26]+1" office:value-type="float" office:value="8" calcext:value-type="float">
            <text:p>8</text:p>
          </table:table-cell>
          <table:table-cell office:value-type="float" office:value="0.303" calcext:value-type="float">
            <text:p>0,303</text:p>
          </table:table-cell>
          <table:table-cell table:number-columns-repeated="14"/>
        </table:table-row>
        <table:table-row table:style-name="ro1">
          <table:table-cell table:formula="of:=(10^([.B28]/10))/1000" office:value-type="float" office:value="7.94328234724281" calcext:value-type="float">
            <text:p>7,94328234724281</text:p>
          </table:table-cell>
          <table:table-cell table:formula="of:=[.C28]+[.$B$4]" office:value-type="float" office:value="39" calcext:value-type="float">
            <text:p>39</text:p>
          </table:table-cell>
          <table:table-cell table:formula="of:=[.C27]+1" office:value-type="float" office:value="9" calcext:value-type="float">
            <text:p>9</text:p>
          </table:table-cell>
          <table:table-cell office:value-type="float" office:value="0.364" calcext:value-type="float">
            <text:p>0,364</text:p>
          </table:table-cell>
          <table:table-cell table:number-columns-repeated="14"/>
        </table:table-row>
        <table:table-row table:style-name="ro1">
          <table:table-cell table:formula="of:=(10^([.B29]/10))/1000" office:value-type="float" office:value="10" calcext:value-type="float">
            <text:p>10</text:p>
          </table:table-cell>
          <table:table-cell table:formula="of:=[.C29]+[.$B$4]" office:value-type="float" office:value="40" calcext:value-type="float">
            <text:p>40</text:p>
          </table:table-cell>
          <table:table-cell table:formula="of:=[.C28]+1" office:value-type="float" office:value="10" calcext:value-type="float">
            <text:p>10</text:p>
          </table:table-cell>
          <table:table-cell office:value-type="float" office:value="0.437" calcext:value-type="float">
            <text:p>0,437</text:p>
          </table:table-cell>
          <table:table-cell table:number-columns-repeated="14"/>
        </table:table-row>
        <table:table-row table:style-name="ro1">
          <table:table-cell table:formula="of:=(10^([.B30]/10))/1000" office:value-type="float" office:value="12.5892541179417" calcext:value-type="float">
            <text:p>12,5892541179417</text:p>
          </table:table-cell>
          <table:table-cell table:formula="of:=[.C30]+[.$B$4]" office:value-type="float" office:value="41" calcext:value-type="float">
            <text:p>41</text:p>
          </table:table-cell>
          <table:table-cell table:formula="of:=[.C29]+1" office:value-type="float" office:value="11" calcext:value-type="float">
            <text:p>11</text:p>
          </table:table-cell>
          <table:table-cell office:value-type="float" office:value="0.503" calcext:value-type="float">
            <text:p>0,503</text:p>
          </table:table-cell>
          <table:table-cell table:number-columns-repeated="14"/>
        </table:table-row>
        <table:table-row table:style-name="ro1">
          <table:table-cell table:formula="of:=(10^([.B31]/10))/1000" office:value-type="float" office:value="15.8489319246111" calcext:value-type="float">
            <text:p>15,8489319246111</text:p>
          </table:table-cell>
          <table:table-cell table:formula="of:=[.C31]+[.$B$4]" office:value-type="float" office:value="42" calcext:value-type="float">
            <text:p>42</text:p>
          </table:table-cell>
          <table:table-cell table:formula="of:=[.C30]+1" office:value-type="float" office:value="12" calcext:value-type="float">
            <text:p>12</text:p>
          </table:table-cell>
          <table:table-cell office:value-type="float" office:value="0.596" calcext:value-type="float">
            <text:p>0,596</text:p>
          </table:table-cell>
          <table:table-cell table:number-columns-repeated="14"/>
        </table:table-row>
        <table:table-row table:style-name="ro1">
          <table:table-cell table:formula="of:=(10^([.B32]/10))/1000" office:value-type="float" office:value="19.9526231496888" calcext:value-type="float">
            <text:p>19,9526231496888</text:p>
          </table:table-cell>
          <table:table-cell table:formula="of:=[.C32]+[.$B$4]" office:value-type="float" office:value="43" calcext:value-type="float">
            <text:p>43</text:p>
          </table:table-cell>
          <table:table-cell table:formula="of:=[.C31]+1" office:value-type="float" office:value="13" calcext:value-type="float">
            <text:p>13</text:p>
          </table:table-cell>
          <table:table-cell office:value-type="float" office:value="0.706" calcext:value-type="float">
            <text:p>0,706</text:p>
          </table:table-cell>
          <table:table-cell table:number-columns-repeated="14"/>
        </table:table-row>
        <table:table-row table:style-name="ro1">
          <table:table-cell table:formula="of:=(10^([.B33]/10))/1000" office:value-type="float" office:value="25.1188643150958" calcext:value-type="float">
            <text:p>25,1188643150958</text:p>
          </table:table-cell>
          <table:table-cell table:formula="of:=[.C33]+[.$B$4]" office:value-type="float" office:value="44" calcext:value-type="float">
            <text:p>44</text:p>
          </table:table-cell>
          <table:table-cell table:formula="of:=[.C32]+1" office:value-type="float" office:value="14" calcext:value-type="float">
            <text:p>14</text:p>
          </table:table-cell>
          <table:table-cell office:value-type="float" office:value="0.814" calcext:value-type="float">
            <text:p>0,814</text:p>
          </table:table-cell>
          <table:table-cell table:number-columns-repeated="14"/>
        </table:table-row>
        <table:table-row table:style-name="ro1">
          <table:table-cell table:formula="of:=(10^([.B34]/10))/1000" office:value-type="float" office:value="31.6227766016838" calcext:value-type="float">
            <text:p>31,6227766016838</text:p>
          </table:table-cell>
          <table:table-cell table:formula="of:=[.C34]+[.$B$4]" office:value-type="float" office:value="45" calcext:value-type="float">
            <text:p>45</text:p>
          </table:table-cell>
          <table:table-cell table:formula="of:=[.C33]+1" office:value-type="float" office:value="15" calcext:value-type="float">
            <text:p>15</text:p>
          </table:table-cell>
          <table:table-cell office:value-type="float" office:value="0.938" calcext:value-type="float">
            <text:p>0,938</text:p>
          </table:table-cell>
          <table:table-cell table:number-columns-repeated="14"/>
        </table:table-row>
        <table:table-row table:style-name="ro1">
          <table:table-cell table:formula="of:=(10^([.B35]/10))/1000" office:value-type="float" office:value="39.8107170553497" calcext:value-type="float">
            <text:p>39,8107170553497</text:p>
          </table:table-cell>
          <table:table-cell table:formula="of:=[.C35]+[.$B$4]" office:value-type="float" office:value="46" calcext:value-type="float">
            <text:p>46</text:p>
          </table:table-cell>
          <table:table-cell table:formula="of:=[.C34]+1" office:value-type="float" office:value="16" calcext:value-type="float">
            <text:p>16</text:p>
          </table:table-cell>
          <table:table-cell office:value-type="float" office:value="1.1" calcext:value-type="float">
            <text:p>1,1</text:p>
          </table:table-cell>
          <table:table-cell table:number-columns-repeated="14"/>
        </table:table-row>
        <table:table-row table:style-name="ro1">
          <table:table-cell table:formula="of:=(10^([.B36]/10))/1000" office:value-type="float" office:value="50.1187233627273" calcext:value-type="float">
            <text:p>50,1187233627273</text:p>
          </table:table-cell>
          <table:table-cell table:formula="of:=[.C36]+[.$B$4]" office:value-type="float" office:value="47" calcext:value-type="float">
            <text:p>47</text:p>
          </table:table-cell>
          <table:table-cell table:formula="of:=[.C35]+1" office:value-type="float" office:value="17" calcext:value-type="float">
            <text:p>17</text:p>
          </table:table-cell>
          <table:table-cell office:value-type="float" office:value="1.27" calcext:value-type="float">
            <text:p>1,27</text:p>
          </table:table-cell>
          <table:table-cell table:number-columns-repeated="14"/>
        </table:table-row>
        <table:table-row table:style-name="ro1">
          <table:table-cell table:formula="of:=(10^([.B37]/10))/1000" office:value-type="float" office:value="63.0957344480193" calcext:value-type="float">
            <text:p>63,0957344480193</text:p>
          </table:table-cell>
          <table:table-cell table:formula="of:=[.C37]+[.$B$4]" office:value-type="float" office:value="48" calcext:value-type="float">
            <text:p>48</text:p>
          </table:table-cell>
          <table:table-cell table:formula="of:=[.C36]+1" office:value-type="float" office:value="18" calcext:value-type="float">
            <text:p>18</text:p>
          </table:table-cell>
          <table:table-cell office:value-type="float" office:value="1.45" calcext:value-type="float">
            <text:p>1,45</text:p>
          </table:table-cell>
          <table:table-cell table:number-columns-repeated="14"/>
        </table:table-row>
        <table:table-row table:style-name="ro1">
          <table:table-cell table:formula="of:=(10^([.B38]/10))/1000" office:value-type="float" office:value="79.4328234724282" calcext:value-type="float">
            <text:p>79,4328234724282</text:p>
          </table:table-cell>
          <table:table-cell table:formula="of:=[.C38]+[.$B$4]" office:value-type="float" office:value="49" calcext:value-type="float">
            <text:p>49</text:p>
          </table:table-cell>
          <table:table-cell table:formula="of:=[.C37]+1" office:value-type="float" office:value="19" calcext:value-type="float">
            <text:p>19</text:p>
          </table:table-cell>
          <table:table-cell office:value-type="float" office:value="1.66" calcext:value-type="float">
            <text:p>1,66</text:p>
          </table:table-cell>
          <table:table-cell table:number-columns-repeated="14"/>
        </table:table-row>
        <table:table-row table:style-name="ro1">
          <table:table-cell table:formula="of:=(10^([.B39]/10))/1000" office:value-type="float" office:value="100" calcext:value-type="float">
            <text:p>100</text:p>
          </table:table-cell>
          <table:table-cell table:formula="of:=[.C39]+[.$B$4]" office:value-type="float" office:value="50" calcext:value-type="float">
            <text:p>50</text:p>
          </table:table-cell>
          <table:table-cell table:formula="of:=[.C38]+1" office:value-type="float" office:value="20" calcext:value-type="float">
            <text:p>20</text:p>
          </table:table-cell>
          <table:table-cell office:value-type="float" office:value="1.9" calcext:value-type="float">
            <text:p>1,9</text:p>
          </table:table-cell>
          <table:table-cell table:number-columns-repeated="14"/>
        </table:table-row>
        <table:table-row table:style-name="ro1">
          <table:table-cell table:formula="of:=(10^([.B40]/10))/1000" office:value-type="float" office:value="125.892541179417" calcext:value-type="float">
            <text:p>125,892541179417</text:p>
          </table:table-cell>
          <table:table-cell table:formula="of:=[.C40]+[.$B$4]" office:value-type="float" office:value="51" calcext:value-type="float">
            <text:p>51</text:p>
          </table:table-cell>
          <table:table-cell table:formula="of:=[.C39]+1" office:value-type="float" office:value="21" calcext:value-type="float">
            <text:p>21</text:p>
          </table:table-cell>
          <table:table-cell office:value-type="float" office:value="2.16" calcext:value-type="float">
            <text:p>2,16</text:p>
          </table:table-cell>
          <table:table-cell table:number-columns-repeated="14"/>
        </table:table-row>
        <table:table-row table:style-name="ro1">
          <table:table-cell table:formula="of:=(10^([.B41]/10))/1000" office:value-type="float" office:value="158.489319246111" calcext:value-type="float">
            <text:p>158,489319246111</text:p>
          </table:table-cell>
          <table:table-cell table:formula="of:=[.C41]+[.$B$4]" office:value-type="float" office:value="52" calcext:value-type="float">
            <text:p>52</text:p>
          </table:table-cell>
          <table:table-cell table:formula="of:=[.C40]+1" office:value-type="float" office:value="22" calcext:value-type="float">
            <text:p>22</text:p>
          </table:table-cell>
          <table:table-cell office:value-type="float" office:value="2.46" calcext:value-type="float">
            <text:p>2,46</text:p>
          </table:table-cell>
          <table:table-cell table:number-columns-repeated="14"/>
        </table:table-row>
        <table:table-row table:style-name="ro1">
          <table:table-cell table:formula="of:=(10^([.B42]/10))/1000" office:value-type="float" office:value="199.526231496888" calcext:value-type="float">
            <text:p>199,526231496888</text:p>
          </table:table-cell>
          <table:table-cell table:formula="of:=[.C42]+[.$B$4]" office:value-type="float" office:value="53" calcext:value-type="float">
            <text:p>53</text:p>
          </table:table-cell>
          <table:table-cell table:formula="of:=[.C41]+1" office:value-type="float" office:value="23" calcext:value-type="float">
            <text:p>23</text:p>
          </table:table-cell>
          <table:table-cell office:value-type="float" office:value="2.79" calcext:value-type="float">
            <text:p>2,79</text:p>
          </table:table-cell>
          <table:table-cell table:number-columns-repeated="14"/>
        </table:table-row>
        <table:table-row table:style-name="ro1">
          <table:table-cell table:formula="of:=(10^([.B43]/10))/1000" office:value-type="float" office:value="251.188643150958" calcext:value-type="float">
            <text:p>251,188643150958</text:p>
          </table:table-cell>
          <table:table-cell table:formula="of:=[.C43]+[.$B$4]" office:value-type="float" office:value="54" calcext:value-type="float">
            <text:p>54</text:p>
          </table:table-cell>
          <table:table-cell table:formula="of:=[.C42]+1" office:value-type="float" office:value="24" calcext:value-type="float">
            <text:p>24</text:p>
          </table:table-cell>
          <table:table-cell office:value-type="float" office:value="3.17" calcext:value-type="float">
            <text:p>3,17</text:p>
          </table:table-cell>
          <table:table-cell table:number-columns-repeated="14"/>
        </table:table-row>
        <table:table-row table:style-name="ro1">
          <table:table-cell table:formula="of:=(10^([.B44]/10))/1000" office:value-type="float" office:value="316.227766016838" calcext:value-type="float">
            <text:p>316,227766016838</text:p>
          </table:table-cell>
          <table:table-cell table:formula="of:=[.C44]+[.$B$4]" office:value-type="float" office:value="55" calcext:value-type="float">
            <text:p>55</text:p>
          </table:table-cell>
          <table:table-cell table:formula="of:=[.C43]+1" office:value-type="float" office:value="25" calcext:value-type="float">
            <text:p>25</text:p>
          </table:table-cell>
          <table:table-cell office:value-type="float" office:value="3.59" calcext:value-type="float">
            <text:p>3,59</text:p>
          </table:table-cell>
          <table:table-cell table:number-columns-repeated="14"/>
        </table:table-row>
        <table:table-row table:style-name="ro1">
          <table:table-cell table:formula="of:=(10^([.B45]/10))/1000" office:value-type="float" office:value="398.107170553497" calcext:value-type="float">
            <text:p>398,107170553497</text:p>
          </table:table-cell>
          <table:table-cell table:formula="of:=[.C45]+[.$B$4]" office:value-type="float" office:value="56" calcext:value-type="float">
            <text:p>56</text:p>
          </table:table-cell>
          <table:table-cell table:formula="of:=[.C44]+1" office:value-type="float" office:value="26" calcext:value-type="float">
            <text:p>26</text:p>
          </table:table-cell>
          <table:table-cell office:value-type="float" office:value="4.02" calcext:value-type="float">
            <text:p>4,02</text:p>
          </table:table-cell>
          <table:table-cell table:number-columns-repeated="14"/>
        </table:table-row>
        <table:table-row table:style-name="ro1">
          <table:table-cell table:formula="of:=(10^([.B46]/10))/1000" office:value-type="float" office:value="501.187233627272" calcext:value-type="float">
            <text:p>501,187233627272</text:p>
          </table:table-cell>
          <table:table-cell table:formula="of:=[.C46]+[.$B$4]" office:value-type="float" office:value="57" calcext:value-type="float">
            <text:p>57</text:p>
          </table:table-cell>
          <table:table-cell table:formula="of:=[.C45]+1" office:value-type="float" office:value="27" calcext:value-type="float">
            <text:p>27</text:p>
          </table:table-cell>
          <table:table-cell office:value-type="float" office:value="4.55" calcext:value-type="float">
            <text:p>4,55</text:p>
          </table:table-cell>
          <table:table-cell table:number-columns-repeated="14"/>
        </table:table-row>
        <table:table-row table:style-name="ro1">
          <table:table-cell table:style-name="ce6" table:formula="of:=(10^([.B47]/10))/1000" office:value-type="float" office:value="630.957344480193" calcext:value-type="float">
            <text:p>630,957344480193</text:p>
          </table:table-cell>
          <table:table-cell table:style-name="ce10" table:formula="of:=[.C47]+[.$B$4]" office:value-type="float" office:value="58" calcext:value-type="float">
            <text:p>58</text:p>
          </table:table-cell>
          <table:table-cell table:style-name="ce6" table:formula="of:=[.C46]+1" office:value-type="float" office:value="28" calcext:value-type="float">
            <text:p>28</text:p>
          </table:table-cell>
          <table:table-cell table:style-name="ce10" office:value-type="float" office:value="5.14" calcext:value-type="float">
            <text:p>5,14</text:p>
          </table:table-cell>
          <table:table-cell table:number-columns-repeated="14"/>
        </table:table-row>
      </table:table>
      <table:table table:name="Courbes Vout=f(Pin)" table:style-name="ta1">
        <table:shapes>
          <draw:frame draw:z-index="0" draw:style-name="gr3" draw:text-style-name="P3" svg:width="159.99mm" svg:height="89.99mm" svg:x="15.04mm" svg:y="3.92mm">
            <loext:p draw:notify-on-update-of-ranges="Données_QUCS.C5:Données_QUCS.C47 Données_QUCS.B4:Données_QUCS.B4 Données_QUCS.D5:Données_QUCS.D4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3" draw:text-style-name="P3" svg:width="159.99mm" svg:height="89.99mm" svg:x="182.84mm" svg:y="5.33mm">
            <loext:p draw:notify-on-update-of-ranges="Données_QUCS.C5:Données_QUCS.C47 Données_QUCS.B4:Données_QUCS.B4 Données_QUCS.D5:Données_QUCS.D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3" draw:text-style-name="P3" svg:width="159.99mm" svg:height="89.99mm" svg:x="107.56mm" svg:y="116.81mm">
            <loext:p draw:notify-on-update-of-ranges="'Courbes Vout=f(Pin)'.A25:'Courbes Vout=f(Pin)'.A45 'Courbes Vout=f(Pin)'.B25:'Courbes Vout=f(Pin)'.B4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7" table:default-cell-style-name="Default"/>
        <table:table-row table:style-name="ro1" table:number-rows-repeated="24"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10^[.A25]" office:value-type="float" office:value="1" calcext:value-type="float">
            <text:p>1</text:p>
          </table:table-cell>
          <table:table-cell table:formula="of:=LOG([.B25])" office:value-type="float" office:value="0" calcext:value-type="float">
            <text:p>0</text:p>
          </table:table-cell>
          <table:table-cell table:number-columns-repeated="14"/>
        </table:table-row>
        <table:table-row table:style-name="ro1">
          <table:table-cell table:formula="of:=1" office:value-type="float" office:value="1" calcext:value-type="float">
            <text:p>1</text:p>
          </table:table-cell>
          <table:table-cell table:formula="of:=10^[.A26]" office:value-type="float" office:value="10" calcext:value-type="float">
            <text:p>10</text:p>
          </table:table-cell>
          <table:table-cell table:number-columns-repeated="14"/>
          <table:table-cell table:formula="of:=62.5*10^(-6)" office:value-type="float" office:value="0.0000625" calcext:value-type="float">
            <text:p>6,25E-05</text:p>
          </table:table-cell>
        </table:table-row>
        <table:table-row table:style-name="ro1">
          <table:table-cell table:formula="of:=[.A26]+1" office:value-type="float" office:value="2" calcext:value-type="float">
            <text:p>2</text:p>
          </table:table-cell>
          <table:table-cell table:formula="of:=10^[.A27]" office:value-type="float" office:value="100" calcext:value-type="float">
            <text:p>100</text:p>
          </table:table-cell>
          <table:table-cell table:number-columns-repeated="14"/>
          <table:table-cell table:formula="of:=10^(-30)" office:value-type="float" office:value="1E-030" calcext:value-type="float">
            <text:p>1E-30</text:p>
          </table:table-cell>
        </table:table-row>
        <table:table-row table:style-name="ro1">
          <table:table-cell table:formula="of:=[.A27]+1" office:value-type="float" office:value="3" calcext:value-type="float">
            <text:p>3</text:p>
          </table:table-cell>
          <table:table-cell table:formula="of:=10^[.A28]" office:value-type="float" office:value="1000" calcext:value-type="float">
            <text:p>1000</text:p>
          </table:table-cell>
          <table:table-cell table:number-columns-repeated="14"/>
          <table:table-cell table:formula="of:=[.Q26]/[.Q27]" office:value-type="float" office:value="6.25E+025" calcext:value-type="float">
            <text:p>6,25E+025</text:p>
          </table:table-cell>
        </table:table-row>
        <table:table-row table:style-name="ro1">
          <table:table-cell table:formula="of:=[.A28]+1" office:value-type="float" office:value="4" calcext:value-type="float">
            <text:p>4</text:p>
          </table:table-cell>
          <table:table-cell table:formula="of:=10^[.A29]" office:value-type="float" office:value="10000" calcext:value-type="float">
            <text:p>10000</text:p>
          </table:table-cell>
          <table:table-cell table:number-columns-repeated="15"/>
        </table:table-row>
        <table:table-row table:style-name="ro1">
          <table:table-cell table:formula="of:=[.A29]+1" office:value-type="float" office:value="5" calcext:value-type="float">
            <text:p>5</text:p>
          </table:table-cell>
          <table:table-cell table:formula="of:=10^[.A30]" office:value-type="float" office:value="100000" calcext:value-type="float">
            <text:p>100000</text:p>
          </table:table-cell>
          <table:table-cell table:number-columns-repeated="15"/>
        </table:table-row>
        <table:table-row table:style-name="ro1">
          <table:table-cell table:formula="of:=[.A30]+1" office:value-type="float" office:value="6" calcext:value-type="float">
            <text:p>6</text:p>
          </table:table-cell>
          <table:table-cell table:formula="of:=10^[.A31]" office:value-type="float" office:value="1000000" calcext:value-type="float">
            <text:p>1000000</text:p>
          </table:table-cell>
          <table:table-cell table:number-columns-repeated="15"/>
        </table:table-row>
        <table:table-row table:style-name="ro1">
          <table:table-cell table:formula="of:=[.A31]+1" office:value-type="float" office:value="7" calcext:value-type="float">
            <text:p>7</text:p>
          </table:table-cell>
          <table:table-cell table:formula="of:=10^[.A32]" office:value-type="float" office:value="10000000" calcext:value-type="float">
            <text:p>10000000</text:p>
          </table:table-cell>
          <table:table-cell table:number-columns-repeated="15"/>
        </table:table-row>
        <table:table-row table:style-name="ro1">
          <table:table-cell table:formula="of:=[.A32]+1" office:value-type="float" office:value="8" calcext:value-type="float">
            <text:p>8</text:p>
          </table:table-cell>
          <table:table-cell table:formula="of:=10^[.A33]" office:value-type="float" office:value="100000000" calcext:value-type="float">
            <text:p>100000000</text:p>
          </table:table-cell>
          <table:table-cell table:number-columns-repeated="15"/>
        </table:table-row>
        <table:table-row table:style-name="ro1">
          <table:table-cell table:formula="of:=[.A33]+1" office:value-type="float" office:value="9" calcext:value-type="float">
            <text:p>9</text:p>
          </table:table-cell>
          <table:table-cell table:formula="of:=10^[.A34]" office:value-type="float" office:value="1000000000" calcext:value-type="float">
            <text:p>1000000000</text:p>
          </table:table-cell>
          <table:table-cell table:number-columns-repeated="15"/>
        </table:table-row>
        <table:table-row table:style-name="ro1">
          <table:table-cell table:formula="of:=[.A34]+1" office:value-type="float" office:value="10" calcext:value-type="float">
            <text:p>10</text:p>
          </table:table-cell>
          <table:table-cell table:formula="of:=10^[.A35]" office:value-type="float" office:value="10000000000" calcext:value-type="float">
            <text:p>10000000000</text:p>
          </table:table-cell>
          <table:table-cell table:number-columns-repeated="15"/>
        </table:table-row>
        <table:table-row table:style-name="ro1">
          <table:table-cell table:formula="of:=[.A35]+1" office:value-type="float" office:value="11" calcext:value-type="float">
            <text:p>11</text:p>
          </table:table-cell>
          <table:table-cell table:formula="of:=10^[.A36]" office:value-type="float" office:value="100000000000" calcext:value-type="float">
            <text:p>100000000000</text:p>
          </table:table-cell>
          <table:table-cell table:number-columns-repeated="15"/>
        </table:table-row>
        <table:table-row table:style-name="ro1">
          <table:table-cell table:formula="of:=[.A36]+1" office:value-type="float" office:value="12" calcext:value-type="float">
            <text:p>12</text:p>
          </table:table-cell>
          <table:table-cell table:formula="of:=10^[.A37]" office:value-type="float" office:value="1000000000000" calcext:value-type="float">
            <text:p>1000000000000</text:p>
          </table:table-cell>
          <table:table-cell table:number-columns-repeated="15"/>
        </table:table-row>
        <table:table-row table:style-name="ro1">
          <table:table-cell table:formula="of:=[.A37]+1" office:value-type="float" office:value="13" calcext:value-type="float">
            <text:p>13</text:p>
          </table:table-cell>
          <table:table-cell table:formula="of:=10^[.A38]" office:value-type="float" office:value="10000000000000" calcext:value-type="float">
            <text:p>10000000000000</text:p>
          </table:table-cell>
          <table:table-cell table:number-columns-repeated="15"/>
        </table:table-row>
        <table:table-row table:style-name="ro1">
          <table:table-cell table:formula="of:=[.A38]+1" office:value-type="float" office:value="14" calcext:value-type="float">
            <text:p>14</text:p>
          </table:table-cell>
          <table:table-cell table:formula="of:=10^[.A39]" office:value-type="float" office:value="100000000000000" calcext:value-type="float">
            <text:p>100000000000000</text:p>
          </table:table-cell>
          <table:table-cell table:number-columns-repeated="15"/>
        </table:table-row>
        <table:table-row table:style-name="ro1">
          <table:table-cell table:formula="of:=[.A39]+1" office:value-type="float" office:value="15" calcext:value-type="float">
            <text:p>15</text:p>
          </table:table-cell>
          <table:table-cell table:formula="of:=10^[.A40]" office:value-type="float" office:value="1000000000000000" calcext:value-type="float">
            <text:p>1000000000000000</text:p>
          </table:table-cell>
          <table:table-cell table:number-columns-repeated="15"/>
        </table:table-row>
        <table:table-row table:style-name="ro1">
          <table:table-cell table:formula="of:=[.A40]+1" office:value-type="float" office:value="16" calcext:value-type="float">
            <text:p>16</text:p>
          </table:table-cell>
          <table:table-cell table:formula="of:=10^[.A41]" office:value-type="float" office:value="1E+016" calcext:value-type="float">
            <text:p>1E+016</text:p>
          </table:table-cell>
          <table:table-cell table:number-columns-repeated="15"/>
        </table:table-row>
        <table:table-row table:style-name="ro1">
          <table:table-cell table:formula="of:=[.A41]+1" office:value-type="float" office:value="17" calcext:value-type="float">
            <text:p>17</text:p>
          </table:table-cell>
          <table:table-cell table:formula="of:=10^[.A42]" office:value-type="float" office:value="1E+017" calcext:value-type="float">
            <text:p>1E+017</text:p>
          </table:table-cell>
          <table:table-cell table:number-columns-repeated="15"/>
        </table:table-row>
        <table:table-row table:style-name="ro1">
          <table:table-cell table:formula="of:=[.A42]+1" office:value-type="float" office:value="18" calcext:value-type="float">
            <text:p>18</text:p>
          </table:table-cell>
          <table:table-cell table:formula="of:=10^[.A43]" office:value-type="float" office:value="1E+018" calcext:value-type="float">
            <text:p>1E+018</text:p>
          </table:table-cell>
          <table:table-cell table:number-columns-repeated="15"/>
        </table:table-row>
        <table:table-row table:style-name="ro1">
          <table:table-cell table:formula="of:=[.A43]+1" office:value-type="float" office:value="19" calcext:value-type="float">
            <text:p>19</text:p>
          </table:table-cell>
          <table:table-cell table:formula="of:=10^[.A44]" office:value-type="float" office:value="1E+019" calcext:value-type="float">
            <text:p>1E+019</text:p>
          </table:table-cell>
          <table:table-cell table:number-columns-repeated="15"/>
        </table:table-row>
        <table:table-row table:style-name="ro1">
          <table:table-cell table:formula="of:=[.A44]+1" office:value-type="float" office:value="20" calcext:value-type="float">
            <text:p>20</text:p>
          </table:table-cell>
          <table:table-cell table:formula="of:=10^[.A45]" office:value-type="float" office:value="1E+020" calcext:value-type="float">
            <text:p>1E+020</text:p>
          </table:table-cell>
          <table:table-cell table:number-columns-repeated="15"/>
        </table:table-row>
      </table:table>
      <table:table table:name="Calibration" table:style-name="ta1">
        <table:shapes>
          <draw:frame draw:z-index="0" draw:style-name="gr3" draw:text-style-name="P3" svg:width="159.99mm" svg:height="89.99mm" svg:x="549.47mm" svg:y="281.53mm">
            <loext:p draw:notify-on-update-of-ranges="Calibration.B95:Calibration.B117 Calibration.H95:Calibration.H1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3" draw:text-style-name="P3" svg:width="256.12mm" svg:height="144.06mm" svg:x="27.96mm" svg:y="502.92mm">
            <loext:p draw:notify-on-update-of-ranges="Calibration.C95:Calibration.C105 Calibration.D94:Calibration.D94 Calibration.B95:Calibration.B105 Calibration.H93:Calibration.H93 Calibration.H95:Calibration.H105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3" draw:text-style-name="P3" svg:width="159.99mm" svg:height="89.99mm" svg:x="309.08mm" svg:y="115.56mm">
            <loext:p draw:notify-on-update-of-ranges="Calibration.B27:Calibration.B37 Calibration.G23:Calibration.G23 Calibration.G27:Calibration.G3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3" draw:text-style-name="P3" svg:width="256.12mm" svg:height="144.06mm" svg:x="29.35mm" svg:y="654.22mm">
            <loext:p draw:notify-on-update-of-ranges="Calibration.C95:Calibration.C105 Calibration.D94:Calibration.D94 Calibration.B95:Calibration.B105 Calibration.H93:Calibration.H93 Calibration.H95:Calibration.H105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3" draw:text-style-name="P3" svg:width="256.12mm" svg:height="144.06mm" svg:x="26.06mm" svg:y="808.13mm">
            <loext:p draw:notify-on-update-of-ranges="Calibration.C95:Calibration.C105 Calibration.H93:Calibration.H93 Calibration.H95:Calibration.H105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number-columns-repeated="9" table:default-cell-style-name="Default"/>
        <table:table-row table:style-name="ro1">
          <table:table-cell table:style-name="ce1" office:value-type="string" calcext:value-type="string" table:number-columns-spanned="18" table:number-rows-spanned="2">
            <text:p>CALIBRATION DU COUPLEUR ET DU DETECTEUR HF </text:p>
            <text:p>Interpolation</text:p>
          </table:table-cell>
          <table:covered-table-cell table:number-columns-repeated="17"/>
        </table:table-row>
        <table:table-row table:style-name="ro3">
          <table:covered-table-cell table:number-columns-repeated="18"/>
        </table:table-row>
        <table:table-row table:style-name="ro4">
          <table:table-cell table:style-name="ce13" office:value-type="string" calcext:value-type="string">
            <text:p>1/Renseigner le facteur de couplag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ertes coupleur</text:p>
          </table:table-cell>
          <table:table-cell office:value-type="float" office:value="40" calcext:value-type="float">
            <text:p>40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4">
          <table:table-cell table:style-name="ce13" office:value-type="string" calcext:value-type="string">
            <text:p>2/Renseigner les specs de l’ADC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ésolution ADC</text:p>
          </table:table-cell>
          <table:table-cell office:value-type="float" office:value="10" calcext:value-type="float">
            <text:p>1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048" calcext:value-type="float">
            <text:p>2,048</text:p>
          </table:table-cell>
          <table:table-cell table:number-columns-repeated="16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quantum</text:p>
          </table:table-cell>
          <table:table-cell table:formula="of:=[.B8]/2^([.B7])" office:value-type="float" office:value="0.002" calcext:value-type="float">
            <text:p>0,002</text:p>
          </table:table-cell>
          <table:table-cell table:number-columns-repeated="16"/>
        </table:table-row>
        <table:table-row table:style-name="ro5">
          <table:table-cell office:value-type="string" calcext:value-type="string">
            <text:p>V(Pcal=Pin_détecteur_valeur_</text:p>
            <text:p>Basse_de_calibration)</text:p>
          </table:table-cell>
          <table:table-cell table:formula="of:=[.B10]*10" office:value-type="float" office:value="0.02" calcext:value-type="float">
            <text:p>0,02</text:p>
          </table:table-cell>
          <table:table-cell table:number-columns-repeated="16"/>
        </table:table-row>
        <table:table-row table:style-name="ro1" table:number-rows-repeated="2">
          <table:table-cell table:number-columns-repeated="18"/>
        </table:table-row>
        <table:table-row table:style-name="ro4">
          <table:table-cell table:style-name="ce13" office:value-type="string" calcext:value-type="string">
            <text:p>3/Calcul de R1 et R2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alibration à 1W</text:p>
          </table:table-cell>
          <table:table-cell office:value-type="string" calcext:value-type="string">
            <text:p>Vout (Pin coupleur=1W)</text:p>
          </table:table-cell>
          <table:table-cell/>
          <table:table-cell office:value-type="string" calcext:value-type="string">
            <text:p>R2/R1+R2</text:p>
          </table:table-cell>
          <table:table-cell/>
          <table:table-cell office:value-type="string" calcext:value-type="string">
            <text:p>R1+R2</text:p>
          </table:table-cell>
          <table:table-cell table:number-columns-repeated="12"/>
        </table:table-row>
        <table:table-row table:style-name="ro1">
          <table:table-cell/>
          <table:table-cell table:formula="of:=[.F27]" office:value-type="float" office:value="0.0004" calcext:value-type="float">
            <text:p>0,0004</text:p>
          </table:table-cell>
          <table:table-cell/>
          <table:table-cell table:formula="of:=[.B11]/[.B16]" office:value-type="float" office:value="50" calcext:value-type="float">
            <text:p>50</text:p>
          </table:table-cell>
          <table:table-cell/>
          <table:table-cell office:value-type="float" office:value="100000" calcext:value-type="float">
            <text:p>100000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 table:style-name="ce14" office:value-type="string" calcext:value-type="string">
            <text:p>R1</text:p>
          </table:table-cell>
          <table:table-cell table:style-name="ce22" table:formula="of:=[.F16]-[.B19]" office:value-type="float" office:value="-4900000" calcext:value-type="float">
            <text:p>-4900000</text:p>
          </table:table-cell>
          <table:table-cell table:style-name="ce22"/>
          <table:table-cell table:style-name="ce26" office:value-type="float" office:value="22000" calcext:value-type="float">
            <text:p>22000</text:p>
          </table:table-cell>
          <table:table-cell table:number-columns-repeated="14"/>
        </table:table-row>
        <table:table-row table:style-name="ro1">
          <table:table-cell table:style-name="ce15" office:value-type="string" calcext:value-type="string">
            <text:p>R2</text:p>
          </table:table-cell>
          <table:table-cell table:style-name="ce23" table:formula="of:=[.D16]*[.F16]" office:value-type="float" office:value="5000000" calcext:value-type="float">
            <text:p>5000000</text:p>
          </table:table-cell>
          <table:table-cell table:style-name="ce23"/>
          <table:table-cell table:style-name="ce27" office:value-type="float" office:value="78700" calcext:value-type="float">
            <text:p>78700</text:p>
          </table:table-cell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office:value-type="string" calcext:value-type="string">
            <text:p>Pin coupleur (dBm)</text:p>
          </table:table-cell>
          <table:table-cell office:value-type="string" calcext:value-type="string">
            <text:p>Pin coupleur (W)</text:p>
          </table:table-cell>
          <table:table-cell/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QUCS (V)</text:p>
          </table:table-cell>
          <table:table-cell office:value-type="string" calcext:value-type="string">
            <text:p>Vout calibré (pont de résistance)</text:p>
          </table:table-cell>
          <table:table-cell table:number-columns-repeated="11"/>
        </table:table-row>
        <table:table-row table:style-name="ro1">
          <table:table-cell table:formula="of:=[.D24]+[.$B$4]" office:value-type="float" office:value="27" calcext:value-type="float">
            <text:p>27</text:p>
          </table:table-cell>
          <table:table-cell table:formula="of:=10^(([.A24]-30)/10)" office:value-type="float" office:value="0.501187233627272" calcext:value-type="float">
            <text:p>0,501187233627272</text:p>
          </table:table-cell>
          <table:table-cell/>
          <table:table-cell table:formula="of:=-13" office:value-type="float" office:value="-13" calcext:value-type="float">
            <text:p>-13</text:p>
          </table:table-cell>
          <table:table-cell/>
          <table:table-cell table:formula="of:=130*10^(-6)" office:value-type="float" office:value="0.00013" calcext:value-type="float">
            <text:p>0,00013</text:p>
          </table:table-cell>
          <table:table-cell table:formula="of:=[.F24]*[.$D$19]/([.$D$18]+[.$D$19])" office:value-type="float" office:value="0.000101598808341609" calcext:value-type="float">
            <text:p>0,000101598808342</text:p>
          </table:table-cell>
          <table:table-cell table:number-columns-repeated="11"/>
        </table:table-row>
        <table:table-row table:style-name="ro1">
          <table:table-cell table:formula="of:=[.D25]+[.$B$4]" office:value-type="float" office:value="28" calcext:value-type="float">
            <text:p>28</text:p>
          </table:table-cell>
          <table:table-cell table:formula="of:=10^(([.A25]-30)/10)" office:value-type="float" office:value="0.630957344480193" calcext:value-type="float">
            <text:p>0,630957344480193</text:p>
          </table:table-cell>
          <table:table-cell/>
          <table:table-cell table:formula="of:=[.D24]+1" office:value-type="float" office:value="-12" calcext:value-type="float">
            <text:p>-12</text:p>
          </table:table-cell>
          <table:table-cell/>
          <table:table-cell table:formula="of:=200*10^(-6)" office:value-type="float" office:value="0.0002" calcext:value-type="float">
            <text:p>0,0002</text:p>
          </table:table-cell>
          <table:table-cell table:formula="of:=[.F25]*[.$D$19]/([.$D$18]+[.$D$19])" office:value-type="float" office:value="0.00015630585898709" calcext:value-type="float">
            <text:p>0,000156305858987</text:p>
          </table:table-cell>
          <table:table-cell table:number-columns-repeated="11"/>
        </table:table-row>
        <table:table-row table:style-name="ro1">
          <table:table-cell table:formula="of:=[.D26]+[.$B$4]" office:value-type="float" office:value="29" calcext:value-type="float">
            <text:p>29</text:p>
          </table:table-cell>
          <table:table-cell table:formula="of:=10^(([.A26]-30)/10)" office:value-type="float" office:value="0.794328234724282" calcext:value-type="float">
            <text:p>0,794328234724282</text:p>
          </table:table-cell>
          <table:table-cell/>
          <table:table-cell table:formula="of:=[.D25]+1" office:value-type="float" office:value="-11" calcext:value-type="float">
            <text:p>-11</text:p>
          </table:table-cell>
          <table:table-cell/>
          <table:table-cell table:formula="of:=350*10^(-6)" office:value-type="float" office:value="0.00035" calcext:value-type="float">
            <text:p>0,00035</text:p>
          </table:table-cell>
          <table:table-cell table:formula="of:=[.F26]*[.$D$19]/([.$D$18]+[.$D$19])" office:value-type="float" office:value="0.000273535253227408" calcext:value-type="float">
            <text:p>0,000273535253227</text:p>
          </table:table-cell>
          <table:table-cell table:number-columns-repeated="11"/>
        </table:table-row>
        <table:table-row table:style-name="ro1">
          <table:table-cell table:formula="of:=[.D27]+[.$B$4]" office:value-type="float" office:value="30" calcext:value-type="float">
            <text:p>30</text:p>
          </table:table-cell>
          <table:table-cell table:formula="of:=10^(([.A27]-30)/10)" office:value-type="float" office:value="1" calcext:value-type="float">
            <text:p>1</text:p>
          </table:table-cell>
          <table:table-cell/>
          <table:table-cell table:style-name="ce28" table:formula="of:=[.D26]+1" office:value-type="float" office:value="-10" calcext:value-type="float">
            <text:p>-10</text:p>
          </table:table-cell>
          <table:table-cell/>
          <table:table-cell table:formula="of:=400*10^(-6)" office:value-type="float" office:value="0.0004" calcext:value-type="float">
            <text:p>0,0004</text:p>
          </table:table-cell>
          <table:table-cell table:formula="of:=[.F27]*[.$D$19]/([.$D$18]+[.$D$19])" office:value-type="float" office:value="0.000312611717974181" calcext:value-type="float">
            <text:p>0,000312611717974</text:p>
          </table:table-cell>
          <table:table-cell table:number-columns-repeated="11"/>
        </table:table-row>
        <table:table-row table:style-name="ro1">
          <table:table-cell table:formula="of:=[.D28]+[.$B$4]" office:value-type="float" office:value="31" calcext:value-type="float">
            <text:p>31</text:p>
          </table:table-cell>
          <table:table-cell table:formula="of:=10^(([.A28]-30)/10)" office:value-type="float" office:value="1.25892541179417" calcext:value-type="float">
            <text:p>1,25892541179417</text:p>
          </table:table-cell>
          <table:table-cell/>
          <table:table-cell table:style-name="ce29" table:formula="of:=[.D27]+1" office:value-type="float" office:value="-9" calcext:value-type="float">
            <text:p>-9</text:p>
          </table:table-cell>
          <table:table-cell/>
          <table:table-cell table:formula="of:=722*10^(-6)" office:value-type="float" office:value="0.000722" calcext:value-type="float">
            <text:p>0,000722</text:p>
          </table:table-cell>
          <table:table-cell table:formula="of:=[.F28]*[.$D$19]/([.$D$18]+[.$D$19])" office:value-type="float" office:value="0.000564264150943396" calcext:value-type="float">
            <text:p>0,000564264150943</text:p>
          </table:table-cell>
          <table:table-cell table:number-columns-repeated="11"/>
        </table:table-row>
        <table:table-row table:style-name="ro1">
          <table:table-cell table:formula="of:=[.D29]+[.$B$4]" office:value-type="float" office:value="32" calcext:value-type="float">
            <text:p>32</text:p>
          </table:table-cell>
          <table:table-cell table:formula="of:=10^(([.A29]-30)/10)" office:value-type="float" office:value="1.58489319246111" calcext:value-type="float">
            <text:p>1,58489319246111</text:p>
          </table:table-cell>
          <table:table-cell/>
          <table:table-cell table:style-name="ce29" table:formula="of:=[.D28]+1" office:value-type="float" office:value="-8" calcext:value-type="float">
            <text:p>-8</text:p>
          </table:table-cell>
          <table:table-cell/>
          <table:table-cell table:formula="of:=1.01*10^(-3)" office:value-type="float" office:value="0.00101" calcext:value-type="float">
            <text:p>0,00101</text:p>
          </table:table-cell>
          <table:table-cell table:formula="of:=[.F29]*[.$D$19]/([.$D$18]+[.$D$19])" office:value-type="float" office:value="0.000789344587884806" calcext:value-type="float">
            <text:p>0,000789344587885</text:p>
          </table:table-cell>
          <table:table-cell table:number-columns-repeated="11"/>
        </table:table-row>
        <table:table-row table:style-name="ro1">
          <table:table-cell table:formula="of:=[.D30]+[.$B$4]" office:value-type="float" office:value="33" calcext:value-type="float">
            <text:p>33</text:p>
          </table:table-cell>
          <table:table-cell table:formula="of:=10^(([.A30]-30)/10)" office:value-type="float" office:value="1.99526231496888" calcext:value-type="float">
            <text:p>1,99526231496888</text:p>
          </table:table-cell>
          <table:table-cell/>
          <table:table-cell table:style-name="ce29" table:formula="of:=[.D29]+1" office:value-type="float" office:value="-7" calcext:value-type="float">
            <text:p>-7</text:p>
          </table:table-cell>
          <table:table-cell/>
          <table:table-cell table:formula="of:=1.6*10^(-3)" office:value-type="float" office:value="0.0016" calcext:value-type="float">
            <text:p>0,0016</text:p>
          </table:table-cell>
          <table:table-cell table:formula="of:=[.F30]*[.$D$19]/([.$D$18]+[.$D$19])" office:value-type="float" office:value="0.00125044687189672" calcext:value-type="float">
            <text:p>0,001250446871897</text:p>
          </table:table-cell>
          <table:table-cell table:number-columns-repeated="11"/>
        </table:table-row>
        <table:table-row table:style-name="ro1">
          <table:table-cell table:formula="of:=[.D31]+[.$B$4]" office:value-type="float" office:value="34" calcext:value-type="float">
            <text:p>34</text:p>
          </table:table-cell>
          <table:table-cell table:formula="of:=10^(([.A31]-30)/10)" office:value-type="float" office:value="2.51188643150958" calcext:value-type="float">
            <text:p>2,51188643150958</text:p>
          </table:table-cell>
          <table:table-cell/>
          <table:table-cell table:style-name="ce29" table:formula="of:=[.D30]+1" office:value-type="float" office:value="-6" calcext:value-type="float">
            <text:p>-6</text:p>
          </table:table-cell>
          <table:table-cell/>
          <table:table-cell table:formula="of:=2.44*10^(-3)" office:value-type="float" office:value="0.00244" calcext:value-type="float">
            <text:p>0,00244</text:p>
          </table:table-cell>
          <table:table-cell table:formula="of:=[.F31]*[.$D$19]/([.$D$18]+[.$D$19])" office:value-type="float" office:value="0.0019069314796425" calcext:value-type="float">
            <text:p>0,001906931479643</text:p>
          </table:table-cell>
          <table:table-cell table:number-columns-repeated="11"/>
        </table:table-row>
        <table:table-row table:style-name="ro1">
          <table:table-cell table:formula="of:=[.D32]+[.$B$4]" office:value-type="float" office:value="35" calcext:value-type="float">
            <text:p>35</text:p>
          </table:table-cell>
          <table:table-cell table:formula="of:=10^(([.A32]-30)/10)" office:value-type="float" office:value="3.16227766016838" calcext:value-type="float">
            <text:p>3,16227766016838</text:p>
          </table:table-cell>
          <table:table-cell/>
          <table:table-cell table:style-name="ce29" table:formula="of:=[.D31]+1" office:value-type="float" office:value="-5" calcext:value-type="float">
            <text:p>-5</text:p>
          </table:table-cell>
          <table:table-cell/>
          <table:table-cell table:formula="of:=5.29*10^(-3)" office:value-type="float" office:value="0.00529" calcext:value-type="float">
            <text:p>0,00529</text:p>
          </table:table-cell>
          <table:table-cell table:formula="of:=[.F32]*[.$D$19]/([.$D$18]+[.$D$19])" office:value-type="float" office:value="0.00413428997020854" calcext:value-type="float">
            <text:p>0,004134289970209</text:p>
          </table:table-cell>
          <table:table-cell table:number-columns-repeated="11"/>
        </table:table-row>
        <table:table-row table:style-name="ro1">
          <table:table-cell table:formula="of:=[.D33]+[.$B$4]" office:value-type="float" office:value="36" calcext:value-type="float">
            <text:p>36</text:p>
          </table:table-cell>
          <table:table-cell table:formula="of:=10^(([.A33]-30)/10)" office:value-type="float" office:value="3.98107170553497" calcext:value-type="float">
            <text:p>3,98107170553497</text:p>
          </table:table-cell>
          <table:table-cell/>
          <table:table-cell table:style-name="ce29" table:formula="of:=[.D32]+1" office:value-type="float" office:value="-4" calcext:value-type="float">
            <text:p>-4</text:p>
          </table:table-cell>
          <table:table-cell/>
          <table:table-cell table:formula="of:=6.5*10^(-3)" office:value-type="float" office:value="0.0065" calcext:value-type="float">
            <text:p>0,0065</text:p>
          </table:table-cell>
          <table:table-cell table:formula="of:=[.F33]*[.$D$19]/([.$D$18]+[.$D$19])" office:value-type="float" office:value="0.00507994041708044" calcext:value-type="float">
            <text:p>0,00507994041708</text:p>
          </table:table-cell>
          <table:table-cell table:number-columns-repeated="11"/>
        </table:table-row>
        <table:table-row table:style-name="ro1">
          <table:table-cell table:formula="of:=[.D34]+[.$B$4]" office:value-type="float" office:value="37" calcext:value-type="float">
            <text:p>37</text:p>
          </table:table-cell>
          <table:table-cell table:formula="of:=10^(([.A34]-30)/10)" office:value-type="float" office:value="5.01187233627272" calcext:value-type="float">
            <text:p>5,01187233627272</text:p>
          </table:table-cell>
          <table:table-cell/>
          <table:table-cell table:style-name="ce29" table:formula="of:=[.D33]+1" office:value-type="float" office:value="-3" calcext:value-type="float">
            <text:p>-3</text:p>
          </table:table-cell>
          <table:table-cell/>
          <table:table-cell table:formula="of:=10*10^(-3)" office:value-type="float" office:value="0.01" calcext:value-type="float">
            <text:p>0,01</text:p>
          </table:table-cell>
          <table:table-cell table:formula="of:=[.F34]*[.$D$19]/([.$D$18]+[.$D$19])" office:value-type="float" office:value="0.00781529294935452" calcext:value-type="float">
            <text:p>0,007815292949355</text:p>
          </table:table-cell>
          <table:table-cell table:number-columns-repeated="11"/>
        </table:table-row>
        <table:table-row table:style-name="ro1">
          <table:table-cell table:formula="of:=[.D35]+[.$B$4]" office:value-type="float" office:value="38" calcext:value-type="float">
            <text:p>38</text:p>
          </table:table-cell>
          <table:table-cell table:formula="of:=10^(([.A35]-30)/10)" office:value-type="float" office:value="6.30957344480193" calcext:value-type="float">
            <text:p>6,30957344480193</text:p>
          </table:table-cell>
          <table:table-cell/>
          <table:table-cell table:style-name="ce29" table:formula="of:=[.D34]+1" office:value-type="float" office:value="-2" calcext:value-type="float">
            <text:p>-2</text:p>
          </table:table-cell>
          <table:table-cell/>
          <table:table-cell table:formula="of:=16.6*10^(-3)" office:value-type="float" office:value="0.0166" calcext:value-type="float">
            <text:p>0,0166</text:p>
          </table:table-cell>
          <table:table-cell table:formula="of:=[.F35]*[.$D$19]/([.$D$18]+[.$D$19])" office:value-type="float" office:value="0.0129733862959285" calcext:value-type="float">
            <text:p>0,012973386295929</text:p>
          </table:table-cell>
          <table:table-cell table:number-columns-repeated="11"/>
        </table:table-row>
        <table:table-row table:style-name="ro1">
          <table:table-cell table:formula="of:=[.D36]+[.$B$4]" office:value-type="float" office:value="39" calcext:value-type="float">
            <text:p>39</text:p>
          </table:table-cell>
          <table:table-cell table:formula="of:=10^(([.A36]-30)/10)" office:value-type="float" office:value="7.94328234724282" calcext:value-type="float">
            <text:p>7,94328234724282</text:p>
          </table:table-cell>
          <table:table-cell/>
          <table:table-cell table:style-name="ce29" table:formula="of:=[.D35]+1" office:value-type="float" office:value="-1" calcext:value-type="float">
            <text:p>-1</text:p>
          </table:table-cell>
          <table:table-cell/>
          <table:table-cell table:formula="of:=25.9*10^(-3)" office:value-type="float" office:value="0.0259" calcext:value-type="float">
            <text:p>0,0259</text:p>
          </table:table-cell>
          <table:table-cell table:formula="of:=[.F36]*[.$D$19]/([.$D$18]+[.$D$19])" office:value-type="float" office:value="0.0202416087388282" calcext:value-type="float">
            <text:p>0,020241608738828</text:p>
          </table:table-cell>
          <table:table-cell table:number-columns-repeated="11"/>
        </table:table-row>
        <table:table-row table:style-name="ro1">
          <table:table-cell table:formula="of:=[.D37]+[.$B$4]" office:value-type="float" office:value="40" calcext:value-type="float">
            <text:p>40</text:p>
          </table:table-cell>
          <table:table-cell table:formula="of:=10^(([.A37]-30)/10)" office:value-type="float" office:value="10" calcext:value-type="float">
            <text:p>10</text:p>
          </table:table-cell>
          <table:table-cell/>
          <table:table-cell table:style-name="ce30" table:formula="of:=[.D36]+1" office:value-type="float" office:value="0" calcext:value-type="float">
            <text:p>0</text:p>
          </table:table-cell>
          <table:table-cell/>
          <table:table-cell table:formula="of:=38.8*10^(-3)" office:value-type="float" office:value="0.0388" calcext:value-type="float">
            <text:p>0,0388</text:p>
          </table:table-cell>
          <table:table-cell table:formula="of:=[.F37]*[.$D$19]/([.$D$18]+[.$D$19])" office:value-type="float" office:value="0.0303233366434955" calcext:value-type="float">
            <text:p>0,030323336643496</text:p>
          </table:table-cell>
          <table:table-cell table:number-columns-repeated="11"/>
        </table:table-row>
        <table:table-row table:style-name="ro1">
          <table:table-cell table:formula="of:=[.D38]+[.$B$4]" office:value-type="float" office:value="41" calcext:value-type="float">
            <text:p>41</text:p>
          </table:table-cell>
          <table:table-cell table:formula="of:=10^(([.A38]-30)/10)" office:value-type="float" office:value="12.5892541179417" calcext:value-type="float">
            <text:p>12,5892541179417</text:p>
          </table:table-cell>
          <table:table-cell/>
          <table:table-cell table:formula="of:=[.D37]+1" office:value-type="float" office:value="1" calcext:value-type="float">
            <text:p>1</text:p>
          </table:table-cell>
          <table:table-cell/>
          <table:table-cell table:formula="of:=0.0522" office:value-type="float" office:value="0.0522" calcext:value-type="float">
            <text:p>0,0522</text:p>
          </table:table-cell>
          <table:table-cell table:formula="of:=[.F38]*[.$D$19]/([.$D$18]+[.$D$19])" office:value-type="float" office:value="0.0407958291956306" calcext:value-type="float">
            <text:p>0,040795829195631</text:p>
          </table:table-cell>
          <table:table-cell table:number-columns-repeated="11"/>
        </table:table-row>
        <table:table-row table:style-name="ro1">
          <table:table-cell table:formula="of:=[.D39]+[.$B$4]" office:value-type="float" office:value="42" calcext:value-type="float">
            <text:p>42</text:p>
          </table:table-cell>
          <table:table-cell table:formula="of:=10^(([.A39]-30)/10)" office:value-type="float" office:value="15.8489319246111" calcext:value-type="float">
            <text:p>15,8489319246111</text:p>
          </table:table-cell>
          <table:table-cell/>
          <table:table-cell table:formula="of:=[.D38]+1" office:value-type="float" office:value="2" calcext:value-type="float">
            <text:p>2</text:p>
          </table:table-cell>
          <table:table-cell/>
          <table:table-cell table:formula="of:=0.0798" office:value-type="float" office:value="0.0798" calcext:value-type="float">
            <text:p>0,0798</text:p>
          </table:table-cell>
          <table:table-cell table:formula="of:=[.F39]*[.$D$19]/([.$D$18]+[.$D$19])" office:value-type="float" office:value="0.0623660377358491" calcext:value-type="float">
            <text:p>0,062366037735849</text:p>
          </table:table-cell>
          <table:table-cell table:number-columns-repeated="11"/>
        </table:table-row>
        <table:table-row table:style-name="ro1">
          <table:table-cell table:formula="of:=[.D40]+[.$B$4]" office:value-type="float" office:value="43" calcext:value-type="float">
            <text:p>43</text:p>
          </table:table-cell>
          <table:table-cell table:formula="of:=10^(([.A40]-30)/10)" office:value-type="float" office:value="19.9526231496888" calcext:value-type="float">
            <text:p>19,9526231496888</text:p>
          </table:table-cell>
          <table:table-cell/>
          <table:table-cell table:formula="of:=[.D39]+1" office:value-type="float" office:value="3" calcext:value-type="float">
            <text:p>3</text:p>
          </table:table-cell>
          <table:table-cell/>
          <table:table-cell table:formula="of:=0.1" office:value-type="float" office:value="0.1" calcext:value-type="float">
            <text:p>0,1</text:p>
          </table:table-cell>
          <table:table-cell table:formula="of:=[.F40]*[.$D$19]/([.$D$18]+[.$D$19])" office:value-type="float" office:value="0.0781529294935452" calcext:value-type="float">
            <text:p>0,078152929493545</text:p>
          </table:table-cell>
          <table:table-cell table:number-columns-repeated="11"/>
        </table:table-row>
        <table:table-row table:style-name="ro1">
          <table:table-cell table:formula="of:=[.D41]+[.$B$4]" office:value-type="float" office:value="44" calcext:value-type="float">
            <text:p>44</text:p>
          </table:table-cell>
          <table:table-cell table:formula="of:=10^(([.A41]-30)/10)" office:value-type="float" office:value="25.1188643150958" calcext:value-type="float">
            <text:p>25,1188643150958</text:p>
          </table:table-cell>
          <table:table-cell/>
          <table:table-cell table:formula="of:=[.D40]+1" office:value-type="float" office:value="4" calcext:value-type="float">
            <text:p>4</text:p>
          </table:table-cell>
          <table:table-cell/>
          <table:table-cell table:formula="of:=0.135" office:value-type="float" office:value="0.135" calcext:value-type="float">
            <text:p>0,135</text:p>
          </table:table-cell>
          <table:table-cell table:formula="of:=[.F41]*[.$D$19]/([.$D$18]+[.$D$19])" office:value-type="float" office:value="0.105506454816286" calcext:value-type="float">
            <text:p>0,105506454816286</text:p>
          </table:table-cell>
          <table:table-cell table:number-columns-repeated="11"/>
        </table:table-row>
        <table:table-row table:style-name="ro1">
          <table:table-cell table:formula="of:=[.D42]+[.$B$4]" office:value-type="float" office:value="45" calcext:value-type="float">
            <text:p>45</text:p>
          </table:table-cell>
          <table:table-cell table:formula="of:=10^(([.A42]-30)/10)" office:value-type="float" office:value="31.6227766016838" calcext:value-type="float">
            <text:p>31,6227766016838</text:p>
          </table:table-cell>
          <table:table-cell/>
          <table:table-cell table:formula="of:=[.D41]+1" office:value-type="float" office:value="5" calcext:value-type="float">
            <text:p>5</text:p>
          </table:table-cell>
          <table:table-cell/>
          <table:table-cell table:formula="of:=0.17" office:value-type="float" office:value="0.17" calcext:value-type="float">
            <text:p>0,17</text:p>
          </table:table-cell>
          <table:table-cell table:formula="of:=[.F42]*[.$D$19]/([.$D$18]+[.$D$19])" office:value-type="float" office:value="0.132859980139027" calcext:value-type="float">
            <text:p>0,132859980139027</text:p>
          </table:table-cell>
          <table:table-cell table:number-columns-repeated="11"/>
        </table:table-row>
        <table:table-row table:style-name="ro1">
          <table:table-cell table:formula="of:=[.D43]+[.$B$4]" office:value-type="float" office:value="46" calcext:value-type="float">
            <text:p>46</text:p>
          </table:table-cell>
          <table:table-cell table:formula="of:=10^(([.A43]-30)/10)" office:value-type="float" office:value="39.8107170553497" calcext:value-type="float">
            <text:p>39,8107170553497</text:p>
          </table:table-cell>
          <table:table-cell/>
          <table:table-cell table:formula="of:=[.D42]+1" office:value-type="float" office:value="6" calcext:value-type="float">
            <text:p>6</text:p>
          </table:table-cell>
          <table:table-cell/>
          <table:table-cell office:value-type="float" office:value="0.208" calcext:value-type="float">
            <text:p>0,208</text:p>
          </table:table-cell>
          <table:table-cell table:formula="of:=[.F43]*[.$D$19]/([.$D$18]+[.$D$19])" office:value-type="float" office:value="0.162558093346574" calcext:value-type="float">
            <text:p>0,162558093346574</text:p>
          </table:table-cell>
          <table:table-cell table:number-columns-repeated="11"/>
        </table:table-row>
        <table:table-row table:style-name="ro1">
          <table:table-cell table:formula="of:=[.D44]+[.$B$4]" office:value-type="float" office:value="47" calcext:value-type="float">
            <text:p>47</text:p>
          </table:table-cell>
          <table:table-cell table:formula="of:=10^(([.A44]-30)/10)" office:value-type="float" office:value="50.1187233627272" calcext:value-type="float">
            <text:p>50,1187233627272</text:p>
          </table:table-cell>
          <table:table-cell/>
          <table:table-cell table:formula="of:=[.D43]+1" office:value-type="float" office:value="7" calcext:value-type="float">
            <text:p>7</text:p>
          </table:table-cell>
          <table:table-cell/>
          <table:table-cell office:value-type="float" office:value="0.244" calcext:value-type="float">
            <text:p>0,244</text:p>
          </table:table-cell>
          <table:table-cell table:formula="of:=[.F44]*[.$D$19]/([.$D$18]+[.$D$19])" office:value-type="float" office:value="0.19069314796425" calcext:value-type="float">
            <text:p>0,19069314796425</text:p>
          </table:table-cell>
          <table:table-cell table:number-columns-repeated="11"/>
        </table:table-row>
        <table:table-row table:style-name="ro1">
          <table:table-cell table:formula="of:=[.D45]+[.$B$4]" office:value-type="float" office:value="48" calcext:value-type="float">
            <text:p>48</text:p>
          </table:table-cell>
          <table:table-cell table:formula="of:=10^(([.A45]-30)/10)" office:value-type="float" office:value="63.0957344480193" calcext:value-type="float">
            <text:p>63,0957344480193</text:p>
          </table:table-cell>
          <table:table-cell/>
          <table:table-cell table:formula="of:=[.D44]+1" office:value-type="float" office:value="8" calcext:value-type="float">
            <text:p>8</text:p>
          </table:table-cell>
          <table:table-cell/>
          <table:table-cell office:value-type="float" office:value="0.303" calcext:value-type="float">
            <text:p>0,303</text:p>
          </table:table-cell>
          <table:table-cell table:formula="of:=[.F45]*[.$D$19]/([.$D$18]+[.$D$19])" office:value-type="float" office:value="0.236803376365442" calcext:value-type="float">
            <text:p>0,236803376365442</text:p>
          </table:table-cell>
          <table:table-cell table:number-columns-repeated="11"/>
        </table:table-row>
        <table:table-row table:style-name="ro1">
          <table:table-cell table:formula="of:=[.D46]+[.$B$4]" office:value-type="float" office:value="49" calcext:value-type="float">
            <text:p>49</text:p>
          </table:table-cell>
          <table:table-cell table:formula="of:=10^(([.A46]-30)/10)" office:value-type="float" office:value="79.4328234724281" calcext:value-type="float">
            <text:p>79,4328234724281</text:p>
          </table:table-cell>
          <table:table-cell/>
          <table:table-cell table:formula="of:=[.D45]+1" office:value-type="float" office:value="9" calcext:value-type="float">
            <text:p>9</text:p>
          </table:table-cell>
          <table:table-cell/>
          <table:table-cell office:value-type="float" office:value="0.364" calcext:value-type="float">
            <text:p>0,364</text:p>
          </table:table-cell>
          <table:table-cell table:formula="of:=[.F46]*[.$D$19]/([.$D$18]+[.$D$19])" office:value-type="float" office:value="0.284476663356504" calcext:value-type="float">
            <text:p>0,284476663356504</text:p>
          </table:table-cell>
          <table:table-cell table:number-columns-repeated="11"/>
        </table:table-row>
        <table:table-row table:style-name="ro1">
          <table:table-cell table:formula="of:=[.D47]+[.$B$4]" office:value-type="float" office:value="50" calcext:value-type="float">
            <text:p>50</text:p>
          </table:table-cell>
          <table:table-cell table:formula="of:=10^(([.A47]-30)/10)" office:value-type="float" office:value="100" calcext:value-type="float">
            <text:p>100</text:p>
          </table:table-cell>
          <table:table-cell/>
          <table:table-cell table:formula="of:=[.D46]+1" office:value-type="float" office:value="10" calcext:value-type="float">
            <text:p>10</text:p>
          </table:table-cell>
          <table:table-cell/>
          <table:table-cell office:value-type="float" office:value="0.437" calcext:value-type="float">
            <text:p>0,437</text:p>
          </table:table-cell>
          <table:table-cell table:formula="of:=[.F47]*[.$D$19]/([.$D$18]+[.$D$19])" office:value-type="float" office:value="0.341528301886792" calcext:value-type="float">
            <text:p>0,341528301886792</text:p>
          </table:table-cell>
          <table:table-cell table:number-columns-repeated="11"/>
        </table:table-row>
        <table:table-row table:style-name="ro1">
          <table:table-cell table:formula="of:=[.D48]+[.$B$4]" office:value-type="float" office:value="51" calcext:value-type="float">
            <text:p>51</text:p>
          </table:table-cell>
          <table:table-cell table:formula="of:=10^(([.A48]-30)/10)" office:value-type="float" office:value="125.892541179417" calcext:value-type="float">
            <text:p>125,892541179417</text:p>
          </table:table-cell>
          <table:table-cell/>
          <table:table-cell table:formula="of:=[.D47]+1" office:value-type="float" office:value="11" calcext:value-type="float">
            <text:p>11</text:p>
          </table:table-cell>
          <table:table-cell/>
          <table:table-cell office:value-type="float" office:value="0.503" calcext:value-type="float">
            <text:p>0,503</text:p>
          </table:table-cell>
          <table:table-cell table:formula="of:=[.F48]*[.$D$19]/([.$D$18]+[.$D$19])" office:value-type="float" office:value="0.393109235352532" calcext:value-type="float">
            <text:p>0,393109235352532</text:p>
          </table:table-cell>
          <table:table-cell table:number-columns-repeated="11"/>
        </table:table-row>
        <table:table-row table:style-name="ro1">
          <table:table-cell table:formula="of:=[.D49]+[.$B$4]" office:value-type="float" office:value="52" calcext:value-type="float">
            <text:p>52</text:p>
          </table:table-cell>
          <table:table-cell table:formula="of:=10^(([.A49]-30)/10)" office:value-type="float" office:value="158.489319246111" calcext:value-type="float">
            <text:p>158,489319246111</text:p>
          </table:table-cell>
          <table:table-cell/>
          <table:table-cell table:formula="of:=[.D48]+1" office:value-type="float" office:value="12" calcext:value-type="float">
            <text:p>12</text:p>
          </table:table-cell>
          <table:table-cell/>
          <table:table-cell office:value-type="float" office:value="0.596" calcext:value-type="float">
            <text:p>0,596</text:p>
          </table:table-cell>
          <table:table-cell table:formula="of:=[.F49]*[.$D$19]/([.$D$18]+[.$D$19])" office:value-type="float" office:value="0.465791459781529" calcext:value-type="float">
            <text:p>0,465791459781529</text:p>
          </table:table-cell>
          <table:table-cell table:number-columns-repeated="11"/>
        </table:table-row>
        <table:table-row table:style-name="ro1">
          <table:table-cell table:formula="of:=[.D50]+[.$B$4]" office:value-type="float" office:value="53" calcext:value-type="float">
            <text:p>53</text:p>
          </table:table-cell>
          <table:table-cell table:formula="of:=10^(([.A50]-30)/10)" office:value-type="float" office:value="199.526231496888" calcext:value-type="float">
            <text:p>199,526231496888</text:p>
          </table:table-cell>
          <table:table-cell/>
          <table:table-cell table:formula="of:=[.D49]+1" office:value-type="float" office:value="13" calcext:value-type="float">
            <text:p>13</text:p>
          </table:table-cell>
          <table:table-cell/>
          <table:table-cell office:value-type="float" office:value="0.706" calcext:value-type="float">
            <text:p>0,706</text:p>
          </table:table-cell>
          <table:table-cell table:formula="of:=[.F50]*[.$D$19]/([.$D$18]+[.$D$19])" office:value-type="float" office:value="0.551759682224429" calcext:value-type="float">
            <text:p>0,551759682224429</text:p>
          </table:table-cell>
          <table:table-cell table:number-columns-repeated="11"/>
        </table:table-row>
        <table:table-row table:style-name="ro1">
          <table:table-cell table:formula="of:=[.D51]+[.$B$4]" office:value-type="float" office:value="54" calcext:value-type="float">
            <text:p>54</text:p>
          </table:table-cell>
          <table:table-cell table:formula="of:=10^(([.A51]-30)/10)" office:value-type="float" office:value="251.188643150958" calcext:value-type="float">
            <text:p>251,188643150958</text:p>
          </table:table-cell>
          <table:table-cell/>
          <table:table-cell table:formula="of:=[.D50]+1" office:value-type="float" office:value="14" calcext:value-type="float">
            <text:p>14</text:p>
          </table:table-cell>
          <table:table-cell/>
          <table:table-cell office:value-type="float" office:value="0.814" calcext:value-type="float">
            <text:p>0,814</text:p>
          </table:table-cell>
          <table:table-cell table:formula="of:=[.F51]*[.$D$19]/([.$D$18]+[.$D$19])" office:value-type="float" office:value="0.636164846077458" calcext:value-type="float">
            <text:p>0,636164846077458</text:p>
          </table:table-cell>
          <table:table-cell table:number-columns-repeated="11"/>
        </table:table-row>
        <table:table-row table:style-name="ro1">
          <table:table-cell table:formula="of:=[.D52]+[.$B$4]" office:value-type="float" office:value="55" calcext:value-type="float">
            <text:p>55</text:p>
          </table:table-cell>
          <table:table-cell table:formula="of:=10^(([.A52]-30)/10)" office:value-type="float" office:value="316.227766016838" calcext:value-type="float">
            <text:p>316,227766016838</text:p>
          </table:table-cell>
          <table:table-cell/>
          <table:table-cell table:formula="of:=[.D51]+1" office:value-type="float" office:value="15" calcext:value-type="float">
            <text:p>15</text:p>
          </table:table-cell>
          <table:table-cell/>
          <table:table-cell office:value-type="float" office:value="0.938" calcext:value-type="float">
            <text:p>0,938</text:p>
          </table:table-cell>
          <table:table-cell table:formula="of:=[.F52]*[.$D$19]/([.$D$18]+[.$D$19])" office:value-type="float" office:value="0.733074478649454" calcext:value-type="float">
            <text:p>0,733074478649454</text:p>
          </table:table-cell>
          <table:table-cell table:number-columns-repeated="11"/>
        </table:table-row>
        <table:table-row table:style-name="ro1">
          <table:table-cell table:formula="of:=[.D53]+[.$B$4]" office:value-type="float" office:value="56" calcext:value-type="float">
            <text:p>56</text:p>
          </table:table-cell>
          <table:table-cell table:formula="of:=10^(([.A53]-30)/10)" office:value-type="float" office:value="398.107170553497" calcext:value-type="float">
            <text:p>398,107170553497</text:p>
          </table:table-cell>
          <table:table-cell/>
          <table:table-cell table:formula="of:=[.D52]+1" office:value-type="float" office:value="16" calcext:value-type="float">
            <text:p>16</text:p>
          </table:table-cell>
          <table:table-cell/>
          <table:table-cell office:value-type="float" office:value="1.1" calcext:value-type="float">
            <text:p>1,1</text:p>
          </table:table-cell>
          <table:table-cell table:formula="of:=[.F53]*[.$D$19]/([.$D$18]+[.$D$19])" office:value-type="float" office:value="0.859682224428997" calcext:value-type="float">
            <text:p>0,859682224428997</text:p>
          </table:table-cell>
          <table:table-cell table:number-columns-repeated="11"/>
        </table:table-row>
        <table:table-row table:style-name="ro1">
          <table:table-cell table:formula="of:=[.D54]+[.$B$4]" office:value-type="float" office:value="57" calcext:value-type="float">
            <text:p>57</text:p>
          </table:table-cell>
          <table:table-cell table:formula="of:=10^(([.A54]-30)/10)" office:value-type="float" office:value="501.187233627272" calcext:value-type="float">
            <text:p>501,187233627272</text:p>
          </table:table-cell>
          <table:table-cell/>
          <table:table-cell table:formula="of:=[.D53]+1" office:value-type="float" office:value="17" calcext:value-type="float">
            <text:p>17</text:p>
          </table:table-cell>
          <table:table-cell/>
          <table:table-cell office:value-type="float" office:value="1.27" calcext:value-type="float">
            <text:p>1,27</text:p>
          </table:table-cell>
          <table:table-cell table:formula="of:=[.F54]*[.$D$19]/([.$D$18]+[.$D$19])" office:value-type="float" office:value="0.992542204568024" calcext:value-type="float">
            <text:p>0,992542204568024</text:p>
          </table:table-cell>
          <table:table-cell table:number-columns-repeated="11"/>
        </table:table-row>
        <table:table-row table:style-name="ro1">
          <table:table-cell table:formula="of:=[.D55]+[.$B$4]" office:value-type="float" office:value="58" calcext:value-type="float">
            <text:p>58</text:p>
          </table:table-cell>
          <table:table-cell table:formula="of:=10^(([.A55]-30)/10)" office:value-type="float" office:value="630.957344480193" calcext:value-type="float">
            <text:p>630,957344480193</text:p>
          </table:table-cell>
          <table:table-cell/>
          <table:table-cell table:formula="of:=[.D54]+1" office:value-type="float" office:value="18" calcext:value-type="float">
            <text:p>18</text:p>
          </table:table-cell>
          <table:table-cell/>
          <table:table-cell office:value-type="float" office:value="1.45" calcext:value-type="float">
            <text:p>1,45</text:p>
          </table:table-cell>
          <table:table-cell table:formula="of:=[.F55]*[.$D$19]/([.$D$18]+[.$D$19])" office:value-type="float" office:value="1.13321747765641" calcext:value-type="float">
            <text:p>1,13321747765641</text:p>
          </table:table-cell>
          <table:table-cell table:number-columns-repeated="11"/>
        </table:table-row>
        <table:table-row table:style-name="ro1">
          <table:table-cell table:formula="of:=[.D56]+[.$B$4]" office:value-type="float" office:value="59" calcext:value-type="float">
            <text:p>59</text:p>
          </table:table-cell>
          <table:table-cell table:formula="of:=10^(([.A56]-30)/10)" office:value-type="float" office:value="794.328234724281" calcext:value-type="float">
            <text:p>794,328234724281</text:p>
          </table:table-cell>
          <table:table-cell/>
          <table:table-cell table:formula="of:=[.D55]+1" office:value-type="float" office:value="19" calcext:value-type="float">
            <text:p>19</text:p>
          </table:table-cell>
          <table:table-cell/>
          <table:table-cell office:value-type="float" office:value="1.66" calcext:value-type="float">
            <text:p>1,66</text:p>
          </table:table-cell>
          <table:table-cell table:formula="of:=[.F56]*[.$D$19]/([.$D$18]+[.$D$19])" office:value-type="float" office:value="1.29733862959285" calcext:value-type="float">
            <text:p>1,29733862959285</text:p>
          </table:table-cell>
          <table:table-cell table:number-columns-repeated="11"/>
        </table:table-row>
        <table:table-row table:style-name="ro1">
          <table:table-cell table:formula="of:=[.D57]+[.$B$4]" office:value-type="float" office:value="60" calcext:value-type="float">
            <text:p>60</text:p>
          </table:table-cell>
          <table:table-cell table:formula="of:=10^(([.A57]-30)/10)" office:value-type="float" office:value="1000" calcext:value-type="float">
            <text:p>1000</text:p>
          </table:table-cell>
          <table:table-cell/>
          <table:table-cell table:formula="of:=[.D56]+1" office:value-type="float" office:value="20" calcext:value-type="float">
            <text:p>20</text:p>
          </table:table-cell>
          <table:table-cell/>
          <table:table-cell office:value-type="float" office:value="1.9" calcext:value-type="float">
            <text:p>1,9</text:p>
          </table:table-cell>
          <table:table-cell table:formula="of:=[.F57]*[.$D$19]/([.$D$18]+[.$D$19])" office:value-type="float" office:value="1.48490566037736" calcext:value-type="float">
            <text:p>1,48490566037736</text:p>
          </table:table-cell>
          <table:table-cell table:number-columns-repeated="11"/>
        </table:table-row>
        <table:table-row table:style-name="ro1">
          <table:table-cell table:formula="of:=[.D58]+[.$B$4]" office:value-type="float" office:value="61" calcext:value-type="float">
            <text:p>61</text:p>
          </table:table-cell>
          <table:table-cell table:formula="of:=10^(([.A58]-30)/10)" office:value-type="float" office:value="1258.92541179417" calcext:value-type="float">
            <text:p>1258,92541179417</text:p>
          </table:table-cell>
          <table:table-cell/>
          <table:table-cell table:formula="of:=[.D57]+1" office:value-type="float" office:value="21" calcext:value-type="float">
            <text:p>21</text:p>
          </table:table-cell>
          <table:table-cell/>
          <table:table-cell office:value-type="float" office:value="2.16" calcext:value-type="float">
            <text:p>2,16</text:p>
          </table:table-cell>
          <table:table-cell table:formula="of:=[.F58]*[.$D$19]/([.$D$18]+[.$D$19])" office:value-type="float" office:value="1.68810327706058" calcext:value-type="float">
            <text:p>1,68810327706058</text:p>
          </table:table-cell>
          <table:table-cell table:number-columns-repeated="11"/>
        </table:table-row>
        <table:table-row table:style-name="ro1">
          <table:table-cell table:formula="of:=[.D59]+[.$B$4]" office:value-type="float" office:value="62" calcext:value-type="float">
            <text:p>62</text:p>
          </table:table-cell>
          <table:table-cell table:formula="of:=10^(([.A59]-30)/10)" office:value-type="float" office:value="1584.89319246111" calcext:value-type="float">
            <text:p>1584,89319246111</text:p>
          </table:table-cell>
          <table:table-cell/>
          <table:table-cell table:formula="of:=[.D58]+1" office:value-type="float" office:value="22" calcext:value-type="float">
            <text:p>22</text:p>
          </table:table-cell>
          <table:table-cell/>
          <table:table-cell office:value-type="float" office:value="2.46" calcext:value-type="float">
            <text:p>2,46</text:p>
          </table:table-cell>
          <table:table-cell table:formula="of:=[.F59]*[.$D$19]/([.$D$18]+[.$D$19])" office:value-type="float" office:value="1.92256206554121" calcext:value-type="float">
            <text:p>1,92256206554121</text:p>
          </table:table-cell>
          <table:table-cell table:number-columns-repeated="11"/>
        </table:table-row>
        <table:table-row table:style-name="ro1">
          <table:table-cell table:formula="of:=[.D60]+[.$B$4]" office:value-type="float" office:value="63" calcext:value-type="float">
            <text:p>63</text:p>
          </table:table-cell>
          <table:table-cell table:formula="of:=10^(([.A60]-30)/10)" office:value-type="float" office:value="1995.26231496888" calcext:value-type="float">
            <text:p>1995,26231496888</text:p>
          </table:table-cell>
          <table:table-cell/>
          <table:table-cell table:formula="of:=[.D59]+1" office:value-type="float" office:value="23" calcext:value-type="float">
            <text:p>23</text:p>
          </table:table-cell>
          <table:table-cell/>
          <table:table-cell office:value-type="float" office:value="2.79" calcext:value-type="float">
            <text:p>2,79</text:p>
          </table:table-cell>
          <table:table-cell table:formula="of:=[.F60]*[.$D$19]/([.$D$18]+[.$D$19])" office:value-type="float" office:value="2.18046673286991" calcext:value-type="float">
            <text:p>2,18046673286991</text:p>
          </table:table-cell>
          <table:table-cell table:number-columns-repeated="11"/>
        </table:table-row>
        <table:table-row table:style-name="ro1">
          <table:table-cell table:formula="of:=[.D61]+[.$B$4]" office:value-type="float" office:value="64" calcext:value-type="float">
            <text:p>64</text:p>
          </table:table-cell>
          <table:table-cell table:formula="of:=10^(([.A61]-30)/10)" office:value-type="float" office:value="2511.88643150958" calcext:value-type="float">
            <text:p>2511,88643150958</text:p>
          </table:table-cell>
          <table:table-cell/>
          <table:table-cell table:formula="of:=[.D60]+1" office:value-type="float" office:value="24" calcext:value-type="float">
            <text:p>24</text:p>
          </table:table-cell>
          <table:table-cell/>
          <table:table-cell office:value-type="float" office:value="3.17" calcext:value-type="float">
            <text:p>3,17</text:p>
          </table:table-cell>
          <table:table-cell table:formula="of:=[.F61]*[.$D$19]/([.$D$18]+[.$D$19])" office:value-type="float" office:value="2.47744786494538" calcext:value-type="float">
            <text:p>2,47744786494538</text:p>
          </table:table-cell>
          <table:table-cell table:number-columns-repeated="11"/>
        </table:table-row>
        <table:table-row table:style-name="ro1">
          <table:table-cell table:formula="of:=[.D62]+[.$B$4]" office:value-type="float" office:value="65" calcext:value-type="float">
            <text:p>65</text:p>
          </table:table-cell>
          <table:table-cell table:formula="of:=10^(([.A62]-30)/10)" office:value-type="float" office:value="3162.27766016838" calcext:value-type="float">
            <text:p>3162,27766016838</text:p>
          </table:table-cell>
          <table:table-cell/>
          <table:table-cell table:formula="of:=[.D61]+1" office:value-type="float" office:value="25" calcext:value-type="float">
            <text:p>25</text:p>
          </table:table-cell>
          <table:table-cell/>
          <table:table-cell office:value-type="float" office:value="3.59" calcext:value-type="float">
            <text:p>3,59</text:p>
          </table:table-cell>
          <table:table-cell table:formula="of:=[.F62]*[.$D$19]/([.$D$18]+[.$D$19])" office:value-type="float" office:value="2.80569016881827" calcext:value-type="float">
            <text:p>2,80569016881827</text:p>
          </table:table-cell>
          <table:table-cell table:number-columns-repeated="11"/>
        </table:table-row>
        <table:table-row table:style-name="ro1">
          <table:table-cell table:formula="of:=[.D63]+[.$B$4]" office:value-type="float" office:value="66" calcext:value-type="float">
            <text:p>66</text:p>
          </table:table-cell>
          <table:table-cell table:formula="of:=10^(([.A63]-30)/10)" office:value-type="float" office:value="3981.07170553497" calcext:value-type="float">
            <text:p>3981,07170553497</text:p>
          </table:table-cell>
          <table:table-cell/>
          <table:table-cell table:formula="of:=[.D62]+1" office:value-type="float" office:value="26" calcext:value-type="float">
            <text:p>26</text:p>
          </table:table-cell>
          <table:table-cell/>
          <table:table-cell office:value-type="float" office:value="4.02" calcext:value-type="float">
            <text:p>4,02</text:p>
          </table:table-cell>
          <table:table-cell table:formula="of:=[.F63]*[.$D$19]/([.$D$18]+[.$D$19])" office:value-type="float" office:value="3.14174776564052" calcext:value-type="float">
            <text:p>3,14174776564052</text:p>
          </table:table-cell>
          <table:table-cell table:number-columns-repeated="11"/>
        </table:table-row>
        <table:table-row table:style-name="ro1">
          <table:table-cell table:formula="of:=[.D64]+[.$B$4]" office:value-type="float" office:value="67" calcext:value-type="float">
            <text:p>67</text:p>
          </table:table-cell>
          <table:table-cell table:formula="of:=10^(([.A64]-30)/10)" office:value-type="float" office:value="5011.87233627272" calcext:value-type="float">
            <text:p>5011,87233627272</text:p>
          </table:table-cell>
          <table:table-cell/>
          <table:table-cell table:formula="of:=[.D63]+1" office:value-type="float" office:value="27" calcext:value-type="float">
            <text:p>27</text:p>
          </table:table-cell>
          <table:table-cell/>
          <table:table-cell office:value-type="float" office:value="4.55" calcext:value-type="float">
            <text:p>4,55</text:p>
          </table:table-cell>
          <table:table-cell table:formula="of:=[.F64]*[.$D$19]/([.$D$18]+[.$D$19])" office:value-type="float" office:value="3.55595829195631" calcext:value-type="float">
            <text:p>3,55595829195631</text:p>
          </table:table-cell>
          <table:table-cell table:number-columns-repeated="11"/>
        </table:table-row>
        <table:table-row table:style-name="ro1">
          <table:table-cell table:formula="of:=[.D65]+[.$B$4]" office:value-type="float" office:value="68" calcext:value-type="float">
            <text:p>68</text:p>
          </table:table-cell>
          <table:table-cell table:formula="of:=10^(([.A65]-30)/10)" office:value-type="float" office:value="6309.57344480193" calcext:value-type="float">
            <text:p>6309,57344480193</text:p>
          </table:table-cell>
          <table:table-cell/>
          <table:table-cell table:formula="of:=[.D64]+1" office:value-type="float" office:value="28" calcext:value-type="float">
            <text:p>28</text:p>
          </table:table-cell>
          <table:table-cell/>
          <table:table-cell office:value-type="float" office:value="5.14" calcext:value-type="float">
            <text:p>5,14</text:p>
          </table:table-cell>
          <table:table-cell table:formula="of:=[.F65]*[.$D$19]/([.$D$18]+[.$D$19])" office:value-type="float" office:value="4.01706057596822" calcext:value-type="float">
            <text:p>4,01706057596822</text:p>
          </table:table-cell>
          <table:table-cell table:number-columns-repeated="11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style-name="ce16"/>
          <table:table-cell table:style-name="ce16" office:value-type="string" calcext:value-type="string">
            <text:p>Vout (Pin=valeur basse)</text:p>
          </table:table-cell>
          <table:table-cell table:style-name="ce16" office:value-type="string" calcext:value-type="string">
            <text:p>Vout (Pin=valeur haute)</text:p>
          </table:table-cell>
          <table:table-cell table:number-columns-repeated="15"/>
        </table:table-row>
        <table:table-row table:style-name="ro1">
          <table:table-cell table:style-name="ce17" office:value-type="string" calcext:value-type="string">
            <text:p>x</text:p>
          </table:table-cell>
          <table:table-cell table:style-name="ce17" table:formula="of:=[.C95]*1000" office:value-type="float" office:value="0.312611717974181" calcext:value-type="float">
            <text:p>0,312611717974181</text:p>
          </table:table-cell>
          <table:table-cell table:style-name="ce17" table:formula="of:=[.C105]*1000" office:value-type="float" office:value="30.3233366434955" calcext:value-type="float">
            <text:p>30,3233366434955</text:p>
          </table:table-cell>
          <table:table-cell table:number-columns-repeated="15"/>
        </table:table-row>
        <table:table-row table:style-name="ro1">
          <table:table-cell table:style-name="ce18" office:value-type="string" calcext:value-type="string">
            <text:p>y</text:p>
          </table:table-cell>
          <table:table-cell table:style-name="ce18" table:formula="of:=[.B27]" office:value-type="float" office:value="1" calcext:value-type="float">
            <text:p>1</text:p>
          </table:table-cell>
          <table:table-cell table:style-name="ce18" table:formula="of:=[.B37]" office:value-type="float" office:value="10" calcext:value-type="float">
            <text:p>10</text:p>
          </table:table-cell>
          <table:table-cell table:number-columns-repeated="15"/>
        </table:table-row>
        <table:table-row table:style-name="ro1">
          <table:table-cell table:number-columns-repeated="18"/>
        </table:table-row>
        <table:table-row table:style-name="ro1">
          <table:table-cell office:value-type="string" calcext:value-type="string">
            <text:p>interpolation linéaire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[1W;10W]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1/a</text:p>
          </table:table-cell>
          <table:table-cell office:value-type="string" calcext:value-type="string">
            <text:p>'-b</text:p>
          </table:table-cell>
          <table:table-cell table:number-columns-repeated="13"/>
        </table:table-row>
        <table:table-row table:style-name="ro1">
          <table:table-cell/>
          <table:table-cell table:formula="of:=([.C71]-[.B71])/([.C70]-[.B70])" office:value-type="float" office:value="0.299892789072427" calcext:value-type="float">
            <text:p>0,299892789072427</text:p>
          </table:table-cell>
          <table:table-cell table:formula="of:=[.B71]-[.B75]*[.B70]" office:value-type="float" office:value="0.90625" calcext:value-type="float">
            <text:p>0,90625</text:p>
          </table:table-cell>
          <table:table-cell table:formula="of:=1/[.B75]" office:value-type="float" office:value="3.33452499172459" calcext:value-type="float">
            <text:p>3,33452499172459</text:p>
          </table:table-cell>
          <table:table-cell table:formula="of:=-[.C75]" office:value-type="float" office:value="-0.90625" calcext:value-type="float">
            <text:p>-0,90625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P=K(Vout)^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=log(y1/y0) / log(x1/x0)</text:p>
          </table:table-cell>
          <table:table-cell table:number-columns-repeated="2"/>
          <table:table-cell table:style-name="ce31" office:value-type="string" calcext:value-type="string">
            <text:p>Interpolation puissance sur 2 points</text:p>
          </table:table-cell>
          <table:table-cell table:style-name="ce36"/>
          <table:table-cell table:style-name="ce37"/>
          <table:table-cell table:number-columns-repeated="12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OG10([.C71])-LOG10([.B71])" office:value-type="float" office:value="1" calcext:value-type="float">
            <text:p>1</text:p>
          </table:table-cell>
          <table:table-cell/>
          <table:table-cell table:style-name="ce32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K</text:p>
          </table:table-cell>
          <table:table-cell table:number-columns-repeated="2"/>
          <table:table-cell table:formula="of:=[.F81]*10^([.B70]*[.E81])" office:value-type="float" office:value="2.57943812280816" calcext:value-type="float">
            <text:p>2,579438122808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(x1)-log(x0)</text:p>
          </table:table-cell>
          <table:table-cell table:formula="of:=LOG10([.C70])-LOG10([.B70])" office:value-type="float" office:value="1.98677173426624" calcext:value-type="float">
            <text:p>1,98677173426624</text:p>
          </table:table-cell>
          <table:table-cell/>
          <table:table-cell table:style-name="ce15"/>
          <table:table-cell table:style-name="ce15" table:formula="of:=[.B80]/[.B81]" office:value-type="float" office:value="0.50332908544691" calcext:value-type="float">
            <text:p>0,50332908544691</text:p>
          </table:table-cell>
          <table:table-cell table:style-name="ce39" table:formula="of:=[.B71]/[.B83]" office:value-type="float" office:value="1.79547161679883" calcext:value-type="float">
            <text:p>1,79547161679883</text:p>
          </table:table-cell>
          <table:table-cell table:number-columns-repeated="2"/>
          <table:table-cell table:formula="of:=[.F81]*10^([.E81]*[.C70])" office:value-type="float" office:value="3286970789004750" calcext:value-type="float">
            <text:p>32869707890047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=P0/(V0)^a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V0^a</text:p>
          </table:table-cell>
          <table:table-cell table:formula="of:=[.B70]^[.E81]" office:value-type="float" office:value="0.556956729721472" calcext:value-type="float">
            <text:p>0,556956729721472</text:p>
          </table:table-cell>
          <table:table-cell table:number-columns-repeated="16"/>
        </table:table-row>
        <table:table-row table:style-name="ro1" table:number-rows-repeated="9">
          <table:table-cell table:number-columns-repeated="18"/>
        </table:table-row>
        <table:table-row table:style-name="ro1">
          <table:table-cell table:number-columns-repeated="4"/>
          <table:table-cell table:style-name="ce14" office:value-type="string" calcext:value-type="string">
            <text:p>interpolation linéaire</text:p>
          </table:table-cell>
          <table:table-cell table:style-name="ce22"/>
          <table:table-cell table:style-name="ce26"/>
          <table:table-cell table:style-name="ce31" table:formula="of:=[.D79]" office:value-type="string" office:string-value="Interpolation puissance sur 2 points" calcext:value-type="string">
            <text:p>Interpolation puissance sur 2 points</text:p>
          </table:table-cell>
          <table:table-cell table:style-name="ce36"/>
          <table:table-cell table:style-name="ce37"/>
          <table:table-cell table:number-columns-repeated="8"/>
        </table:table-row>
        <table:table-row table:style-name="ro1">
          <table:table-cell table:style-name="ce19" office:value-type="string" calcext:value-type="string">
            <text:p>Pin_coupleur(dBm)</text:p>
          </table:table-cell>
          <table:table-cell table:style-name="ce24" office:value-type="string" calcext:value-type="string">
            <text:p>Pin_coupleur(W)</text:p>
          </table:table-cell>
          <table:table-cell table:style-name="ce24" office:value-type="string" calcext:value-type="string">
            <text:p>Vout</text:p>
          </table:table-cell>
          <table:table-cell table:style-name="ce33" office:value-type="string" calcext:value-type="string">
            <text:p>Pin</text:p>
          </table:table-cell>
          <table:table-cell table:style-name="ce14" office:value-type="string" calcext:value-type="string">
            <text:p>Pin (W)</text:p>
          </table:table-cell>
          <table:table-cell table:style-name="ce22" office:value-type="string" calcext:value-type="string">
            <text:p>Pin (dBm)</text:p>
          </table:table-cell>
          <table:table-cell table:style-name="ce26" office:value-type="string" calcext:value-type="string">
            <text:p>%err</text:p>
          </table:table-cell>
          <table:table-cell table:style-name="ce32" office:value-type="string" calcext:value-type="string">
            <text:p>Pin(W)</text:p>
          </table:table-cell>
          <table:table-cell table:style-name="ce40" office:value-type="string" calcext:value-type="string">
            <text:p>in(dBm</text:p>
          </table:table-cell>
          <table:table-cell table:style-name="ce38" office:value-type="string" calcext:value-type="string">
            <text:p>%err</text:p>
          </table:table-cell>
          <table:table-cell table:number-columns-repeated="8"/>
        </table:table-row>
        <table:table-row table:style-name="ro1">
          <table:table-cell table:style-name="ce20" table:formula="of:=[.A27]" office:value-type="float" office:value="30" calcext:value-type="float">
            <text:p>30</text:p>
          </table:table-cell>
          <table:table-cell table:formula="of:=[.B27]" office:value-type="float" office:value="1" calcext:value-type="float">
            <text:p>1</text:p>
          </table:table-cell>
          <table:table-cell table:formula="of:=[.G27]" office:value-type="float" office:value="0.000312611717974181" calcext:value-type="float">
            <text:p>0,000312611717974</text:p>
          </table:table-cell>
          <table:table-cell table:style-name="ce34" table:formula="of:=[.A95]" office:value-type="float" office:value="30" calcext:value-type="float">
            <text:p>30</text:p>
          </table:table-cell>
          <table:table-cell table:style-name="ce32" table:formula="of:=[.$B$75]*[.C95]+[.$C$75]" office:value-type="float" office:value="0.90634375" calcext:value-type="float">
            <text:p>0,90634375</text:p>
          </table:table-cell>
          <table:table-cell table:style-name="ce40" table:formula="of:=30+10*LOG([.E95])" office:value-type="float" office:value="29.5729294427077" calcext:value-type="float">
            <text:p>29,5729294427077</text:p>
          </table:table-cell>
          <table:table-cell table:style-name="ce38" table:formula="of:=100*([.B95]-[.F95])/[.A95]" office:value-type="float" office:value="-95.243098142359" calcext:value-type="float">
            <text:p>-95,243098142359</text:p>
          </table:table-cell>
          <table:table-cell table:style-name="ce32" table:formula="of:=[.$F$81]*((1000*[.C95])^[.$E$81])" office:value-type="float" office:value="1" calcext:value-type="float">
            <text:p>1</text:p>
          </table:table-cell>
          <table:table-cell table:style-name="ce40" table:formula="of:=30+10*LOG([.H95])" office:value-type="float" office:value="30" calcext:value-type="float">
            <text:p>30</text:p>
          </table:table-cell>
          <table:table-cell table:style-name="ce38" table:formula="of:=100*([.B95]-[.H95])/[.B95]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style-name="ce20" table:formula="of:=[.A28]" office:value-type="float" office:value="31" calcext:value-type="float">
            <text:p>31</text:p>
          </table:table-cell>
          <table:table-cell table:formula="of:=[.B28]" office:value-type="float" office:value="1.25892541179417" calcext:value-type="float">
            <text:p>1,25892541179417</text:p>
          </table:table-cell>
          <table:table-cell table:formula="of:=[.G28]" office:value-type="float" office:value="0.000564264150943396" calcext:value-type="float">
            <text:p>0,000564264150943</text:p>
          </table:table-cell>
          <table:table-cell table:style-name="ce34" table:formula="of:=[.A96]" office:value-type="float" office:value="31" calcext:value-type="float">
            <text:p>31</text:p>
          </table:table-cell>
          <table:table-cell table:style-name="ce32" table:formula="of:=[.$B$75]*[.C96]+[.$C$75]" office:value-type="float" office:value="0.90641921875" calcext:value-type="float">
            <text:p>0,90641921875</text:p>
          </table:table-cell>
          <table:table-cell table:style-name="ce40" table:formula="of:=30+10*LOG([.E96])" office:value-type="float" office:value="29.573291052717" calcext:value-type="float">
            <text:p>29,573291052717</text:p>
          </table:table-cell>
          <table:table-cell table:style-name="ce38" table:formula="of:=100*([.B96]-[.F96])/[.A96]" office:value-type="float" office:value="-91.3366633578156" calcext:value-type="float">
            <text:p>-91,3366633578156</text:p>
          </table:table-cell>
          <table:table-cell table:style-name="ce32" table:formula="of:=[.$F$81]*((1000*[.C96])^[.$E$81])" office:value-type="float" office:value="1.34614684495529" calcext:value-type="float">
            <text:p>1,34614684495529</text:p>
          </table:table-cell>
          <table:table-cell table:style-name="ce40" table:formula="of:=30+10*LOG([.H96])" office:value-type="float" office:value="31.290924376556" calcext:value-type="float">
            <text:p>31,290924376556</text:p>
          </table:table-cell>
          <table:table-cell table:style-name="ce38" table:formula="of:=100*([.B96]-[.H96])/[.B96]" office:value-type="float" office:value="-6.92824470329971" calcext:value-type="float">
            <text:p>-6,92824470329971</text:p>
          </table:table-cell>
          <table:table-cell table:number-columns-repeated="8"/>
        </table:table-row>
        <table:table-row table:style-name="ro1">
          <table:table-cell table:style-name="ce20" table:formula="of:=[.A29]" office:value-type="float" office:value="32" calcext:value-type="float">
            <text:p>32</text:p>
          </table:table-cell>
          <table:table-cell table:formula="of:=[.B29]" office:value-type="float" office:value="1.58489319246111" calcext:value-type="float">
            <text:p>1,58489319246111</text:p>
          </table:table-cell>
          <table:table-cell table:formula="of:=[.G29]" office:value-type="float" office:value="0.000789344587884806" calcext:value-type="float">
            <text:p>0,000789344587885</text:p>
          </table:table-cell>
          <table:table-cell table:style-name="ce34" table:formula="of:=[.A97]" office:value-type="float" office:value="32" calcext:value-type="float">
            <text:p>32</text:p>
          </table:table-cell>
          <table:table-cell table:style-name="ce32" table:formula="of:=[.$B$75]*[.C97]+[.$C$75]" office:value-type="float" office:value="0.90648671875" calcext:value-type="float">
            <text:p>0,90648671875</text:p>
          </table:table-cell>
          <table:table-cell table:style-name="ce40" table:formula="of:=30+10*LOG([.E97])" office:value-type="float" office:value="29.5736144547969" calcext:value-type="float">
            <text:p>29,5736144547969</text:p>
          </table:table-cell>
          <table:table-cell table:style-name="ce38" table:formula="of:=100*([.B97]-[.F97])/[.A97]" office:value-type="float" office:value="-87.4647539447993" calcext:value-type="float">
            <text:p>-87,4647539447993</text:p>
          </table:table-cell>
          <table:table-cell table:style-name="ce32" table:formula="of:=[.$F$81]*((1000*[.C97])^[.$E$81])" office:value-type="float" office:value="1.59393223514127" calcext:value-type="float">
            <text:p>1,59393223514127</text:p>
          </table:table-cell>
          <table:table-cell table:style-name="ce40" table:formula="of:=30+10*LOG([.H97])" office:value-type="float" office:value="32.0246985374152" calcext:value-type="float">
            <text:p>32,0246985374152</text:p>
          </table:table-cell>
          <table:table-cell table:style-name="ce38" table:formula="of:=100*([.B97]-[.H97])/[.B97]" office:value-type="float" office:value="-0.570325036611442" calcext:value-type="float">
            <text:p>-0,570325036611442</text:p>
          </table:table-cell>
          <table:table-cell table:number-columns-repeated="8"/>
        </table:table-row>
        <table:table-row table:style-name="ro1">
          <table:table-cell table:style-name="ce20" table:formula="of:=[.A30]" office:value-type="float" office:value="33" calcext:value-type="float">
            <text:p>33</text:p>
          </table:table-cell>
          <table:table-cell table:formula="of:=[.B30]" office:value-type="float" office:value="1.99526231496888" calcext:value-type="float">
            <text:p>1,99526231496888</text:p>
          </table:table-cell>
          <table:table-cell table:formula="of:=[.G30]" office:value-type="float" office:value="0.00125044687189672" calcext:value-type="float">
            <text:p>0,001250446871897</text:p>
          </table:table-cell>
          <table:table-cell table:style-name="ce34" table:formula="of:=[.A98]" office:value-type="float" office:value="33" calcext:value-type="float">
            <text:p>33</text:p>
          </table:table-cell>
          <table:table-cell table:style-name="ce32" table:formula="of:=[.$B$75]*[.C98]+[.$C$75]" office:value-type="float" office:value="0.906625" calcext:value-type="float">
            <text:p>0,906625</text:p>
          </table:table-cell>
          <table:table-cell table:style-name="ce40" table:formula="of:=30+10*LOG([.E98])" office:value-type="float" office:value="29.574276904698" calcext:value-type="float">
            <text:p>29,574276904698</text:p>
          </table:table-cell>
          <table:table-cell table:style-name="ce38" table:formula="of:=100*([.B98]-[.F98])/[.A98]" office:value-type="float" office:value="-83.5727714840277" calcext:value-type="float">
            <text:p>-83,5727714840277</text:p>
          </table:table-cell>
          <table:table-cell table:style-name="ce32" table:formula="of:=[.$F$81]*((1000*[.C98])^[.$E$81])" office:value-type="float" office:value="2.00925151664675" calcext:value-type="float">
            <text:p>2,00925151664675</text:p>
          </table:table-cell>
          <table:table-cell table:style-name="ce40" table:formula="of:=30+10*LOG([.H98])" office:value-type="float" office:value="33.0303430481928" calcext:value-type="float">
            <text:p>33,0303430481928</text:p>
          </table:table-cell>
          <table:table-cell table:style-name="ce38" table:formula="of:=100*([.B98]-[.H98])/[.B98]" office:value-type="float" office:value="-0.70112092895871" calcext:value-type="float">
            <text:p>-0,70112092895871</text:p>
          </table:table-cell>
          <table:table-cell table:number-columns-repeated="8"/>
        </table:table-row>
        <table:table-row table:style-name="ro1">
          <table:table-cell table:style-name="ce20" table:formula="of:=[.A31]" office:value-type="float" office:value="34" calcext:value-type="float">
            <text:p>34</text:p>
          </table:table-cell>
          <table:table-cell table:formula="of:=[.B31]" office:value-type="float" office:value="2.51188643150958" calcext:value-type="float">
            <text:p>2,51188643150958</text:p>
          </table:table-cell>
          <table:table-cell table:formula="of:=[.G31]" office:value-type="float" office:value="0.0019069314796425" calcext:value-type="float">
            <text:p>0,001906931479643</text:p>
          </table:table-cell>
          <table:table-cell table:style-name="ce34" table:formula="of:=[.A99]" office:value-type="float" office:value="34" calcext:value-type="float">
            <text:p>34</text:p>
          </table:table-cell>
          <table:table-cell table:style-name="ce32" table:formula="of:=[.$B$75]*[.C99]+[.$C$75]" office:value-type="float" office:value="0.906821875" calcext:value-type="float">
            <text:p>0,906821875</text:p>
          </table:table-cell>
          <table:table-cell table:style-name="ce40" table:formula="of:=30+10*LOG([.E99])" office:value-type="float" office:value="29.5752198794015" calcext:value-type="float">
            <text:p>29,5752198794015</text:p>
          </table:table-cell>
          <table:table-cell table:style-name="ce38" table:formula="of:=100*([.B99]-[.F99])/[.A99]" office:value-type="float" office:value="-79.5980395526233" calcext:value-type="float">
            <text:p>-79,5980395526233</text:p>
          </table:table-cell>
          <table:table-cell table:style-name="ce32" table:formula="of:=[.$F$81]*((1000*[.C99])^[.$E$81])" office:value-type="float" office:value="2.48473082415402" calcext:value-type="float">
            <text:p>2,48473082415402</text:p>
          </table:table-cell>
          <table:table-cell table:style-name="ce40" table:formula="of:=30+10*LOG([.H99])" office:value-type="float" office:value="33.9527934763014" calcext:value-type="float">
            <text:p>33,9527934763014</text:p>
          </table:table-cell>
          <table:table-cell table:style-name="ce38" table:formula="of:=100*([.B99]-[.H99])/[.B99]" office:value-type="float" office:value="1.08108420089847" calcext:value-type="float">
            <text:p>1,08108420089847</text:p>
          </table:table-cell>
          <table:table-cell table:number-columns-repeated="8"/>
        </table:table-row>
        <table:table-row table:style-name="ro1">
          <table:table-cell table:style-name="ce20" table:formula="of:=[.A32]" office:value-type="float" office:value="35" calcext:value-type="float">
            <text:p>35</text:p>
          </table:table-cell>
          <table:table-cell table:formula="of:=[.B32]" office:value-type="float" office:value="3.16227766016838" calcext:value-type="float">
            <text:p>3,16227766016838</text:p>
          </table:table-cell>
          <table:table-cell table:formula="of:=[.G32]" office:value-type="float" office:value="0.00413428997020854" calcext:value-type="float">
            <text:p>0,004134289970209</text:p>
          </table:table-cell>
          <table:table-cell table:style-name="ce34" table:formula="of:=[.A100]" office:value-type="float" office:value="35" calcext:value-type="float">
            <text:p>35</text:p>
          </table:table-cell>
          <table:table-cell table:style-name="ce32" table:formula="of:=[.$B$75]*[.C100]+[.$C$75]" office:value-type="float" office:value="0.90748984375" calcext:value-type="float">
            <text:p>0,90748984375</text:p>
          </table:table-cell>
          <table:table-cell table:style-name="ce40" table:formula="of:=30+10*LOG([.E100])" office:value-type="float" office:value="29.5784177329161" calcext:value-type="float">
            <text:p>29,5784177329161</text:p>
          </table:table-cell>
          <table:table-cell table:style-name="ce38" table:formula="of:=100*([.B100]-[.F100])/[.A100]" office:value-type="float" office:value="-75.4746859221362" calcext:value-type="float">
            <text:p>-75,4746859221362</text:p>
          </table:table-cell>
          <table:table-cell table:style-name="ce32" table:formula="of:=[.$F$81]*((1000*[.C100])^[.$E$81])" office:value-type="float" office:value="3.66801465698354" calcext:value-type="float">
            <text:p>3,66801465698354</text:p>
          </table:table-cell>
          <table:table-cell table:style-name="ce40" table:formula="of:=30+10*LOG([.H100])" office:value-type="float" office:value="35.6443106239448" calcext:value-type="float">
            <text:p>35,6443106239448</text:p>
          </table:table-cell>
          <table:table-cell table:style-name="ce38" table:formula="of:=100*([.B100]-[.H100])/[.B100]" office:value-type="float" office:value="-15.9928080694923" calcext:value-type="float">
            <text:p>-15,9928080694923</text:p>
          </table:table-cell>
          <table:table-cell table:number-columns-repeated="8"/>
        </table:table-row>
        <table:table-row table:style-name="ro1">
          <table:table-cell table:style-name="ce20" table:formula="of:=[.A33]" office:value-type="float" office:value="36" calcext:value-type="float">
            <text:p>36</text:p>
          </table:table-cell>
          <table:table-cell table:formula="of:=[.B33]" office:value-type="float" office:value="3.98107170553497" calcext:value-type="float">
            <text:p>3,98107170553497</text:p>
          </table:table-cell>
          <table:table-cell table:formula="of:=[.G33]" office:value-type="float" office:value="0.00507994041708044" calcext:value-type="float">
            <text:p>0,00507994041708</text:p>
          </table:table-cell>
          <table:table-cell table:style-name="ce34" table:formula="of:=[.A101]" office:value-type="float" office:value="36" calcext:value-type="float">
            <text:p>36</text:p>
          </table:table-cell>
          <table:table-cell table:style-name="ce32" table:formula="of:=[.$B$75]*[.C101]+[.$C$75]" office:value-type="float" office:value="0.9077734375" calcext:value-type="float">
            <text:p>0,9077734375</text:p>
          </table:table-cell>
          <table:table-cell table:style-name="ce40" table:formula="of:=30+10*LOG([.E101])" office:value-type="float" office:value="29.5797747063425" calcext:value-type="float">
            <text:p>29,5797747063425</text:p>
          </table:table-cell>
          <table:table-cell table:style-name="ce38" table:formula="of:=100*([.B101]-[.F101])/[.A101]" office:value-type="float" office:value="-71.1075083355764" calcext:value-type="float">
            <text:p>-71,1075083355764</text:p>
          </table:table-cell>
          <table:table-cell table:style-name="ce32" table:formula="of:=[.$F$81]*((1000*[.C101])^[.$E$81])" office:value-type="float" office:value="4.0687191872303" calcext:value-type="float">
            <text:p>4,0687191872303</text:p>
          </table:table-cell>
          <table:table-cell table:style-name="ce40" table:formula="of:=30+10*LOG([.H101])" office:value-type="float" office:value="36.0945771697426" calcext:value-type="float">
            <text:p>36,0945771697426</text:p>
          </table:table-cell>
          <table:table-cell table:style-name="ce38" table:formula="of:=100*([.B101]-[.H101])/[.B101]" office:value-type="float" office:value="-2.20160520026479" calcext:value-type="float">
            <text:p>-2,20160520026479</text:p>
          </table:table-cell>
          <table:table-cell table:number-columns-repeated="8"/>
        </table:table-row>
        <table:table-row table:style-name="ro1">
          <table:table-cell table:style-name="ce20" table:formula="of:=[.A34]" office:value-type="float" office:value="37" calcext:value-type="float">
            <text:p>37</text:p>
          </table:table-cell>
          <table:table-cell table:formula="of:=[.B34]" office:value-type="float" office:value="5.01187233627272" calcext:value-type="float">
            <text:p>5,01187233627272</text:p>
          </table:table-cell>
          <table:table-cell table:formula="of:=[.G34]" office:value-type="float" office:value="0.00781529294935452" calcext:value-type="float">
            <text:p>0,007815292949355</text:p>
          </table:table-cell>
          <table:table-cell table:style-name="ce34" table:formula="of:=[.A102]" office:value-type="float" office:value="37" calcext:value-type="float">
            <text:p>37</text:p>
          </table:table-cell>
          <table:table-cell table:style-name="ce32" table:formula="of:=[.$B$75]*[.C102]+[.$C$75]" office:value-type="float" office:value="0.90859375" calcext:value-type="float">
            <text:p>0,90859375</text:p>
          </table:table-cell>
          <table:table-cell table:style-name="ce40" table:formula="of:=30+10*LOG([.E102])" office:value-type="float" office:value="29.5836974508058" calcext:value-type="float">
            <text:p>29,5836974508058</text:p>
          </table:table-cell>
          <table:table-cell table:style-name="ce38" table:formula="of:=100*([.B102]-[.F102])/[.A102]" office:value-type="float" office:value="-66.4103381473867" calcext:value-type="float">
            <text:p>-66,4103381473867</text:p>
          </table:table-cell>
          <table:table-cell table:style-name="ce32" table:formula="of:=[.$F$81]*((1000*[.C102])^[.$E$81])" office:value-type="float" office:value="5.053867668464" calcext:value-type="float">
            <text:p>5,053867668464</text:p>
          </table:table-cell>
          <table:table-cell table:style-name="ce40" table:formula="of:=30+10*LOG([.H102])" office:value-type="float" office:value="37.0362386607454" calcext:value-type="float">
            <text:p>37,0362386607454</text:p>
          </table:table-cell>
          <table:table-cell table:style-name="ce38" table:formula="of:=100*([.B102]-[.H102])/[.B102]" office:value-type="float" office:value="-0.837917037258548" calcext:value-type="float">
            <text:p>-0,837917037258548</text:p>
          </table:table-cell>
          <table:table-cell table:number-columns-repeated="8"/>
        </table:table-row>
        <table:table-row table:style-name="ro1">
          <table:table-cell table:style-name="ce20" table:formula="of:=[.A35]" office:value-type="float" office:value="38" calcext:value-type="float">
            <text:p>38</text:p>
          </table:table-cell>
          <table:table-cell table:formula="of:=[.B35]" office:value-type="float" office:value="6.30957344480193" calcext:value-type="float">
            <text:p>6,30957344480193</text:p>
          </table:table-cell>
          <table:table-cell table:formula="of:=[.G35]" office:value-type="float" office:value="0.0129733862959285" calcext:value-type="float">
            <text:p>0,012973386295929</text:p>
          </table:table-cell>
          <table:table-cell table:style-name="ce34" table:formula="of:=[.A103]" office:value-type="float" office:value="38" calcext:value-type="float">
            <text:p>38</text:p>
          </table:table-cell>
          <table:table-cell table:style-name="ce32" table:formula="of:=[.$B$75]*[.C103]+[.$C$75]" office:value-type="float" office:value="0.910140625" calcext:value-type="float">
            <text:p>0,910140625</text:p>
          </table:table-cell>
          <table:table-cell table:style-name="ce40" table:formula="of:=30+10*LOG([.E103])" office:value-type="float" office:value="29.5910849995091" calcext:value-type="float">
            <text:p>29,5910849995091</text:p>
          </table:table-cell>
          <table:table-cell table:style-name="ce38" table:formula="of:=100*([.B103]-[.F103])/[.A103]" office:value-type="float" office:value="-61.267135670282" calcext:value-type="float">
            <text:p>-61,267135670282</text:p>
          </table:table-cell>
          <table:table-cell table:style-name="ce32" table:formula="of:=[.$F$81]*((1000*[.C103])^[.$E$81])" office:value-type="float" office:value="6.52244865089365" calcext:value-type="float">
            <text:p>6,52244865089365</text:p>
          </table:table-cell>
          <table:table-cell table:style-name="ce40" table:formula="of:=30+10*LOG([.H103])" office:value-type="float" office:value="38.1441066872721" calcext:value-type="float">
            <text:p>38,1441066872721</text:p>
          </table:table-cell>
          <table:table-cell table:style-name="ce38" table:formula="of:=100*([.B103]-[.H103])/[.B103]" office:value-type="float" office:value="-3.37384464978514" calcext:value-type="float">
            <text:p>-3,37384464978514</text:p>
          </table:table-cell>
          <table:table-cell table:number-columns-repeated="8"/>
        </table:table-row>
        <table:table-row table:style-name="ro1">
          <table:table-cell table:style-name="ce20" table:formula="of:=[.A36]" office:value-type="float" office:value="39" calcext:value-type="float">
            <text:p>39</text:p>
          </table:table-cell>
          <table:table-cell table:formula="of:=[.B36]" office:value-type="float" office:value="7.94328234724282" calcext:value-type="float">
            <text:p>7,94328234724282</text:p>
          </table:table-cell>
          <table:table-cell table:formula="of:=[.G36]" office:value-type="float" office:value="0.0202416087388282" calcext:value-type="float">
            <text:p>0,020241608738828</text:p>
          </table:table-cell>
          <table:table-cell table:style-name="ce34" table:formula="of:=[.A104]" office:value-type="float" office:value="39" calcext:value-type="float">
            <text:p>39</text:p>
          </table:table-cell>
          <table:table-cell table:style-name="ce32" table:formula="of:=[.$B$75]*[.C104]+[.$C$75]" office:value-type="float" office:value="0.9123203125" calcext:value-type="float">
            <text:p>0,9123203125</text:p>
          </table:table-cell>
          <table:table-cell table:style-name="ce40" table:formula="of:=30+10*LOG([.E104])" office:value-type="float" office:value="29.6014734438967" calcext:value-type="float">
            <text:p>29,6014734438967</text:p>
          </table:table-cell>
          <table:table-cell table:style-name="ce38" table:formula="of:=100*([.B104]-[.F104])/[.A104]" office:value-type="float" office:value="-55.5338233247536" calcext:value-type="float">
            <text:p>-55,5338233247536</text:p>
          </table:table-cell>
          <table:table-cell table:style-name="ce32" table:formula="of:=[.$F$81]*((1000*[.C104])^[.$E$81])" office:value-type="float" office:value="8.15923906947708" calcext:value-type="float">
            <text:p>8,15923906947708</text:p>
          </table:table-cell>
          <table:table-cell table:style-name="ce40" table:formula="of:=30+10*LOG([.H104])" office:value-type="float" office:value="39.1164965834498" calcext:value-type="float">
            <text:p>39,1164965834498</text:p>
          </table:table-cell>
          <table:table-cell table:style-name="ce38" table:formula="of:=100*([.B104]-[.H104])/[.B104]" office:value-type="float" office:value="-2.71873405468494" calcext:value-type="float">
            <text:p>-2,71873405468494</text:p>
          </table:table-cell>
          <table:table-cell table:number-columns-repeated="8"/>
        </table:table-row>
        <table:table-row table:style-name="ro1">
          <table:table-cell table:style-name="ce21" table:formula="of:=[.A37]" office:value-type="float" office:value="40" calcext:value-type="float">
            <text:p>40</text:p>
          </table:table-cell>
          <table:table-cell table:style-name="ce25" table:formula="of:=[.B37]" office:value-type="float" office:value="10" calcext:value-type="float">
            <text:p>10</text:p>
          </table:table-cell>
          <table:table-cell table:style-name="ce25" table:formula="of:=[.G37]" office:value-type="float" office:value="0.0303233366434955" calcext:value-type="float">
            <text:p>0,030323336643496</text:p>
          </table:table-cell>
          <table:table-cell table:style-name="ce35" table:formula="of:=[.A105]" office:value-type="float" office:value="40" calcext:value-type="float">
            <text:p>40</text:p>
          </table:table-cell>
          <table:table-cell table:style-name="ce15" table:formula="of:=[.$B$75]*[.C105]+[.$C$75]" office:value-type="float" office:value="0.91534375" calcext:value-type="float">
            <text:p>0,91534375</text:p>
          </table:table-cell>
          <table:table-cell table:style-name="ce23" table:formula="of:=30+10*LOG([.E105])" office:value-type="float" office:value="29.615842205064" calcext:value-type="float">
            <text:p>29,615842205064</text:p>
          </table:table-cell>
          <table:table-cell table:style-name="ce27" table:formula="of:=100*([.B105]-[.F105])/[.A105]" office:value-type="float" office:value="-49.0396055126599" calcext:value-type="float">
            <text:p>-49,0396055126599</text:p>
          </table:table-cell>
          <table:table-cell table:style-name="ce15" table:formula="of:=[.$F$81]*((1000*[.C105])^[.$E$81])" office:value-type="float" office:value="10" calcext:value-type="float">
            <text:p>10</text:p>
          </table:table-cell>
          <table:table-cell table:style-name="ce23" table:formula="of:=30+10*LOG([.H105])" office:value-type="float" office:value="40" calcext:value-type="float">
            <text:p>40</text:p>
          </table:table-cell>
          <table:table-cell table:style-name="ce27" table:formula="of:=100*([.B105]-[.H105])/[.B105]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8"/>
          <table:table-cell office:value-type="string" calcext:value-type="string">
            <text:p>Formule du graphique</text:p>
          </table:table-cell>
          <table:table-cell table:number-columns-repeated="9"/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table:formula="of:=[.$E$89]*EXP([.$F$89]*[.I111])" office:value-type="float" office:value="0" calcext:value-type="float">
            <text:p>0</text:p>
          </table:table-cell>
          <table:table-cell table:formula="of:=100*([.J111]-[.B95])/[.B95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2" calcext:value-type="float">
            <text:p>2</text:p>
          </table:table-cell>
          <table:table-cell table:formula="of:=[.$E$89]*EXP([.$F$89]*[.I112])" office:value-type="float" office:value="0" calcext:value-type="float">
            <text:p>0</text:p>
          </table:table-cell>
          <table:table-cell table:formula="of:=100*([.J112]-[.B96])/[.B96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3" calcext:value-type="float">
            <text:p>3</text:p>
          </table:table-cell>
          <table:table-cell table:formula="of:=[.$E$89]*EXP([.$F$89]*[.I113])" office:value-type="float" office:value="0" calcext:value-type="float">
            <text:p>0</text:p>
          </table:table-cell>
          <table:table-cell table:formula="of:=100*([.J113]-[.B97])/[.B97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4" calcext:value-type="float">
            <text:p>4</text:p>
          </table:table-cell>
          <table:table-cell table:formula="of:=[.$E$89]*EXP([.$F$89]*[.I114])" office:value-type="float" office:value="0" calcext:value-type="float">
            <text:p>0</text:p>
          </table:table-cell>
          <table:table-cell table:formula="of:=100*([.J114]-[.B98])/[.B98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5" calcext:value-type="float">
            <text:p>5</text:p>
          </table:table-cell>
          <table:table-cell table:formula="of:=[.$E$89]*EXP([.$F$89]*[.I115])" office:value-type="float" office:value="0" calcext:value-type="float">
            <text:p>0</text:p>
          </table:table-cell>
          <table:table-cell table:formula="of:=100*([.J115]-[.B99])/[.B99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6" calcext:value-type="float">
            <text:p>6</text:p>
          </table:table-cell>
          <table:table-cell table:formula="of:=[.$E$89]*EXP([.$F$89]*[.I116])" office:value-type="float" office:value="0" calcext:value-type="float">
            <text:p>0</text:p>
          </table:table-cell>
          <table:table-cell table:formula="of:=100*([.J116]-[.B100])/[.B100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formula="of:=[.$E$89]*EXP([.$F$89]*[.I117])" office:value-type="float" office:value="0" calcext:value-type="float">
            <text:p>0</text:p>
          </table:table-cell>
          <table:table-cell table:formula="of:=100*([.J117]-[.B101])/[.B101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formula="of:=[.$E$89]*EXP([.$F$89]*[.I118])" office:value-type="float" office:value="0" calcext:value-type="float">
            <text:p>0</text:p>
          </table:table-cell>
          <table:table-cell table:formula="of:=100*([.J118]-[.B102])/[.B102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formula="of:=[.$E$89]*EXP([.$F$89]*[.I119])" office:value-type="float" office:value="0" calcext:value-type="float">
            <text:p>0</text:p>
          </table:table-cell>
          <table:table-cell table:formula="of:=100*([.J119]-[.B103])/[.B103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formula="of:=[.$E$89]*EXP([.$F$89]*[.I120])" office:value-type="float" office:value="0" calcext:value-type="float">
            <text:p>0</text:p>
          </table:table-cell>
          <table:table-cell table:formula="of:=100*([.J120]-[.B104])/[.B104]" office:value-type="float" office:value="-100" calcext:value-type="float">
            <text:p>-100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formula="of:=[.$E$89]*EXP([.$F$89]*[.I121])" office:value-type="float" office:value="0" calcext:value-type="float">
            <text:p>0</text:p>
          </table:table-cell>
          <table:table-cell table:formula="of:=100*([.J121]-[.B105])/[.B105]" office:value-type="float" office:value="-100" calcext:value-type="float">
            <text:p>-100</text:p>
          </table:table-cell>
          <table:table-cell table:number-columns-repeated="7"/>
        </table:table-row>
      </table:table>
      <table:table table:name="ADC" table:style-name="ta1">
        <table:table-column table:style-name="co13" table:default-cell-style-name="Default"/>
        <table:table-column table:style-name="co3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number-columns-repeated="2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ertes coupleur</text:p>
          </table:table-cell>
          <table:table-cell office:value-type="float" office:value="40" calcext:value-type="float">
            <text:p>4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ésolution ADC</text:p>
          </table:table-cell>
          <table:table-cell office:value-type="float" office:value="16" calcext:value-type="float">
            <text:p>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ref</text:p>
          </table:table-cell>
          <table:table-cell office:value-type="float" office:value="2.048" calcext:value-type="float">
            <text:p>2,048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in_détecteur_valeur_basse</text:p>
          </table:table-cell>
          <table:table-cell office:value-type="float" office:value="-10" calcext:value-type="float">
            <text:p>-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in_détecteur_valeur_haute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quantum</text:p>
          </table:table-cell>
          <table:table-cell table:formula="of:=[.B4]/2^([.B3])" office:value-type="float" office:value="0.00003125" calcext:value-type="float">
            <text:p>3,125E-05</text:p>
          </table:table-cell>
          <table:table-cell table:number-columns-repeated="4"/>
          <table:table-cell table:formula="of:=[.B9]" office:value-type="float" office:value="0.00003125" calcext:value-type="float">
            <text:p>3,125E-0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5">
          <table:table-cell office:value-type="string" calcext:value-type="string">
            <text:p>V(Pcal=Pin_détecteur_valeur_</text:p>
            <text:p>Basse_de_calibration)</text:p>
          </table:table-cell>
          <table:table-cell table:formula="of:=[.B9]*10" office:value-type="float" office:value="0.0003125" calcext:value-type="float">
            <text:p>0,0003125</text:p>
          </table:table-cell>
          <table:table-cell table:number-columns-repeated="4"/>
          <table:table-cell table:formula="of:=6.25*10^(-5)" office:value-type="float" office:value="0.0000625" calcext:value-type="float">
            <text:p>6,25E-05</text:p>
          </table:table-cell>
          <table:table-cell table:formula="of:=[.G10]/[.B9]" office:value-type="float" office:value="2" calcext:value-type="float">
            <text:p>2</text:p>
          </table:table-cell>
          <table:table-cell table:number-columns-repeated="5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14" office:value-type="string" calcext:value-type="string">
            <text:p>R1</text:p>
          </table:table-cell>
          <table:table-cell table:style-name="ce26" office:value-type="float" office:value="25000" calcext:value-type="float">
            <text:p>25000</text:p>
          </table:table-cell>
          <table:table-cell table:number-columns-repeated="3"/>
          <table:table-cell office:value-type="string" calcext:value-type="string">
            <text:p>R2/(R1+R2)</text:p>
          </table:table-cell>
          <table:table-cell office:value-type="string" calcext:value-type="string">
            <text:p>Gain AOP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R2</text:p>
          </table:table-cell>
          <table:table-cell table:style-name="ce27" office:value-type="float" office:value="78700" calcext:value-type="float">
            <text:p>78700</text:p>
          </table:table-cell>
          <table:table-cell table:number-columns-repeated="3"/>
          <table:table-cell table:formula="of:=[.B14]/([.B13]+[.B14])" office:value-type="float" office:value="0.758919961427194" calcext:value-type="float">
            <text:p>0,758919961427194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10"/>
          <table:table-cell table:style-name="ce31" table:formula="of:=[.A44]" office:value-type="string" office:string-value="Interpolation puissance sur 2 points" calcext:value-type="string">
            <text:p>Interpolation puissance sur 2 poi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n coupleur (dBm)</text:p>
          </table:table-cell>
          <table:table-cell office:value-type="string" calcext:value-type="string">
            <text:p>Pin coupleur (W)</text:p>
          </table:table-cell>
          <table:table-cell/>
          <table:table-cell office:value-type="string" calcext:value-type="string">
            <text:p>Pin détecteur</text:p>
          </table:table-cell>
          <table:table-cell/>
          <table:table-cell office:value-type="string" calcext:value-type="string">
            <text:p>Vout détecteur QUCS (V)</text:p>
          </table:table-cell>
          <table:table-cell/>
          <table:table-cell office:value-type="string" calcext:value-type="string">
            <text:p>Vout calibré (pont de résistance)</text:p>
          </table:table-cell>
          <table:table-cell office:value-type="string" calcext:value-type="string">
            <text:p>ADC(decimal)</text:p>
          </table:table-cell>
          <table:table-cell table:style-name="ce41" office:value-type="string" calcext:value-type="string">
            <text:p>ADC (hexa)</text:p>
          </table:table-cell>
          <table:table-cell/>
          <table:table-cell office:value-type="string" calcext:value-type="string">
            <text:p>Pcalculé</text:p>
          </table:table-cell>
          <table:table-cell office:value-type="string" calcext:value-type="string">
            <text:p>%err</text:p>
          </table:table-cell>
        </table:table-row>
        <table:table-row table:style-name="ro1">
          <table:table-cell table:formula="of:=[.D17]+[.$B$1]" office:value-type="float" office:value="30" calcext:value-type="float">
            <text:p>30</text:p>
          </table:table-cell>
          <table:table-cell table:formula="of:=10^(([.A17]-30)/10)" office:value-type="float" office:value="1" calcext:value-type="float">
            <text:p>1</text:p>
          </table:table-cell>
          <table:table-cell/>
          <table:table-cell table:style-name="ce28" table:formula="of:=[.B6]" office:value-type="float" office:value="-10" calcext:value-type="float">
            <text:p>-10</text:p>
          </table:table-cell>
          <table:table-cell/>
          <table:table-cell table:formula="of:=400*10^(-6)" office:value-type="float" office:value="0.0004" calcext:value-type="float">
            <text:p>0,0004</text:p>
          </table:table-cell>
          <table:table-cell table:formula="of:=[.F17]*[.$G$14]" office:value-type="float" office:value="0.0004" calcext:value-type="float">
            <text:p>0,0004</text:p>
          </table:table-cell>
          <table:table-cell table:formula="of:=[.G17]*[.$B$14]/([.$B$13]+[.$B$14])" office:value-type="float" office:value="0.000303567984570877" calcext:value-type="float">
            <text:p>0,000303567984571</text:p>
          </table:table-cell>
          <table:table-cell table:formula="of:=ROUND([.H17]/[.$B$9])" office:value-type="float" office:value="10" calcext:value-type="float">
            <text:p>10</text:p>
          </table:table-cell>
          <table:table-cell table:formula="of:=DEC2HEX([.I17])" office:value-type="string" office:string-value="A" calcext:value-type="string">
            <text:p>A</text:p>
          </table:table-cell>
          <table:table-cell table:formula="of:=HEX2BIN([.J17];10)" office:value-type="string" office:string-value="0000001010" calcext:value-type="string">
            <text:p>0000001010</text:p>
          </table:table-cell>
          <table:table-cell table:formula="of:=[.$C$46]*([.I17]^[.$B$46])" office:value-type="float" office:value="1" calcext:value-type="float">
            <text:p>1</text:p>
          </table:table-cell>
          <table:table-cell table:formula="of:=ABS(100*([.L17]-[.B17])/[.B17])" office:value-type="float" office:value="0" calcext:value-type="float">
            <text:p>0</text:p>
          </table:table-cell>
        </table:table-row>
        <table:table-row table:style-name="ro1">
          <table:table-cell table:formula="of:=[.D18]+[.$B$1]" office:value-type="float" office:value="31" calcext:value-type="float">
            <text:p>31</text:p>
          </table:table-cell>
          <table:table-cell table:formula="of:=10^(([.A18]-30)/10)" office:value-type="float" office:value="1.25892541179417" calcext:value-type="float">
            <text:p>1,25892541179417</text:p>
          </table:table-cell>
          <table:table-cell/>
          <table:table-cell table:style-name="ce29" table:formula="of:=[.D17]+1" office:value-type="float" office:value="-9" calcext:value-type="float">
            <text:p>-9</text:p>
          </table:table-cell>
          <table:table-cell/>
          <table:table-cell table:formula="of:=722*10^(-6)" office:value-type="float" office:value="0.000722" calcext:value-type="float">
            <text:p>0,000722</text:p>
          </table:table-cell>
          <table:table-cell table:formula="of:=[.F18]*[.$G$14]" office:value-type="float" office:value="0.000722" calcext:value-type="float">
            <text:p>0,000722</text:p>
          </table:table-cell>
          <table:table-cell table:formula="of:=[.G18]*[.$B$14]/([.$B$13]+[.$B$14])" office:value-type="float" office:value="0.000547940212150434" calcext:value-type="float">
            <text:p>0,00054794021215</text:p>
          </table:table-cell>
          <table:table-cell table:formula="of:=ROUND([.H18]/[.$B$9])" office:value-type="float" office:value="18" calcext:value-type="float">
            <text:p>18</text:p>
          </table:table-cell>
          <table:table-cell table:formula="of:=DEC2HEX([.I18])" office:value-type="string" office:string-value="12" calcext:value-type="string">
            <text:p>12</text:p>
          </table:table-cell>
          <table:table-cell table:formula="of:=HEX2BIN([.J18];10)" office:value-type="string" office:string-value="0000010010" calcext:value-type="string">
            <text:p>0000010010</text:p>
          </table:table-cell>
          <table:table-cell table:formula="of:=[.$C$46]*([.I18]^[.$B$46])" office:value-type="float" office:value="1.3468339148613" calcext:value-type="float">
            <text:p>1,3468339148613</text:p>
          </table:table-cell>
          <table:table-cell table:formula="of:=ABS(100*([.L18]-[.B18])/[.B18])" office:value-type="float" office:value="6.98282060585661" calcext:value-type="float">
            <text:p>6,98282060585661</text:p>
          </table:table-cell>
        </table:table-row>
        <table:table-row table:style-name="ro1">
          <table:table-cell table:formula="of:=[.D19]+[.$B$1]" office:value-type="float" office:value="32" calcext:value-type="float">
            <text:p>32</text:p>
          </table:table-cell>
          <table:table-cell table:formula="of:=10^(([.A19]-30)/10)" office:value-type="float" office:value="1.58489319246111" calcext:value-type="float">
            <text:p>1,58489319246111</text:p>
          </table:table-cell>
          <table:table-cell/>
          <table:table-cell table:style-name="ce29" table:formula="of:=[.D18]+1" office:value-type="float" office:value="-8" calcext:value-type="float">
            <text:p>-8</text:p>
          </table:table-cell>
          <table:table-cell/>
          <table:table-cell table:formula="of:=1.01*10^(-3)" office:value-type="float" office:value="0.00101" calcext:value-type="float">
            <text:p>0,00101</text:p>
          </table:table-cell>
          <table:table-cell table:formula="of:=[.F19]*[.$G$14]" office:value-type="float" office:value="0.00101" calcext:value-type="float">
            <text:p>0,00101</text:p>
          </table:table-cell>
          <table:table-cell table:formula="of:=[.G19]*[.$B$14]/([.$B$13]+[.$B$14])" office:value-type="float" office:value="0.000766509161041466" calcext:value-type="float">
            <text:p>0,000766509161041</text:p>
          </table:table-cell>
          <table:table-cell table:formula="of:=ROUND([.H19]/[.$B$9])" office:value-type="float" office:value="25" calcext:value-type="float">
            <text:p>25</text:p>
          </table:table-cell>
          <table:table-cell table:formula="of:=DEC2HEX([.I19])" office:value-type="string" office:string-value="19" calcext:value-type="string">
            <text:p>19</text:p>
          </table:table-cell>
          <table:table-cell table:formula="of:=HEX2BIN([.J19];10)" office:value-type="string" office:string-value="0000011001" calcext:value-type="string">
            <text:p>0000011001</text:p>
          </table:table-cell>
          <table:table-cell table:formula="of:=[.$C$46]*([.I19]^[.$B$46])" office:value-type="float" office:value="1.5906897588258" calcext:value-type="float">
            <text:p>1,5906897588258</text:p>
          </table:table-cell>
          <table:table-cell table:formula="of:=ABS(100*([.L19]-[.B19])/[.B19])" office:value-type="float" office:value="0.365738612056349" calcext:value-type="float">
            <text:p>0,365738612056349</text:p>
          </table:table-cell>
        </table:table-row>
        <table:table-row table:style-name="ro1">
          <table:table-cell table:formula="of:=[.D20]+[.$B$1]" office:value-type="float" office:value="33" calcext:value-type="float">
            <text:p>33</text:p>
          </table:table-cell>
          <table:table-cell table:formula="of:=10^(([.A20]-30)/10)" office:value-type="float" office:value="1.99526231496888" calcext:value-type="float">
            <text:p>1,99526231496888</text:p>
          </table:table-cell>
          <table:table-cell/>
          <table:table-cell table:style-name="ce29" table:formula="of:=[.D19]+1" office:value-type="float" office:value="-7" calcext:value-type="float">
            <text:p>-7</text:p>
          </table:table-cell>
          <table:table-cell/>
          <table:table-cell table:formula="of:=1.6*10^(-3)" office:value-type="float" office:value="0.0016" calcext:value-type="float">
            <text:p>0,0016</text:p>
          </table:table-cell>
          <table:table-cell table:formula="of:=[.F20]*[.$G$14]" office:value-type="float" office:value="0.0016" calcext:value-type="float">
            <text:p>0,0016</text:p>
          </table:table-cell>
          <table:table-cell table:formula="of:=[.G20]*[.$B$14]/([.$B$13]+[.$B$14])" office:value-type="float" office:value="0.00121427193828351" calcext:value-type="float">
            <text:p>0,001214271938284</text:p>
          </table:table-cell>
          <table:table-cell table:formula="of:=ROUND([.H20]/[.$B$9])" office:value-type="float" office:value="39" calcext:value-type="float">
            <text:p>39</text:p>
          </table:table-cell>
          <table:table-cell table:formula="of:=DEC2HEX([.I20])" office:value-type="string" office:string-value="27" calcext:value-type="string">
            <text:p>27</text:p>
          </table:table-cell>
          <table:table-cell table:formula="of:=HEX2BIN([.J20];10)" office:value-type="string" office:string-value="0000100111" calcext:value-type="string">
            <text:p>0000100111</text:p>
          </table:table-cell>
          <table:table-cell table:formula="of:=[.$C$46]*([.I20]^[.$B$46])" office:value-type="float" office:value="1.99258614075714" calcext:value-type="float">
            <text:p>1,99258614075714</text:p>
          </table:table-cell>
          <table:table-cell table:formula="of:=ABS(100*([.L20]-[.B20])/[.B20])" office:value-type="float" office:value="0.134126434988441" calcext:value-type="float">
            <text:p>0,134126434988441</text:p>
          </table:table-cell>
        </table:table-row>
        <table:table-row table:style-name="ro1">
          <table:table-cell table:formula="of:=[.D21]+[.$B$1]" office:value-type="float" office:value="34" calcext:value-type="float">
            <text:p>34</text:p>
          </table:table-cell>
          <table:table-cell table:formula="of:=10^(([.A21]-30)/10)" office:value-type="float" office:value="2.51188643150958" calcext:value-type="float">
            <text:p>2,51188643150958</text:p>
          </table:table-cell>
          <table:table-cell/>
          <table:table-cell table:style-name="ce29" table:formula="of:=[.D20]+1" office:value-type="float" office:value="-6" calcext:value-type="float">
            <text:p>-6</text:p>
          </table:table-cell>
          <table:table-cell/>
          <table:table-cell table:formula="of:=2.44*10^(-3)" office:value-type="float" office:value="0.00244" calcext:value-type="float">
            <text:p>0,00244</text:p>
          </table:table-cell>
          <table:table-cell table:formula="of:=[.F21]*[.$G$14]" office:value-type="float" office:value="0.00244" calcext:value-type="float">
            <text:p>0,00244</text:p>
          </table:table-cell>
          <table:table-cell table:formula="of:=[.G21]*[.$B$14]/([.$B$13]+[.$B$14])" office:value-type="float" office:value="0.00185176470588235" calcext:value-type="float">
            <text:p>0,001851764705882</text:p>
          </table:table-cell>
          <table:table-cell table:formula="of:=ROUND([.H21]/[.$B$9])" office:value-type="float" office:value="59" calcext:value-type="float">
            <text:p>59</text:p>
          </table:table-cell>
          <table:table-cell table:formula="of:=DEC2HEX([.I21])" office:value-type="string" office:string-value="3B" calcext:value-type="string">
            <text:p>3B</text:p>
          </table:table-cell>
          <table:table-cell table:formula="of:=HEX2BIN([.J21];10)" office:value-type="string" office:string-value="0000111011" calcext:value-type="string">
            <text:p>0000111011</text:p>
          </table:table-cell>
          <table:table-cell table:formula="of:=[.$C$46]*([.I21]^[.$B$46])" office:value-type="float" office:value="2.45749401795713" calcext:value-type="float">
            <text:p>2,45749401795713</text:p>
          </table:table-cell>
          <table:table-cell table:formula="of:=ABS(100*([.L21]-[.B21])/[.B21])" office:value-type="float" office:value="2.16540098589404" calcext:value-type="float">
            <text:p>2,16540098589404</text:p>
          </table:table-cell>
        </table:table-row>
        <table:table-row table:style-name="ro1">
          <table:table-cell table:formula="of:=[.D22]+[.$B$1]" office:value-type="float" office:value="35" calcext:value-type="float">
            <text:p>35</text:p>
          </table:table-cell>
          <table:table-cell table:formula="of:=10^(([.A22]-30)/10)" office:value-type="float" office:value="3.16227766016838" calcext:value-type="float">
            <text:p>3,16227766016838</text:p>
          </table:table-cell>
          <table:table-cell/>
          <table:table-cell table:style-name="ce29" table:formula="of:=[.D21]+1" office:value-type="float" office:value="-5" calcext:value-type="float">
            <text:p>-5</text:p>
          </table:table-cell>
          <table:table-cell/>
          <table:table-cell table:formula="of:=5.29*10^(-3)" office:value-type="float" office:value="0.00529" calcext:value-type="float">
            <text:p>0,00529</text:p>
          </table:table-cell>
          <table:table-cell table:formula="of:=[.F22]*[.$G$14]" office:value-type="float" office:value="0.00529" calcext:value-type="float">
            <text:p>0,00529</text:p>
          </table:table-cell>
          <table:table-cell table:formula="of:=[.G22]*[.$B$14]/([.$B$13]+[.$B$14])" office:value-type="float" office:value="0.00401468659594986" calcext:value-type="float">
            <text:p>0,00401468659595</text:p>
          </table:table-cell>
          <table:table-cell table:formula="of:=ROUND([.H22]/[.$B$9])" office:value-type="float" office:value="128" calcext:value-type="float">
            <text:p>128</text:p>
          </table:table-cell>
          <table:table-cell table:formula="of:=DEC2HEX([.I22])" office:value-type="string" office:string-value="80" calcext:value-type="string">
            <text:p>80</text:p>
          </table:table-cell>
          <table:table-cell table:formula="of:=HEX2BIN([.J22];10)" office:value-type="string" office:string-value="0010000000" calcext:value-type="string">
            <text:p>0010000000</text:p>
          </table:table-cell>
          <table:table-cell table:formula="of:=[.$C$46]*([.I22]^[.$B$46])" office:value-type="float" office:value="3.63816321040634" calcext:value-type="float">
            <text:p>3,63816321040634</text:p>
          </table:table-cell>
          <table:table-cell table:formula="of:=ABS(100*([.L22]-[.B22])/[.B22])" office:value-type="float" office:value="15.0488224431445" calcext:value-type="float">
            <text:p>15,0488224431445</text:p>
          </table:table-cell>
        </table:table-row>
        <table:table-row table:style-name="ro1">
          <table:table-cell table:formula="of:=[.D23]+[.$B$1]" office:value-type="float" office:value="36" calcext:value-type="float">
            <text:p>36</text:p>
          </table:table-cell>
          <table:table-cell table:formula="of:=10^(([.A23]-30)/10)" office:value-type="float" office:value="3.98107170553497" calcext:value-type="float">
            <text:p>3,98107170553497</text:p>
          </table:table-cell>
          <table:table-cell/>
          <table:table-cell table:style-name="ce29" table:formula="of:=[.D22]+1" office:value-type="float" office:value="-4" calcext:value-type="float">
            <text:p>-4</text:p>
          </table:table-cell>
          <table:table-cell/>
          <table:table-cell table:formula="of:=6.5*10^(-3)" office:value-type="float" office:value="0.0065" calcext:value-type="float">
            <text:p>0,0065</text:p>
          </table:table-cell>
          <table:table-cell table:formula="of:=[.F23]*[.$G$14]" office:value-type="float" office:value="0.0065" calcext:value-type="float">
            <text:p>0,0065</text:p>
          </table:table-cell>
          <table:table-cell table:formula="of:=[.G23]*[.$B$14]/([.$B$13]+[.$B$14])" office:value-type="float" office:value="0.00493297974927676" calcext:value-type="float">
            <text:p>0,004932979749277</text:p>
          </table:table-cell>
          <table:table-cell table:formula="of:=ROUND([.H23]/[.$B$9])" office:value-type="float" office:value="158" calcext:value-type="float">
            <text:p>158</text:p>
          </table:table-cell>
          <table:table-cell table:formula="of:=DEC2HEX([.I23])" office:value-type="string" office:string-value="9E" calcext:value-type="string">
            <text:p>9E</text:p>
          </table:table-cell>
          <table:table-cell table:formula="of:=HEX2BIN([.J23];10)" office:value-type="string" office:string-value="0010011110" calcext:value-type="string">
            <text:p>0010011110</text:p>
          </table:table-cell>
          <table:table-cell table:formula="of:=[.$C$46]*([.I23]^[.$B$46])" office:value-type="float" office:value="4.04768565198" calcext:value-type="float">
            <text:p>4,04768565198</text:p>
          </table:table-cell>
          <table:table-cell table:formula="of:=ABS(100*([.L23]-[.B23])/[.B23])" office:value-type="float" office:value="1.67326668224569" calcext:value-type="float">
            <text:p>1,67326668224569</text:p>
          </table:table-cell>
        </table:table-row>
        <table:table-row table:style-name="ro1">
          <table:table-cell table:formula="of:=[.D24]+[.$B$1]" office:value-type="float" office:value="37" calcext:value-type="float">
            <text:p>37</text:p>
          </table:table-cell>
          <table:table-cell table:formula="of:=10^(([.A24]-30)/10)" office:value-type="float" office:value="5.01187233627272" calcext:value-type="float">
            <text:p>5,01187233627272</text:p>
          </table:table-cell>
          <table:table-cell/>
          <table:table-cell table:style-name="ce29" table:formula="of:=[.D23]+1" office:value-type="float" office:value="-3" calcext:value-type="float">
            <text:p>-3</text:p>
          </table:table-cell>
          <table:table-cell/>
          <table:table-cell table:formula="of:=10*10^(-3)" office:value-type="float" office:value="0.01" calcext:value-type="float">
            <text:p>0,01</text:p>
          </table:table-cell>
          <table:table-cell table:formula="of:=[.F24]*[.$G$14]" office:value-type="float" office:value="0.01" calcext:value-type="float">
            <text:p>0,01</text:p>
          </table:table-cell>
          <table:table-cell table:formula="of:=[.G24]*[.$B$14]/([.$B$13]+[.$B$14])" office:value-type="float" office:value="0.00758919961427194" calcext:value-type="float">
            <text:p>0,007589199614272</text:p>
          </table:table-cell>
          <table:table-cell table:formula="of:=ROUND([.H24]/[.$B$9])" office:value-type="float" office:value="243" calcext:value-type="float">
            <text:p>243</text:p>
          </table:table-cell>
          <table:table-cell table:formula="of:=DEC2HEX([.I24])" office:value-type="string" office:string-value="F3" calcext:value-type="string">
            <text:p>F3</text:p>
          </table:table-cell>
          <table:table-cell table:formula="of:=HEX2BIN([.J24];10)" office:value-type="string" office:string-value="0011110011" calcext:value-type="string">
            <text:p>0011110011</text:p>
          </table:table-cell>
          <table:table-cell table:formula="of:=[.$C$46]*([.I24]^[.$B$46])" office:value-type="float" office:value="5.03396397858682" calcext:value-type="float">
            <text:p>5,03396397858682</text:p>
          </table:table-cell>
          <table:table-cell table:formula="of:=ABS(100*([.L24]-[.B24])/[.B24])" office:value-type="float" office:value="0.440786213850819" calcext:value-type="float">
            <text:p>0,440786213850819</text:p>
          </table:table-cell>
        </table:table-row>
        <table:table-row table:style-name="ro1">
          <table:table-cell table:formula="of:=[.D25]+[.$B$1]" office:value-type="float" office:value="38" calcext:value-type="float">
            <text:p>38</text:p>
          </table:table-cell>
          <table:table-cell table:formula="of:=10^(([.A25]-30)/10)" office:value-type="float" office:value="6.30957344480193" calcext:value-type="float">
            <text:p>6,30957344480193</text:p>
          </table:table-cell>
          <table:table-cell/>
          <table:table-cell table:style-name="ce29" table:formula="of:=[.D24]+1" office:value-type="float" office:value="-2" calcext:value-type="float">
            <text:p>-2</text:p>
          </table:table-cell>
          <table:table-cell/>
          <table:table-cell table:formula="of:=16.6*10^(-3)" office:value-type="float" office:value="0.0166" calcext:value-type="float">
            <text:p>0,0166</text:p>
          </table:table-cell>
          <table:table-cell table:formula="of:=[.F25]*[.$G$14]" office:value-type="float" office:value="0.0166" calcext:value-type="float">
            <text:p>0,0166</text:p>
          </table:table-cell>
          <table:table-cell table:formula="of:=[.G25]*[.$B$14]/([.$B$13]+[.$B$14])" office:value-type="float" office:value="0.0125980713596914" calcext:value-type="float">
            <text:p>0,012598071359692</text:p>
          </table:table-cell>
          <table:table-cell table:formula="of:=ROUND([.H25]/[.$B$9])" office:value-type="float" office:value="403" calcext:value-type="float">
            <text:p>403</text:p>
          </table:table-cell>
          <table:table-cell table:formula="of:=DEC2HEX([.I25])" office:value-type="string" office:string-value="193" calcext:value-type="string">
            <text:p>193</text:p>
          </table:table-cell>
          <table:table-cell table:formula="of:=HEX2BIN([.J25];10)" office:value-type="string" office:string-value="0110010011" calcext:value-type="string">
            <text:p>0110010011</text:p>
          </table:table-cell>
          <table:table-cell table:formula="of:=[.$C$46]*([.I25]^[.$B$46])" office:value-type="float" office:value="6.50434353551818" calcext:value-type="float">
            <text:p>6,50434353551818</text:p>
          </table:table-cell>
          <table:table-cell table:formula="of:=ABS(100*([.L25]-[.B25])/[.B25])" office:value-type="float" office:value="3.08689790871212" calcext:value-type="float">
            <text:p>3,08689790871212</text:p>
          </table:table-cell>
        </table:table-row>
        <table:table-row table:style-name="ro1">
          <table:table-cell table:formula="of:=[.D26]+[.$B$1]" office:value-type="float" office:value="39" calcext:value-type="float">
            <text:p>39</text:p>
          </table:table-cell>
          <table:table-cell table:formula="of:=10^(([.A26]-30)/10)" office:value-type="float" office:value="7.94328234724282" calcext:value-type="float">
            <text:p>7,94328234724282</text:p>
          </table:table-cell>
          <table:table-cell/>
          <table:table-cell table:style-name="ce29" table:formula="of:=[.D25]+1" office:value-type="float" office:value="-1" calcext:value-type="float">
            <text:p>-1</text:p>
          </table:table-cell>
          <table:table-cell/>
          <table:table-cell table:formula="of:=25.9*10^(-3)" office:value-type="float" office:value="0.0259" calcext:value-type="float">
            <text:p>0,0259</text:p>
          </table:table-cell>
          <table:table-cell table:formula="of:=[.F26]*[.$G$14]" office:value-type="float" office:value="0.0259" calcext:value-type="float">
            <text:p>0,0259</text:p>
          </table:table-cell>
          <table:table-cell table:formula="of:=[.G26]*[.$B$14]/([.$B$13]+[.$B$14])" office:value-type="float" office:value="0.0196560270009643" calcext:value-type="float">
            <text:p>0,019656027000964</text:p>
          </table:table-cell>
          <table:table-cell table:formula="of:=ROUND([.H26]/[.$B$9])" office:value-type="float" office:value="629" calcext:value-type="float">
            <text:p>629</text:p>
          </table:table-cell>
          <table:table-cell table:formula="of:=DEC2HEX([.I26])" office:value-type="string" office:string-value="275" calcext:value-type="string">
            <text:p>275</text:p>
          </table:table-cell>
          <table:table-cell office:value-type="string" calcext:value-type="string">
            <text:p>1010001000</text:p>
          </table:table-cell>
          <table:table-cell table:formula="of:=[.$C$46]*([.I26]^[.$B$46])" office:value-type="float" office:value="8.14980175005142" calcext:value-type="float">
            <text:p>8,14980175005142</text:p>
          </table:table-cell>
          <table:table-cell table:formula="of:=ABS(100*([.L26]-[.B26])/[.B26])" office:value-type="float" office:value="2.59992524224303" calcext:value-type="float">
            <text:p>2,59992524224303</text:p>
          </table:table-cell>
        </table:table-row>
        <table:table-row table:style-name="ro1">
          <table:table-cell table:formula="of:=[.D27]+[.$B$1]" office:value-type="float" office:value="40" calcext:value-type="float">
            <text:p>40</text:p>
          </table:table-cell>
          <table:table-cell table:formula="of:=10^(([.A27]-30)/10)" office:value-type="float" office:value="10" calcext:value-type="float">
            <text:p>10</text:p>
          </table:table-cell>
          <table:table-cell/>
          <table:table-cell table:style-name="ce30" table:formula="of:=[.D26]+1" office:value-type="float" office:value="0" calcext:value-type="float">
            <text:p>0</text:p>
          </table:table-cell>
          <table:table-cell/>
          <table:table-cell table:formula="of:=38.8*10^(-3)" office:value-type="float" office:value="0.0388" calcext:value-type="float">
            <text:p>0,0388</text:p>
          </table:table-cell>
          <table:table-cell table:formula="of:=[.F27]*[.$G$14]" office:value-type="float" office:value="0.0388" calcext:value-type="float">
            <text:p>0,0388</text:p>
          </table:table-cell>
          <table:table-cell table:formula="of:=[.G27]*[.$B$14]/([.$B$13]+[.$B$14])" office:value-type="float" office:value="0.0294460945033751" calcext:value-type="float">
            <text:p>0,029446094503375</text:p>
          </table:table-cell>
          <table:table-cell table:formula="of:=ROUND([.H27]/[.$B$9])" office:value-type="float" office:value="942" calcext:value-type="float">
            <text:p>942</text:p>
          </table:table-cell>
          <table:table-cell table:formula="of:=DEC2HEX([.I27])" office:value-type="string" office:string-value="3AE" calcext:value-type="string">
            <text:p>3AE</text:p>
          </table:table-cell>
          <table:table-cell office:value-type="string" calcext:value-type="string">
            <text:p>1111001010</text:p>
          </table:table-cell>
          <table:table-cell table:formula="of:=[.$C$46]*([.I27]^[.$B$46])" office:value-type="float" office:value="10.0000000000001" calcext:value-type="float">
            <text:p>10,0000000000001</text:p>
          </table:table-cell>
          <table:table-cell table:formula="of:=ABS(100*([.L27]-[.B27])/[.B27])" office:value-type="float" office:value="0.000000000000515143483426073" calcext:value-type="float">
            <text:p>5,15143483426073E-13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style-name="ce16"/>
          <table:table-cell table:style-name="ce16" office:value-type="string" calcext:value-type="string">
            <text:p>Vout (Pin=valeur basse)</text:p>
          </table:table-cell>
          <table:table-cell table:style-name="ce16" office:value-type="string" calcext:value-type="string">
            <text:p>Vout (Pin=valeur haute)</text:p>
          </table:table-cell>
          <table:table-cell table:number-columns-repeated="10"/>
        </table:table-row>
        <table:table-row table:style-name="ro1">
          <table:table-cell table:style-name="ce17" office:value-type="string" calcext:value-type="string">
            <text:p>ADC(décimal)</text:p>
          </table:table-cell>
          <table:table-cell table:style-name="ce17" table:formula="of:=[.I17]" office:value-type="float" office:value="10" calcext:value-type="float">
            <text:p>10</text:p>
          </table:table-cell>
          <table:table-cell table:style-name="ce17" table:formula="of:=[.I27]" office:value-type="float" office:value="942" calcext:value-type="float">
            <text:p>942</text:p>
          </table:table-cell>
          <table:table-cell table:number-columns-repeated="10"/>
        </table:table-row>
        <table:table-row table:style-name="ro1">
          <table:table-cell table:style-name="ce18" office:value-type="string" calcext:value-type="string">
            <text:p>Pin(W)</text:p>
          </table:table-cell>
          <table:table-cell table:style-name="ce18" table:formula="of:=[.B17]" office:value-type="float" office:value="1" calcext:value-type="float">
            <text:p>1</text:p>
          </table:table-cell>
          <table:table-cell table:style-name="ce18" table:formula="of:=[.B27]" office:value-type="float" office:value="10" calcext:value-type="float">
            <text:p>10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P=K(Vout)^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a=log(y1/y0) / log(x1/x0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n(y1)-ln(y0)</text:p>
          </table:table-cell>
          <table:table-cell table:formula="of:=LOG10([.C33])-LOG10([.B33])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og(x1)-log(x0)</text:p>
          </table:table-cell>
          <table:table-cell table:formula="of:=LOG10([.C32])-LOG10([.B32])" office:value-type="float" office:value="1.97405090279288" calcext:value-type="float">
            <text:p>1,9740509027928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=P0/(V0)^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0^a</text:p>
          </table:table-cell>
          <table:table-cell table:formula="of:=[.B32]^[.B46]" office:value-type="float" office:value="3.21049908275197" calcext:value-type="float">
            <text:p>3,21049908275197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style-name="ce31" office:value-type="string" calcext:value-type="string">
            <text:p>Interpolation puissance sur 2 points</text:p>
          </table:table-cell>
          <table:table-cell table:style-name="ce36"/>
          <table:table-cell table:style-name="ce37"/>
          <table:table-cell table:number-columns-repeated="10"/>
        </table:table-row>
        <table:table-row table:style-name="ro1">
          <table:table-cell table:style-name="ce32"/>
          <table:table-cell table:style-name="ce32" office:value-type="string" calcext:value-type="string">
            <text:p>a</text:p>
          </table:table-cell>
          <table:table-cell table:style-name="ce38" office:value-type="string" calcext:value-type="string">
            <text:p>K</text:p>
          </table:table-cell>
          <table:table-cell table:number-columns-repeated="10"/>
        </table:table-row>
        <table:table-row table:style-name="ro1">
          <table:table-cell table:style-name="ce15"/>
          <table:table-cell table:style-name="ce15" table:formula="of:=[.B39]/[.B40]" office:value-type="float" office:value="0.506572550173456" calcext:value-type="float">
            <text:p>0,506572550173456</text:p>
          </table:table-cell>
          <table:table-cell table:style-name="ce39" table:formula="of:=[.B33]/[.B42]" office:value-type="float" office:value="0.311478051924196" calcext:value-type="float">
            <text:p>0,311478051924196</text:p>
          </table:table-cell>
          <table:table-cell table:number-columns-repeated="10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decimal</text:p>
          </table:table-cell>
          <table:table-cell office:value-type="string" calcext:value-type="string">
            <text:p>hex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eur MIN ADC</text:p>
          </table:table-cell>
          <table:table-cell table:formula="of:=[.I17]" office:value-type="float" office:value="10" calcext:value-type="float">
            <text:p>10</text:p>
          </table:table-cell>
          <table:table-cell table:formula="of:=[.J17]" office:value-type="string" office:string-value="A" calcext:value-type="string">
            <text:p>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aluer MAX ADC</text:p>
          </table:table-cell>
          <table:table-cell table:formula="of:=[.I27]" office:value-type="float" office:value="942" calcext:value-type="float">
            <text:p>942</text:p>
          </table:table-cell>
          <table:table-cell table:formula="of:=[.J27]" office:value-type="string" office:string-value="3AE" calcext:value-type="string">
            <text:p>3AE</text:p>
          </table:table-cell>
          <table:table-cell table:number-columns-repeated="10"/>
        </table:table-row>
        <table:table-row table:style-name="ro1">
          <table:table-cell/>
          <table:table-cell table:formula="of:=[.B52]-[.B51]" office:value-type="float" office:value="932" calcext:value-type="float">
            <text:p>932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ille de la table (mots de 10 bits)</text:p>
          </table:table-cell>
          <table:table-cell table:formula="of:=[.B53]*3*3*2" office:value-type="float" office:value="16776" calcext:value-type="float">
            <text:p>1677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aille de la table (octets)</text:p>
          </table:table-cell>
          <table:table-cell table:formula="of:=[.B55]*2" office:value-type="float" office:value="33552" calcext:value-type="float">
            <text:p>3355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9">00/00/0000</text:date>, <text:time style:data-style-name="N2" text:time-value="20:53:06.9083883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rice F4BJH</meta:initial-creator>
    <meta:creation-date>2019-06-30T19:15:12.043751144</meta:creation-date>
    <dc:date>2019-07-09T17:04:52.497000000</dc:date>
    <meta:editing-duration>PT23H3M59S</meta:editing-duration>
    <meta:editing-cycles>70</meta:editing-cycles>
    <meta:generator>LibreOffice/5.2.7.2$Linux_X86_64 LibreOffice_project/20m0$Build-2</meta:generator>
    <meta:document-statistic meta:table-count="4" meta:cell-count="865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7.097cm" svg:y="0.316cm" chart:style-name="ch2">
          <text:p>500MHz</text:p>
        </chart:title>
        <chart:plot-area chart:style-name="ch3" table:cell-range-address="Données_QUCS.C5:Données_QUCS.D47 Données_QUCS.B4:Données_QUCS.B4" chart:data-source-has-labels="both" svg:x="1.331cm" svg:y="1.275cm" svg:width="14.349cm" svg:height="6.564cm">
          <chartooo:coordinate-region svg:x="2.614cm" svg:y="1.275cm" svg:width="12.627cm" svg:height="4.394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Données_QUCS.C5:Données_QUCS.C47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Données_QUCS.D5:Données_QUCS.D47" chart:label-cell-address="Données_QUCS.B4:Données_QUCS.B4" chart:class="chart:line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  <draw:g>
                  <svg:desc>Données_QUCS.B4:Données_QUCS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 détecteur</text:p>
                <draw:g>
                  <svg:desc>Données_QUCS.C5:Données_QUCS.C47</svg:desc>
                </draw:g>
              </table:table-cell>
              <table:table-cell office:value-type="float" office:value="NaN">
                <text:p>NaN</text:p>
                <draw:g>
                  <svg:desc>Données_QUCS.D5:Données_QUCS.D47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08">
                <text:p>0.20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244">
                <text:p>0.24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364">
                <text:p>0.36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37">
                <text:p>0.43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503">
                <text:p>0.5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596">
                <text:p>0.596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938">
                <text:p>0.9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.66">
                <text:p>1.6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2.46">
                <text:p>2.4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.79">
                <text:p>2.79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3.17">
                <text:p>3.1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3.59">
                <text:p>3.59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.02">
                <text:p>4.0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4.55">
                <text:p>4.5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.14">
                <text:p>5.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0000" draw:fill-color="#000000"/>
      <style:text-properties fo:font-size="10pt" style:font-size-asian="10pt" style:font-size-complex="10pt"/>
    </style:style>
    <style:style style:name="ch10" style:family="chart">
      <style:chart-properties loext:regression-name="Law Square Region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10d0c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32cm" svg:y="0.316cm" chart:style-name="ch2">
          <text:p>Pin=[-12;4]</text:p>
        </chart:title>
        <chart:plot-area chart:style-name="ch3" table:cell-range-address="Données_QUCS.C5:Données_QUCS.C47 Données_QUCS.B4:Données_QUCS.B4 Données_QUCS.D5:Données_QUCS.D23" chart:data-source-has-labels="both" svg:x="1.331cm" svg:y="1.275cm" svg:width="14.349cm" svg:height="6.564cm">
          <chartooo:coordinate-region svg:x="2.614cm" svg:y="1.474cm" svg:width="12.972cm" svg:height="5.32cm"/>
          <chart:axis chart:dimension="x" chart:name="primary-x" chart:style-name="ch4" chartooo:axis-type="auto">
            <chartooo:date-scale/>
            <chart:title svg:x="7.773cm" svg:y="8.019cm" chart:style-name="ch5">
              <text:p>Pin(dBm)</text:p>
            </chart:title>
            <chart:categories table:cell-range-address="Données_QUCS.C5:Données_QUCS.C47"/>
          </chart:axis>
          <chart:axis chart:dimension="y" chart:name="primary-y" chart:style-name="ch6">
            <chart:title svg:x="0.451cm" svg:y="5.143cm" chart:style-name="ch7">
              <text:p>Vout(V)</text:p>
            </chart:title>
            <chart:grid chart:style-name="ch8" chart:class="major"/>
          </chart:axis>
          <chart:series chart:style-name="ch9" chart:values-cell-range-address="Données_QUCS.D5:Données_QUCS.D23" chart:label-cell-address="Données_QUCS.B4:Données_QUCS.B4" chart:class="chart:line">
            <chart:regression-curve chart:style-name="ch10"/>
            <chart:data-point chart:repeated="1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</text:p>
                <draw:g>
                  <svg:desc>Données_QUCS.B4:Données_QUCS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in détecteur</text:p>
                <draw:g>
                  <svg:desc>Données_QUCS.C5:Données_QUCS.C47</svg:desc>
                </draw:g>
              </table:table-cell>
              <table:table-cell office:value-type="float" office:value="NaN">
                <text:p>NaN</text:p>
                <draw:g>
                  <svg:desc>Données_QUCS.D5:Données_QUCS.D23</svg:desc>
                </draw:g>
              </table:table-cell>
            </table:table-row>
            <table:table-row>
              <table:table-cell office:value-type="float" office:value="-13">
                <text:p>-13</text:p>
              </table:table-cell>
              <table:table-cell office:value-type="float" office:value="0.00013">
                <text:p>0.00013</text:p>
              </table:table-cell>
            </table:table-row>
            <table:table-row>
              <table:table-cell office:value-type="float" office:value="-12">
                <text:p>-1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float" office:value="-11">
                <text:p>-11</text:p>
              </table:table-cell>
              <table:table-cell office:value-type="float" office:value="0.00035">
                <text:p>0.00035</text:p>
              </table:table-cell>
            </table:table-row>
            <table:table-row>
              <table:table-cell office:value-type="float" office:value="-10">
                <text:p>-10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float" office:value="-9">
                <text:p>-9</text:p>
              </table:table-cell>
              <table:table-cell office:value-type="float" office:value="0.000722">
                <text:p>0.000722</text:p>
              </table:table-cell>
            </table:table-row>
            <table:table-row>
              <table:table-cell office:value-type="float" office:value="-8">
                <text:p>-8</text:p>
              </table:table-cell>
              <table:table-cell office:value-type="float" office:value="0.00101">
                <text:p>0.00101</text:p>
              </table:table-cell>
            </table:table-row>
            <table:table-row>
              <table:table-cell office:value-type="float" office:value="-7">
                <text:p>-7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float" office:value="-6">
                <text:p>-6</text:p>
              </table:table-cell>
              <table:table-cell office:value-type="float" office:value="0.00244">
                <text:p>0.00244</text:p>
              </table:table-cell>
            </table:table-row>
            <table:table-row>
              <table:table-cell office:value-type="float" office:value="-5">
                <text:p>-5</text:p>
              </table:table-cell>
              <table:table-cell office:value-type="float" office:value="0.00529">
                <text:p>0.00529</text:p>
              </table:table-cell>
            </table:table-row>
            <table:table-row>
              <table:table-cell office:value-type="float" office:value="-4">
                <text:p>-4</text:p>
              </table:table-cell>
              <table:table-cell office:value-type="float" office:value="0.0065">
                <text:p>0.0065</text:p>
              </table:table-cell>
            </table:table-row>
            <table:table-row>
              <table:table-cell office:value-type="float" office:value="-3">
                <text:p>-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-2">
                <text:p>-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float" office:value="-1">
                <text:p>-1</text:p>
              </table:table-cell>
              <table:table-cell office:value-type="float" office:value="0.0259">
                <text:p>0.025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.0388">
                <text:p>0.038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22">
                <text:p>0.052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798">
                <text:p>0.079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35">
                <text:p>0.1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4.201cm" style:legend-expansion="high" chart:style-name="ch2"/>
        <chart:plot-area chart:style-name="ch3" table:cell-range-address="'Courbes Vout=f(Pin)'.A25:'Courbes Vout=f(Pin)'.B45" chart:data-source-has-labels="column" svg:x="0.32cm" svg:y="0.18cm" svg:width="12.428cm" svg:height="8.64cm">
          <chartooo:coordinate-region svg:x="1.418cm" svg:y="0.379cm" svg:width="9.027cm" svg:height="7.794cm"/>
          <chart:axis chart:dimension="x" chart:name="primary-x" chart:style-name="ch4" chartooo:axis-type="auto">
            <chartooo:date-scale/>
            <chart:categories table:cell-range-address="'Courbes Vout=f(Pin)'.A25:'Courbes Vout=f(Pin)'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urbes Vout=f(Pin)'.B25:'Courbes Vout=f(Pin)'.B45" chart:class="chart:line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Courbes Vout=f(Pin)'.A25:'Courbes Vout=f(Pin)'.A45</svg:desc>
                </draw:g>
              </table:table-cell>
              <table:table-cell office:value-type="float" office:value="1">
                <text:p>1</text:p>
                <draw:g>
                  <svg:desc>'Courbes Vout=f(Pin)'.B25:'Courbes Vout=f(Pin)'.B4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00000">
                <text:p>100000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0000000">
                <text:p>10000000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00000000">
                <text:p>10000000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000000000">
                <text:p>100000000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000000000">
                <text:p>10000000000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00000000000">
                <text:p>100000000000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000000000000">
                <text:p>1000000000000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0000000000000">
                <text:p>10000000000000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00000000000000">
                <text:p>100000000000000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1000000000000000">
                <text:p>1000000000000000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E+016">
                <text:p>1E+016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1E+017">
                <text:p>1E+01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1E+018">
                <text:p>1E+018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1E+019">
                <text:p>1E+0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E+020">
                <text:p>1E+0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Calibration.B95:Calibration.B117 Calibration.H95:Calibration.H117" svg:x="0.32cm" svg:y="0.18cm" svg:width="12.428cm" svg:height="8.64cm">
          <chartooo:coordinate-region svg:x="0.756cm" svg:y="0.379cm" svg:width="11.62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ibration.B95:Calibration.B117" chart:class="chart:line">
            <chart:data-point chart:repeated="23"/>
          </chart:series>
          <chart:series chart:style-name="ch7" chart:values-cell-range-address="Calibration.H95:Calibration.H117" chart:class="chart:line"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Calibration.B95:Calibration.B117</svg:desc>
                </draw:g>
              </table:table-cell>
              <table:table-cell office:value-type="float" office:value="1">
                <text:p>1</text:p>
                <draw:g>
                  <svg:desc>Calibration.H95:Calibration.H1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6.52244865089365">
                <text:p>6.522448650893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Formule du graphique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8.019cm" svg:y="6.406cm" style:legend-expansion="high" chart:style-name="ch2"/>
        <chart:plot-area chart:style-name="ch3" table:cell-range-address="Calibration.B95:Calibration.C105 Calibration.D94:Calibration.D94 Calibration.H93:Calibration.H93 Calibration.H95:Calibration.H105" chart:data-source-has-labels="both" svg:x="0.512cm" svg:y="0.288cm" svg:width="16.995cm" svg:height="13.831cm">
          <chartooo:coordinate-region svg:x="2.047cm" svg:y="0.288cm" svg:width="14.543cm" svg:height="10.932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B95:Calibration.B105" chart:label-cell-address="Calibration.D94:Calibration.D94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Calibration.H95:Calibration.H105" chart:label-cell-address="Calibration.H93:Calibration.H9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Calibration.D94:Calibration.D94</svg:desc>
                </draw:g>
              </table:table-cell>
              <table:table-cell office:value-type="string">
                <text:p>Interpolation puissance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611717974181">
                <text:p>0.000312611717974181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B95:Calibration.B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264150943396">
                <text:p>0.000564264150943396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float" office:value="0.000789344587884806">
                <text:p>0.000789344587884806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float" office:value="0.00125044687189672">
                <text:p>0.00125044687189672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float" office:value="0.0019069314796425">
                <text:p>0.001906931479642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float" office:value="0.00413428997020854">
                <text:p>0.00413428997020854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float" office:value="0.00507994041708044">
                <text:p>0.0050799404170804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float" office:value="0.00781529294935452">
                <text:p>0.00781529294935452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float" office:value="0.0129733862959285">
                <text:p>0.0129733862959285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6.52244865089365">
                <text:p>6.52244865089365</text:p>
              </table:table-cell>
            </table:table-row>
            <table:table-row>
              <table:table-cell office:value-type="float" office:value="0.0202416087388282">
                <text:p>0.0202416087388282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float" office:value="0.0303233366434955">
                <text:p>0.030323336643495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507cm" svg:y="4.002cm" style:legend-expansion="high" chart:style-name="ch2"/>
        <chart:plot-area chart:style-name="ch3" table:cell-range-address="Calibration.B27:Calibration.B37 Calibration.G23:Calibration.G23 Calibration.G27:Calibration.G37" chart:data-source-has-labels="both" svg:x="0.32cm" svg:y="0.18cm" svg:width="10.867cm" svg:height="8.64cm">
          <chartooo:coordinate-region svg:x="1.418cm" svg:y="0.18cm" svg:width="9.521cm" svg:height="5.87cm"/>
          <chart:axis chart:dimension="x" chart:name="primary-x" chart:style-name="ch4" chartooo:axis-type="auto">
            <chartooo:date-scale/>
            <chart:categories table:cell-range-address="Calibration.B27:Calibration.B3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libration.G27:Calibration.G37" chart:label-cell-address="Calibration.G23:Calibration.G23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ut calibré (pont de résistance)</text:p>
                <draw:g>
                  <svg:desc>Calibration.G23:Calibration.G23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Calibration.B27:Calibration.B37</svg:desc>
                </draw:g>
              </table:table-cell>
              <table:table-cell office:value-type="float" office:value="0.000312611717974181">
                <text:p>0.000312611717974181</text:p>
                <draw:g>
                  <svg:desc>Calibration.G27:Calibration.G37</svg:desc>
                </draw:g>
              </table:table-cell>
            </table:table-row>
            <table:table-row>
              <table:table-cell office:value-type="float" office:value="1.25892541179417">
                <text:p>1.25892541179417</text:p>
              </table:table-cell>
              <table:table-cell office:value-type="float" office:value="0.000564264150943396">
                <text:p>0.000564264150943396</text:p>
              </table:table-cell>
            </table:table-row>
            <table:table-row>
              <table:table-cell office:value-type="float" office:value="1.58489319246111">
                <text:p>1.58489319246111</text:p>
              </table:table-cell>
              <table:table-cell office:value-type="float" office:value="0.000789344587884806">
                <text:p>0.000789344587884806</text:p>
              </table:table-cell>
            </table:table-row>
            <table:table-row>
              <table:table-cell office:value-type="float" office:value="1.99526231496888">
                <text:p>1.99526231496888</text:p>
              </table:table-cell>
              <table:table-cell office:value-type="float" office:value="0.00125044687189672">
                <text:p>0.00125044687189672</text:p>
              </table:table-cell>
            </table:table-row>
            <table:table-row>
              <table:table-cell office:value-type="float" office:value="2.51188643150958">
                <text:p>2.51188643150958</text:p>
              </table:table-cell>
              <table:table-cell office:value-type="float" office:value="0.0019069314796425">
                <text:p>0.0019069314796425</text:p>
              </table:table-cell>
            </table:table-row>
            <table:table-row>
              <table:table-cell office:value-type="float" office:value="3.16227766016838">
                <text:p>3.16227766016838</text:p>
              </table:table-cell>
              <table:table-cell office:value-type="float" office:value="0.00413428997020854">
                <text:p>0.00413428997020854</text:p>
              </table:table-cell>
            </table:table-row>
            <table:table-row>
              <table:table-cell office:value-type="float" office:value="3.98107170553497">
                <text:p>3.98107170553497</text:p>
              </table:table-cell>
              <table:table-cell office:value-type="float" office:value="0.00507994041708044">
                <text:p>0.00507994041708044</text:p>
              </table:table-cell>
            </table:table-row>
            <table:table-row>
              <table:table-cell office:value-type="float" office:value="5.01187233627272">
                <text:p>5.01187233627272</text:p>
              </table:table-cell>
              <table:table-cell office:value-type="float" office:value="0.00781529294935452">
                <text:p>0.00781529294935452</text:p>
              </table:table-cell>
            </table:table-row>
            <table:table-row>
              <table:table-cell office:value-type="float" office:value="6.30957344480193">
                <text:p>6.30957344480193</text:p>
              </table:table-cell>
              <table:table-cell office:value-type="float" office:value="0.0129733862959285">
                <text:p>0.0129733862959285</text:p>
              </table:table-cell>
            </table:table-row>
            <table:table-row>
              <table:table-cell office:value-type="float" office:value="7.94328234724282">
                <text:p>7.94328234724282</text:p>
              </table:table-cell>
              <table:table-cell office:value-type="float" office:value="0.0202416087388282">
                <text:p>0.020241608738828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303233366434955">
                <text:p>0.03032333664349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a933" draw:fill-color="#00a933" dr3d:edge-rounding="5%"/>
      <style:text-properties fo:font-size="10pt" style:font-size-asian="10pt" style:font-size-complex="10pt"/>
    </style:style>
    <style:style style:name="ch8" style:family="chart">
      <style:chart-properties loext:regression-name="Formule du graphique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draw:stroke="dash" draw:stroke-dash="Fine_20_Dashed" svg:stroke-width="0.1cm" svg:stroke-color="#ff0000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8.019cm" svg:y="6.406cm" style:legend-expansion="high" chart:style-name="ch2"/>
        <chart:plot-area chart:style-name="ch3" table:cell-range-address="Calibration.B95:Calibration.C105 Calibration.D94:Calibration.D94 Calibration.H93:Calibration.H93 Calibration.H95:Calibration.H105" chart:data-source-has-labels="both" svg:x="0.512cm" svg:y="0.288cm" svg:width="16.995cm" svg:height="13.831cm">
          <chartooo:coordinate-region svg:x="3.647cm" svg:y="0.288cm" svg:width="13.719cm" svg:height="10.932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B95:Calibration.B105" chart:label-cell-address="Calibration.D94:Calibration.D94" chart:class="chart:line">
            <chart:regression-curve chart:style-name="ch8">
              <chart:equation chart:display-equation="true" chart:display-r-square="false"/>
            </chart:regression-curve>
            <chart:data-point chart:repeated="11"/>
          </chart:series>
          <chart:series chart:style-name="ch9" chart:values-cell-range-address="Calibration.H95:Calibration.H105" chart:label-cell-address="Calibration.H93:Calibration.H93" chart:class="chart:line"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n</text:p>
                <draw:g>
                  <svg:desc>Calibration.D94:Calibration.D94</svg:desc>
                </draw:g>
              </table:table-cell>
              <table:table-cell office:value-type="string">
                <text:p>Interpolation puissance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611717974181">
                <text:p>0.000312611717974181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B95:Calibration.B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264150943396">
                <text:p>0.000564264150943396</text:p>
              </table:table-cell>
              <table:table-cell office:value-type="float" office:value="1.25892541179417">
                <text:p>1.25892541179417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float" office:value="0.000789344587884806">
                <text:p>0.000789344587884806</text:p>
              </table:table-cell>
              <table:table-cell office:value-type="float" office:value="1.58489319246111">
                <text:p>1.58489319246111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float" office:value="0.00125044687189672">
                <text:p>0.00125044687189672</text:p>
              </table:table-cell>
              <table:table-cell office:value-type="float" office:value="1.99526231496888">
                <text:p>1.99526231496888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float" office:value="0.0019069314796425">
                <text:p>0.0019069314796425</text:p>
              </table:table-cell>
              <table:table-cell office:value-type="float" office:value="2.51188643150958">
                <text:p>2.51188643150958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float" office:value="0.00413428997020854">
                <text:p>0.00413428997020854</text:p>
              </table:table-cell>
              <table:table-cell office:value-type="float" office:value="3.16227766016838">
                <text:p>3.16227766016838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float" office:value="0.00507994041708044">
                <text:p>0.00507994041708044</text:p>
              </table:table-cell>
              <table:table-cell office:value-type="float" office:value="3.98107170553497">
                <text:p>3.98107170553497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float" office:value="0.00781529294935452">
                <text:p>0.00781529294935452</text:p>
              </table:table-cell>
              <table:table-cell office:value-type="float" office:value="5.01187233627272">
                <text:p>5.0118723362727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float" office:value="0.0129733862959285">
                <text:p>0.0129733862959285</text:p>
              </table:table-cell>
              <table:table-cell office:value-type="float" office:value="6.30957344480193">
                <text:p>6.30957344480193</text:p>
              </table:table-cell>
              <table:table-cell office:value-type="float" office:value="6.52244865089365">
                <text:p>6.52244865089365</text:p>
              </table:table-cell>
            </table:table-row>
            <table:table-row>
              <table:table-cell office:value-type="float" office:value="0.0202416087388282">
                <text:p>0.0202416087388282</text:p>
              </table:table-cell>
              <table:table-cell office:value-type="float" office:value="7.94328234724282">
                <text:p>7.94328234724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float" office:value="0.0303233366434955">
                <text:p>0.030323336643495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0.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613cm" svg:height="14.407cm" xlink:href=".." xlink:type="simple" chart:class="chart:line" chart:style-name="ch1">
        <chart:legend chart:legend-position="end" svg:x="16.702cm" svg:y="6.655cm" style:legend-expansion="high" chart:style-name="ch2"/>
        <chart:plot-area chart:style-name="ch3" table:cell-range-address="Calibration.C95:Calibration.C105 Calibration.H93:Calibration.H93 Calibration.H95:Calibration.H105" chart:data-source-has-labels="both" svg:x="0.512cm" svg:y="0.288cm" svg:width="15.678cm" svg:height="13.831cm">
          <chartooo:coordinate-region svg:x="2.047cm" svg:y="0.288cm" svg:width="13.226cm" svg:height="11.115cm"/>
          <chart:axis chart:dimension="x" chart:name="primary-x" chart:style-name="ch4" chartooo:axis-type="auto">
            <chartooo:date-scale/>
            <chart:categories table:cell-range-address="Calibration.C95:Calibration.C10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ibration.H95:Calibration.H105" chart:label-cell-address="Calibration.H93:Calibration.H93" chart:class="chart:line">
            <chart:regression-curve chart:style-name="ch8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terpolation puissance sur 2 points</text:p>
                <draw:g>
                  <svg:desc>Calibration.H93:Calibration.H93</svg:desc>
                </draw:g>
              </table:table-cell>
            </table:table-row>
          </table:table-header-rows>
          <table:table-rows>
            <table:table-row>
              <table:table-cell office:value-type="float" office:value="0.000312611717974181">
                <text:p>0.000312611717974181</text:p>
                <draw:g>
                  <svg:desc>Calibration.C95:Calibration.C105</svg:desc>
                </draw:g>
              </table:table-cell>
              <table:table-cell office:value-type="float" office:value="1">
                <text:p>1</text:p>
                <draw:g>
                  <svg:desc>Calibration.H95:Calibration.H105</svg:desc>
                </draw:g>
              </table:table-cell>
            </table:table-row>
            <table:table-row>
              <table:table-cell office:value-type="float" office:value="0.000564264150943396">
                <text:p>0.000564264150943396</text:p>
              </table:table-cell>
              <table:table-cell office:value-type="float" office:value="1.34614684495529">
                <text:p>1.34614684495529</text:p>
              </table:table-cell>
            </table:table-row>
            <table:table-row>
              <table:table-cell office:value-type="float" office:value="0.000789344587884806">
                <text:p>0.000789344587884806</text:p>
              </table:table-cell>
              <table:table-cell office:value-type="float" office:value="1.59393223514127">
                <text:p>1.59393223514127</text:p>
              </table:table-cell>
            </table:table-row>
            <table:table-row>
              <table:table-cell office:value-type="float" office:value="0.00125044687189672">
                <text:p>0.00125044687189672</text:p>
              </table:table-cell>
              <table:table-cell office:value-type="float" office:value="2.00925151664675">
                <text:p>2.00925151664675</text:p>
              </table:table-cell>
            </table:table-row>
            <table:table-row>
              <table:table-cell office:value-type="float" office:value="0.0019069314796425">
                <text:p>0.0019069314796425</text:p>
              </table:table-cell>
              <table:table-cell office:value-type="float" office:value="2.48473082415402">
                <text:p>2.48473082415402</text:p>
              </table:table-cell>
            </table:table-row>
            <table:table-row>
              <table:table-cell office:value-type="float" office:value="0.00413428997020854">
                <text:p>0.00413428997020854</text:p>
              </table:table-cell>
              <table:table-cell office:value-type="float" office:value="3.66801465698354">
                <text:p>3.66801465698354</text:p>
              </table:table-cell>
            </table:table-row>
            <table:table-row>
              <table:table-cell office:value-type="float" office:value="0.00507994041708044">
                <text:p>0.00507994041708044</text:p>
              </table:table-cell>
              <table:table-cell office:value-type="float" office:value="4.0687191872303">
                <text:p>4.0687191872303</text:p>
              </table:table-cell>
            </table:table-row>
            <table:table-row>
              <table:table-cell office:value-type="float" office:value="0.00781529294935452">
                <text:p>0.00781529294935452</text:p>
              </table:table-cell>
              <table:table-cell office:value-type="float" office:value="5.053867668464">
                <text:p>5.053867668464</text:p>
              </table:table-cell>
            </table:table-row>
            <table:table-row>
              <table:table-cell office:value-type="float" office:value="0.0129733862959285">
                <text:p>0.0129733862959285</text:p>
              </table:table-cell>
              <table:table-cell office:value-type="float" office:value="6.52244865089365">
                <text:p>6.52244865089365</text:p>
              </table:table-cell>
            </table:table-row>
            <table:table-row>
              <table:table-cell office:value-type="float" office:value="0.0202416087388282">
                <text:p>0.0202416087388282</text:p>
              </table:table-cell>
              <table:table-cell office:value-type="float" office:value="8.15923906947708">
                <text:p>8.15923906947708</text:p>
              </table:table-cell>
            </table:table-row>
            <table:table-row>
              <table:table-cell office:value-type="float" office:value="0.0303233366434955">
                <text:p>0.0303233366434955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